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0228in"/>
    </style:style>
    <style:style style:name="ro1" style:family="table-row">
      <style:table-row-properties style:row-height="0.7063in" fo:break-before="auto" style:use-optimal-row-height="false"/>
    </style:style>
    <style:style style:name="ro2" style:family="table-row">
      <style:table-row-properties style:row-height="0.7354in" fo:break-before="auto" style:use-optimal-row-height="false"/>
    </style:style>
    <style:style style:name="ro3" style:family="table-row">
      <style:table-row-properties style:row-height="0.5366in" fo:break-before="auto" style:use-optimal-row-height="false"/>
    </style:style>
    <style:style style:name="ro4" style:family="table-row">
      <style:table-row-properties style:row-height="0.6425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  <style:map style:condition="cell-content()&gt;=[$'LIDAR TTC'.$C$29]" style:apply-style-name="Bad" style:base-cell-address="'LIDAR TTC'.C4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style:font-size-asian="12pt" style:font-size-complex="12pt"/>
      <style:map style:condition="cell-content()&gt;=[$'LIDAR TTC'.$C$29]" style:apply-style-name="Bad" style:base-cell-address="'LIDAR TTC'.C4"/>
    </style:style>
    <style:style style:name="ce10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="0.06pt solid #000000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19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21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  <style:map style:condition="cell-content()=&quot;nan&quot;" style:apply-style-name="Error" style:base-cell-address="'Camera TTC'.C1"/>
      <style:map style:condition="cell-content()=&quot;-inf&quot;" style:apply-style-name="Error" style:base-cell-address="'Camera TTC'.C1"/>
    </style:style>
    <style:style style:name="ce44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DAR TTC" table:style-name="ta1">
        <office:forms form:automatic-focus="false" form:apply-design-mode="false"/>
        <table:shapes>
          <draw:frame draw:z-index="0" draw:style-name="gr1" draw:text-style-name="P1" svg:width="9.1579in" svg:height="5.426in" svg:x="9.9594in" svg:y="0.8177in">
            <draw:object draw:notify-on-update-of-ranges="'LIDAR TTC'.C2:'LIDAR TTC'.C2 'LIDAR TTC'.C4:'LIDAR TTC'.C21 'LIDAR TTC'.D2:'LIDAR TTC'.D2 'LIDAR TTC'.D4:'LIDAR TTC'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4"/>
        <table:table-column table:style-name="co2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Frame rate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mage index</text:p>
          </table:table-cell>
          <table:table-cell table:style-name="ce2" office:value-type="string" calcext:value-type="string">
            <text:p>X-Min (in m)</text:p>
          </table:table-cell>
          <table:table-cell table:style-name="ce6" office:value-type="string" calcext:value-type="string">
            <text:p>Lidar TTC (in s)</text:p>
          </table:table-cell>
          <table:table-cell table:style-name="ce2" office:value-type="string" calcext:value-type="string">
            <text:p>Relative Velocity (in Kmph)</text:p>
          </table:table-cell>
          <table:table-cell table:style-name="ce2" office:value-type="string" calcext:value-type="string">
            <text:p>Acceleration interpretation between frame in multiples of ‘g’</text:p>
          </table:table-cell>
          <table:table-cell table:number-columns-repeated="1019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7.974" calcext:value-type="float">
            <text:p>7.974</text:p>
          </table:table-cell>
          <table:table-cell table:style-name="ce7"/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7.913" calcext:value-type="float">
            <text:p>7.913</text:p>
          </table:table-cell>
          <table:table-cell table:style-name="ce8" table:formula="of:=[.B4]/(ABS([.B4]-[.B3])*[.$B$1])" office:value-type="float" office:value="12.972131147541" calcext:value-type="float">
            <text:p>12.972131147541</text:p>
          </table:table-cell>
          <table:table-cell table:style-name="ce3" table:formula="of:=([.B4]-[.B3])*[.$B$1] * 3.6" office:value-type="float" office:value="-2.196" calcext:value-type="float">
            <text:p>-2.196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7.849" calcext:value-type="float">
            <text:p>7.849</text:p>
          </table:table-cell>
          <table:table-cell table:style-name="ce8" table:formula="of:=[.B5]/(ABS([.B5]-[.B4])*[.$B$1])" office:value-type="float" office:value="12.2640625" calcext:value-type="float">
            <text:p>12.2640625</text:p>
          </table:table-cell>
          <table:table-cell table:style-name="ce3" table:formula="of:=([.B5]-[.B4])*[.$B$1] * 3.6" office:value-type="float" office:value="-2.304" calcext:value-type="float">
            <text:p>-2.304</text:p>
          </table:table-cell>
          <table:table-cell table:style-name="ce11" table:formula="of:=ROUND(([.D5]-[.D4])/(3.6 * 9.81); 3)" office:value-type="float" office:value="-0.003" calcext:value-type="float">
            <text:p>-0.003</text:p>
          </table:table-cell>
          <table:table-cell table:number-columns-repeated="101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7.793" calcext:value-type="float">
            <text:p>7.793</text:p>
          </table:table-cell>
          <table:table-cell table:style-name="ce8" table:formula="of:=[.B6]/(ABS([.B6]-[.B5])*[.$B$1])" office:value-type="float" office:value="13.9160714285714" calcext:value-type="float">
            <text:p>13.9160714285714</text:p>
          </table:table-cell>
          <table:table-cell table:style-name="ce3" table:formula="of:=([.B6]-[.B5])*[.$B$1] * 3.6" office:value-type="float" office:value="-2.016" calcext:value-type="float">
            <text:p>-2.016</text:p>
          </table:table-cell>
          <table:table-cell table:style-name="ce11" table:formula="of:=ROUND(([.D6]-[.D5])/(3.6 * 9.81); 3)" office:value-type="float" office:value="0.008" calcext:value-type="float">
            <text:p>0.008</text:p>
          </table:table-cell>
          <table:table-cell table:number-columns-repeated="101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7.685" calcext:value-type="float">
            <text:p>7.685</text:p>
          </table:table-cell>
          <table:table-cell table:style-name="ce8" table:formula="of:=[.B7]/(ABS([.B7]-[.B6])*[.$B$1])" office:value-type="float" office:value="7.11574074074071" calcext:value-type="float">
            <text:p>7.11574074074071</text:p>
          </table:table-cell>
          <table:table-cell table:style-name="ce3" table:formula="of:=([.B7]-[.B6])*[.$B$1] * 3.6" office:value-type="float" office:value="-3.88800000000002" calcext:value-type="float">
            <text:p>-3.88800000000002</text:p>
          </table:table-cell>
          <table:table-cell table:style-name="ce11" table:formula="of:=ROUND(([.D7]-[.D6])/(3.6 * 9.81); 3)" office:value-type="float" office:value="-0.053" calcext:value-type="float">
            <text:p>-0.053</text:p>
          </table:table-cell>
          <table:table-cell table:number-columns-repeated="101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7.638" calcext:value-type="float">
            <text:p>7.638</text:p>
          </table:table-cell>
          <table:table-cell table:style-name="ce8" table:formula="of:=[.B8]/(ABS([.B8]-[.B7])*[.$B$1])" office:value-type="float" office:value="16.2510638297873" calcext:value-type="float">
            <text:p>16.2510638297873</text:p>
          </table:table-cell>
          <table:table-cell table:style-name="ce3" table:formula="of:=([.B8]-[.B7])*[.$B$1] * 3.6" office:value-type="float" office:value="-1.69199999999999" calcext:value-type="float">
            <text:p>-1.69199999999999</text:p>
          </table:table-cell>
          <table:table-cell table:style-name="ce11" table:formula="of:=ROUND(([.D8]-[.D7])/(3.6 * 9.81); 3)" office:value-type="float" office:value="0.062" calcext:value-type="float">
            <text:p>0.062</text:p>
          </table:table-cell>
          <table:table-cell table:number-columns-repeated="101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7.577" calcext:value-type="float">
            <text:p>7.577</text:p>
          </table:table-cell>
          <table:table-cell table:style-name="ce8" table:formula="of:=[.B9]/(ABS([.B9]-[.B8])*[.$B$1])" office:value-type="float" office:value="12.4213114754098" calcext:value-type="float">
            <text:p>12.4213114754098</text:p>
          </table:table-cell>
          <table:table-cell table:style-name="ce3" table:formula="of:=([.B9]-[.B8])*[.$B$1] * 3.6" office:value-type="float" office:value="-2.196" calcext:value-type="float">
            <text:p>-2.196</text:p>
          </table:table-cell>
          <table:table-cell table:style-name="ce11" table:formula="of:=ROUND(([.D9]-[.D8])/(3.6 * 9.81); 3)" office:value-type="float" office:value="-0.014" calcext:value-type="float">
            <text:p>-0.014</text:p>
          </table:table-cell>
          <table:table-cell table:number-columns-repeated="101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7.555" calcext:value-type="float">
            <text:p>7.555</text:p>
          </table:table-cell>
          <table:table-cell table:style-name="ce9" table:formula="of:=[.B10]/(ABS([.B10]-[.B9])*[.$B$1])" office:value-type="float" office:value="34.3409090909087" calcext:value-type="float">
            <text:p>34.3409090909087</text:p>
          </table:table-cell>
          <table:table-cell table:style-name="ce3" table:formula="of:=([.B10]-[.B9])*[.$B$1] * 3.6" office:value-type="float" office:value="-0.792000000000009" calcext:value-type="float">
            <text:p>-0.792000000000009</text:p>
          </table:table-cell>
          <table:table-cell table:style-name="ce11" table:formula="of:=ROUND(([.D10]-[.D9])/(3.6 * 9.81); 3)" office:value-type="float" office:value="0.04" calcext:value-type="float">
            <text:p>0.04</text:p>
          </table:table-cell>
          <table:table-cell table:number-columns-repeated="101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7.475" calcext:value-type="float">
            <text:p>7.475</text:p>
          </table:table-cell>
          <table:table-cell table:style-name="ce8" table:formula="of:=[.B11]/(ABS([.B11]-[.B10])*[.$B$1])" office:value-type="float" office:value="9.34374999999999" calcext:value-type="float">
            <text:p>9.34374999999999</text:p>
          </table:table-cell>
          <table:table-cell table:style-name="ce3" table:formula="of:=([.B11]-[.B10])*[.$B$1] * 3.6" office:value-type="float" office:value="-2.88" calcext:value-type="float">
            <text:p>-2.88</text:p>
          </table:table-cell>
          <table:table-cell table:style-name="ce11" table:formula="of:=ROUND(([.D11]-[.D10])/(3.6 * 9.81); 3)" office:value-type="float" office:value="-0.059" calcext:value-type="float">
            <text:p>-0.059</text:p>
          </table:table-cell>
          <table:table-cell table:number-columns-repeated="101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7.434" calcext:value-type="float">
            <text:p>7.434</text:p>
          </table:table-cell>
          <table:table-cell table:style-name="ce8" table:formula="of:=[.B12]/(ABS([.B12]-[.B11])*[.$B$1])" office:value-type="float" office:value="18.1317073170734" calcext:value-type="float">
            <text:p>18.1317073170734</text:p>
          </table:table-cell>
          <table:table-cell table:style-name="ce3" table:formula="of:=([.B12]-[.B11])*[.$B$1] * 3.6" office:value-type="float" office:value="-1.47599999999998" calcext:value-type="float">
            <text:p>-1.47599999999998</text:p>
          </table:table-cell>
          <table:table-cell table:style-name="ce11" table:formula="of:=ROUND(([.D12]-[.D11])/(3.6 * 9.81); 3)" office:value-type="float" office:value="0.04" calcext:value-type="float">
            <text:p>0.04</text:p>
          </table:table-cell>
          <table:table-cell table:number-columns-repeated="101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393" calcext:value-type="float">
            <text:p>7.393</text:p>
          </table:table-cell>
          <table:table-cell table:style-name="ce8" table:formula="of:=[.B13]/(ABS([.B13]-[.B12])*[.$B$1])" office:value-type="float" office:value="18.031707317073" calcext:value-type="float">
            <text:p>18.031707317073</text:p>
          </table:table-cell>
          <table:table-cell table:style-name="ce3" table:formula="of:=([.B13]-[.B12])*[.$B$1] * 3.6" office:value-type="float" office:value="-1.47600000000001" calcext:value-type="float">
            <text:p>-1.47600000000001</text:p>
          </table:table-cell>
          <table:table-cell table:style-name="ce11" table:formula="of:=ROUND(([.D13]-[.D12])/(3.6 * 9.81); 3)" office:value-type="float" office:value="-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205" calcext:value-type="float">
            <text:p>7.205</text:p>
          </table:table-cell>
          <table:table-cell table:style-name="ce8" table:formula="of:=[.B14]/(ABS([.B14]-[.B13])*[.$B$1])" office:value-type="float" office:value="3.83244680851064" calcext:value-type="float">
            <text:p>3.83244680851064</text:p>
          </table:table-cell>
          <table:table-cell table:style-name="ce10" table:formula="of:=([.B14]-[.B13])*[.$B$1] * 3.6" office:value-type="float" office:value="-6.76799999999999" calcext:value-type="float">
            <text:p>-6.76799999999999</text:p>
          </table:table-cell>
          <table:table-cell table:style-name="ce11" table:formula="of:=ROUND(([.D14]-[.D13])/(3.6 * 9.81); 3)" office:value-type="float" office:value="-0.15" calcext:value-type="float">
            <text:p>-0.15</text:p>
          </table:table-cell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272" calcext:value-type="float">
            <text:p>7.272</text:p>
          </table:table-cell>
          <table:table-cell table:style-name="ce8" table:formula="of:=[.B15]/(ABS([.B15]-[.B14])*[.$B$1])" office:value-type="float" office:value="10.8537313432836" calcext:value-type="float">
            <text:p>10.8537313432836</text:p>
          </table:table-cell>
          <table:table-cell table:style-name="ce3" table:formula="of:=([.B15]-[.B14])*[.$B$1] * 3.6" office:value-type="float" office:value="2.41200000000001" calcext:value-type="float">
            <text:p>2.41200000000001</text:p>
          </table:table-cell>
          <table:table-cell table:style-name="ce11" table:formula="of:=ROUND(([.D15]-[.D14])/(3.6 * 9.81); 3)" office:value-type="float" office:value="0.26" calcext:value-type="float">
            <text:p>0.26</text:p>
          </table:table-cell>
          <table:table-cell table:number-columns-repeated="101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7.194" calcext:value-type="float">
            <text:p>7.194</text:p>
          </table:table-cell>
          <table:table-cell table:style-name="ce8" table:formula="of:=[.B16]/(ABS([.B16]-[.B15])*[.$B$1])" office:value-type="float" office:value="9.22307692307689" calcext:value-type="float">
            <text:p>9.22307692307689</text:p>
          </table:table-cell>
          <table:table-cell table:style-name="ce3" table:formula="of:=([.B16]-[.B15])*[.$B$1] * 3.6" office:value-type="float" office:value="-2.80800000000001" calcext:value-type="float">
            <text:p>-2.80800000000001</text:p>
          </table:table-cell>
          <table:table-cell table:style-name="ce11" table:formula="of:=ROUND(([.D16]-[.D15])/(3.6 * 9.81); 3)" office:value-type="float" office:value="-0.148" calcext:value-type="float">
            <text:p>-0.148</text:p>
          </table:table-cell>
          <table:table-cell table:number-columns-repeated="101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7.129" calcext:value-type="float">
            <text:p>7.129</text:p>
          </table:table-cell>
          <table:table-cell table:style-name="ce8" table:formula="of:=[.B17]/(ABS([.B17]-[.B16])*[.$B$1])" office:value-type="float" office:value="10.9676923076922" calcext:value-type="float">
            <text:p>10.9676923076922</text:p>
          </table:table-cell>
          <table:table-cell table:style-name="ce3" table:formula="of:=([.B17]-[.B16])*[.$B$1] * 3.6" office:value-type="float" office:value="-2.34000000000001" calcext:value-type="float">
            <text:p>-2.34000000000001</text:p>
          </table:table-cell>
          <table:table-cell table:style-name="ce11" table:formula="of:=ROUND(([.D17]-[.D16])/(3.6 * 9.81); 3)" office:value-type="float" office:value="0.013" calcext:value-type="float">
            <text:p>0.013</text:p>
          </table:table-cell>
          <table:table-cell table:number-columns-repeated="1019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.042" calcext:value-type="float">
            <text:p>7.042</text:p>
          </table:table-cell>
          <table:table-cell table:style-name="ce8" table:formula="of:=[.B18]/(ABS([.B18]-[.B17])*[.$B$1])" office:value-type="float" office:value="8.09425287356324" calcext:value-type="float">
            <text:p>8.09425287356324</text:p>
          </table:table-cell>
          <table:table-cell table:style-name="ce3" table:formula="of:=([.B18]-[.B17])*[.$B$1] * 3.6" office:value-type="float" office:value="-3.13199999999999" calcext:value-type="float">
            <text:p>-3.13199999999999</text:p>
          </table:table-cell>
          <table:table-cell table:style-name="ce11" table:formula="of:=ROUND(([.D18]-[.D17])/(3.6 * 9.81); 3)" office:value-type="float" office:value="-0.022" calcext:value-type="float">
            <text:p>-0.022</text:p>
          </table:table-cell>
          <table:table-cell table:number-columns-repeated="101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6.827" calcext:value-type="float">
            <text:p>6.827</text:p>
          </table:table-cell>
          <table:table-cell table:style-name="ce8" table:formula="of:=[.B19]/(ABS([.B19]-[.B18])*[.$B$1])" office:value-type="float" office:value="3.1753488372093" calcext:value-type="float">
            <text:p>3.1753488372093</text:p>
          </table:table-cell>
          <table:table-cell table:style-name="ce3" table:formula="of:=([.B19]-[.B18])*[.$B$1] * 3.6" office:value-type="float" office:value="-7.74" calcext:value-type="float">
            <text:p>-7.74</text:p>
          </table:table-cell>
          <table:table-cell table:style-name="ce11" table:formula="of:=ROUND(([.D19]-[.D18])/(3.6 * 9.81); 3)" office:value-type="float" office:value="-0.13" calcext:value-type="float">
            <text:p>-0.13</text:p>
          </table:table-cell>
          <table:table-cell table:number-columns-repeated="1019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6.896" calcext:value-type="float">
            <text:p>6.896</text:p>
          </table:table-cell>
          <table:table-cell table:style-name="ce8" table:formula="of:=[.B20]/(ABS([.B20]-[.B19])*[.$B$1])" office:value-type="float" office:value="9.99420289855073" calcext:value-type="float">
            <text:p>9.99420289855073</text:p>
          </table:table-cell>
          <table:table-cell table:style-name="ce3" table:formula="of:=([.B20]-[.B19])*[.$B$1] * 3.6" office:value-type="float" office:value="2.484" calcext:value-type="float">
            <text:p>2.484</text:p>
          </table:table-cell>
          <table:table-cell table:style-name="ce11" table:formula="of:=ROUND(([.D20]-[.D19])/(3.6 * 9.81); 3)" office:value-type="float" office:value="0.29" calcext:value-type="float">
            <text:p>0.29</text:p>
          </table:table-cell>
          <table:table-cell table:number-columns-repeated="1019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6.814" calcext:value-type="float">
            <text:p>6.814</text:p>
          </table:table-cell>
          <table:table-cell table:style-name="ce8" table:formula="of:=[.B21]/(ABS([.B21]-[.B20])*[.$B$1])" office:value-type="float" office:value="8.30975609756099" calcext:value-type="float">
            <text:p>8.30975609756099</text:p>
          </table:table-cell>
          <table:table-cell table:style-name="ce3" table:formula="of:=([.B21]-[.B20])*[.$B$1] * 3.6" office:value-type="float" office:value="-2.95199999999999" calcext:value-type="float">
            <text:p>-2.95199999999999</text:p>
          </table:table-cell>
          <table:table-cell table:style-name="ce11" table:formula="of:=ROUND(([.D21]-[.D20])/(3.6 * 9.81); 3)" office:value-type="float" office:value="-0.154" calcext:value-type="float">
            <text:p>-0.1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Average</text:p>
          </table:table-cell>
          <table:table-cell table:style-name="ce7" table:formula="of:=AVERAGE([.C4:.C21])" office:value-type="float" office:value="12.1799423853641" calcext:value-type="float">
            <text:p>12.1799423853641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Median</text:p>
          </table:table-cell>
          <table:table-cell table:style-name="ce7" table:formula="of:=MEDIAN([.C4:.C21])" office:value-type="float" office:value="10.9107118254879" calcext:value-type="float">
            <text:p>10.9107118254879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Q1</text:p>
          </table:table-cell>
          <table:table-cell table:style-name="ce7" table:formula="of:=QUARTILE([.C4:.C21]; 1)" office:value-type="float" office:value="8.53808630393996" calcext:value-type="float">
            <text:p>8.53808630393996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Q3</text:p>
          </table:table-cell>
          <table:table-cell table:style-name="ce7" table:formula="of:=QUARTILE([.C4:.C21];3)" office:value-type="float" office:value="13.6800863583138" calcext:value-type="float">
            <text:p>13.6800863583138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IQR</text:p>
          </table:table-cell>
          <table:table-cell table:style-name="ce7" table:formula="of:=[.C26]-[.C25]" office:value-type="float" office:value="5.14200005437385" calcext:value-type="float">
            <text:p>5.14200005437385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Lower outlier TTC = Q1 – 1.5 x IQR</text:p>
          </table:table-cell>
          <table:table-cell table:style-name="ce7" table:formula="of:=[.C25]-1.5*[.C27]" office:value-type="float" office:value="0.825086222379194" calcext:value-type="float">
            <text:p>0.825086222379194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Upper outlier TTC = Q3 + 1.5 x IQR</text:p>
          </table:table-cell>
          <table:table-cell table:style-name="ce7" table:formula="of:=[.C26]+1.5*[.C27]" office:value-type="float" office:value="21.3930864398746" calcext:value-type="float">
            <text:p>21.3930864398746</text:p>
          </table:table-cell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LIDAR TTC'.E5:'LIDAR TTC'.E21">
            <calcext:color-scale>
              <calcext:color-scale-entry calcext:value="0" calcext:type="minimum" calcext:color="#666666"/>
              <calcext:color-scale-entry calcext:value="50" calcext:type="percentile" calcext:color="#cccccc"/>
              <calcext:color-scale-entry calcext:value="0" calcext:type="maximum" calcext:color="#ff0000"/>
            </calcext:color-scale>
          </calcext:conditional-format>
          <calcext:conditional-format calcext:target-range-address="'LIDAR TTC'.C4:'LIDAR TTC'.C21">
            <calcext:condition calcext:apply-style-name="Bad" calcext:value="&gt;=[$'LIDAR TTC'.$C$29]" calcext:base-cell-address="'LIDAR TTC'.C4"/>
          </calcext:conditional-format>
        </calcext:conditional-formats>
      </table:table>
      <table:table table:name="Camera TTC" table:style-name="ta1">
        <office:forms form:automatic-focus="false" form:apply-design-mode="false"/>
        <table:shapes>
          <draw:frame draw:z-index="0" draw:style-name="gr1" draw:text-style-name="P1" svg:width="8.9567in" svg:height="5.0339in" svg:x="25.4858in" svg:y="0.6555in">
            <draw:object draw:notify-on-update-of-ranges="'Camera TTC'.B3:'Camera TTC'.B3 'Camera TTC'.C3:'Camera TTC'.U3 'Camera TTC'.B4:'Camera TTC'.B4 'Camera TTC'.C4:'Camera TTC'.U4 'Camera TTC'.B5:'Camera TTC'.B5 'Camera TTC'.C5:'Camera TTC'.U5 'Camera TTC'.B6:'Camera TTC'.B6 'Camera TTC'.C6:'Camera TTC'.U6 'Camera TTC'.B8:'Camera TTC'.B8 'Camera TTC'.C8:'Camera TTC'.U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4681in" svg:height="4.3783in" svg:x="25.513in" svg:y="19.9657in">
            <draw:object draw:notify-on-update-of-ranges="'Camera TTC'.B33:'Camera TTC'.B33 'Camera TTC'.C33:'Camera TTC'.U33 'Camera TTC'.B34:'Camera TTC'.B34 'Camera TTC'.C34:'Camera TTC'.U34 'Camera TTC'.B35:'Camera TTC'.B35 'Camera TTC'.C35:'Camera TTC'.U35 'Camera TTC'.B36:'Camera TTC'.B36 'Camera TTC'.C36:'Camera TTC'.U36 'Camera TTC'.B38:'Camera TTC'.B38 'Camera TTC'.C38:'Camera TTC'.U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.6161in" svg:height="4.326in" svg:x="25.5394in" svg:y="32.7866in">
            <draw:object draw:notify-on-update-of-ranges="'Camera TTC'.B53:'Camera TTC'.B53 'Camera TTC'.C53:'Camera TTC'.U53 'Camera TTC'.B54:'Camera TTC'.B54 'Camera TTC'.C54:'Camera TTC'.U54 'Camera TTC'.B56:'Camera TTC'.B56 'Camera TTC'.C56:'Camera TTC'.U56 'Camera TTC'.B58:'Camera TTC'.B58 'Camera TTC'.C58:'Camera TTC'.U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7.4413in" svg:height="4.3524in" svg:x="25.4854in" svg:y="39.1965in">
            <draw:object draw:notify-on-update-of-ranges="'Camera TTC'.B63:'Camera TTC'.B63 'Camera TTC'.C63:'Camera TTC'.U63 'Camera TTC'.B64:'Camera TTC'.B64 'Camera TTC'.C64:'Camera TTC'.U64 'Camera TTC'.B66:'Camera TTC'.B66 'Camera TTC'.C66:'Camera TTC'.U66 'Camera TTC'.B68:'Camera TTC'.B68 'Camera TTC'.C68:'Camera TTC'.U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2" table:default-cell-style-name="ce4"/>
        <table:table-column table:style-name="co4" table:number-columns-repeated="21" table:default-cell-style-name="ce4"/>
        <table:table-column table:style-name="co3" table:number-columns-repeated="1001" table:default-cell-style-name="ce4"/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2" office:value-type="string" calcext:value-type="string" table:number-columns-spanned="19" table:number-rows-spanned="1">
            <text:p>Camera TTC (in seconds)</text:p>
          </table:table-cell>
          <table:covered-table-cell table:number-columns-repeated="18" table:style-name="ce20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Good Features to Track (Shitomasi)</text:p>
          </table:table-cell>
          <table:table-cell table:style-name="ce3" office:value-type="string" calcext:value-type="string">
            <text:p>BRISK</text:p>
          </table:table-cell>
          <table:table-cell table:style-name="ce16"/>
          <table:table-cell table:style-name="ce37" office:value-type="float" office:value="12.8228" calcext:value-type="float">
            <text:p>12.8228</text:p>
          </table:table-cell>
          <table:table-cell table:style-name="ce37" office:value-type="float" office:value="12.6968" calcext:value-type="float">
            <text:p>12.6968</text:p>
          </table:table-cell>
          <table:table-cell table:style-name="ce37" office:value-type="float" office:value="14.4793" calcext:value-type="float">
            <text:p>14.4793</text:p>
          </table:table-cell>
          <table:table-cell table:style-name="ce37" office:value-type="float" office:value="12.7779" calcext:value-type="float">
            <text:p>12.7779</text:p>
          </table:table-cell>
          <table:table-cell table:style-name="ce37" office:value-type="float" office:value="12.3735" calcext:value-type="float">
            <text:p>12.3735</text:p>
          </table:table-cell>
          <table:table-cell table:style-name="ce37" office:value-type="float" office:value="14.0207" calcext:value-type="float">
            <text:p>14.0207</text:p>
          </table:table-cell>
          <table:table-cell table:style-name="ce37" office:value-type="float" office:value="12.7924" calcext:value-type="float">
            <text:p>12.7924</text:p>
          </table:table-cell>
          <table:table-cell table:style-name="ce37" office:value-type="float" office:value="13.2285" calcext:value-type="float">
            <text:p>13.2285</text:p>
          </table:table-cell>
          <table:table-cell table:style-name="ce37" office:value-type="float" office:value="11.7376" calcext:value-type="float">
            <text:p>11.7376</text:p>
          </table:table-cell>
          <table:table-cell table:style-name="ce37" office:value-type="float" office:value="12.0439" calcext:value-type="float">
            <text:p>12.0439</text:p>
          </table:table-cell>
          <table:table-cell table:style-name="ce37" office:value-type="float" office:value="10.9042" calcext:value-type="float">
            <text:p>10.9042</text:p>
          </table:table-cell>
          <table:table-cell table:style-name="ce37" office:value-type="float" office:value="11.8481" calcext:value-type="float">
            <text:p>11.8481</text:p>
          </table:table-cell>
          <table:table-cell table:style-name="ce37" office:value-type="float" office:value="13.0323" calcext:value-type="float">
            <text:p>13.0323</text:p>
          </table:table-cell>
          <table:table-cell table:style-name="ce37" office:value-type="float" office:value="11.8438" calcext:value-type="float">
            <text:p>11.8438</text:p>
          </table:table-cell>
          <table:table-cell table:style-name="ce37" office:value-type="float" office:value="9.94433" calcext:value-type="float">
            <text:p>9.94433</text:p>
          </table:table-cell>
          <table:table-cell table:style-name="ce37" office:value-type="float" office:value="10.6857" calcext:value-type="float">
            <text:p>10.6857</text:p>
          </table:table-cell>
          <table:table-cell table:style-name="ce37" office:value-type="float" office:value="11.3134" calcext:value-type="float">
            <text:p>11.3134</text:p>
          </table:table-cell>
          <table:table-cell table:style-name="ce37" office:value-type="float" office:value="10.6426" calcext:value-type="float">
            <text:p>10.6426</text:p>
          </table:table-cell>
          <table:table-cell table:style-name="ce3" table:formula="of:=AVERAGE([.D3:.U3])" office:value-type="float" office:value="12.1771016666667" calcext:value-type="float">
            <text:p>12.1771016666667</text:p>
          </table:table-cell>
          <table:table-cell table:style-name="ce3" table:formula="of:=STDEV([.D3:.U3])" office:value-type="float" office:value="1.19709574124088" calcext:value-type="float">
            <text:p>1.19709574124088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BRIEF</text:p>
          </table:table-cell>
          <table:table-cell table:style-name="ce37"/>
          <table:table-cell table:style-name="ce37" office:value-type="float" office:value="13.8654" calcext:value-type="float">
            <text:p>13.8654</text:p>
          </table:table-cell>
          <table:table-cell table:style-name="ce37" office:value-type="float" office:value="13.1487" calcext:value-type="float">
            <text:p>13.1487</text:p>
          </table:table-cell>
          <table:table-cell table:style-name="ce37" office:value-type="float" office:value="11.6891" calcext:value-type="float">
            <text:p>11.6891</text:p>
          </table:table-cell>
          <table:table-cell table:style-name="ce37" office:value-type="float" office:value="11.5109" calcext:value-type="float">
            <text:p>11.5109</text:p>
          </table:table-cell>
          <table:table-cell table:style-name="ce37" office:value-type="float" office:value="12.8561" calcext:value-type="float">
            <text:p>12.8561</text:p>
          </table:table-cell>
          <table:table-cell table:style-name="ce37" office:value-type="float" office:value="13.7533" calcext:value-type="float">
            <text:p>13.7533</text:p>
          </table:table-cell>
          <table:table-cell table:style-name="ce37" office:value-type="float" office:value="12.8826" calcext:value-type="float">
            <text:p>12.8826</text:p>
          </table:table-cell>
          <table:table-cell table:style-name="ce37" office:value-type="float" office:value="13.2285" calcext:value-type="float">
            <text:p>13.2285</text:p>
          </table:table-cell>
          <table:table-cell table:style-name="ce37" office:value-type="float" office:value="11.7069" calcext:value-type="float">
            <text:p>11.7069</text:p>
          </table:table-cell>
          <table:table-cell table:style-name="ce37" office:value-type="float" office:value="13.9356" calcext:value-type="float">
            <text:p>13.9356</text:p>
          </table:table-cell>
          <table:table-cell table:style-name="ce37" office:value-type="float" office:value="11.3267" calcext:value-type="float">
            <text:p>11.3267</text:p>
          </table:table-cell>
          <table:table-cell table:style-name="ce37" office:value-type="float" office:value="11.3783" calcext:value-type="float">
            <text:p>11.3783</text:p>
          </table:table-cell>
          <table:table-cell table:style-name="ce37" office:value-type="float" office:value="12.269" calcext:value-type="float">
            <text:p>12.269</text:p>
          </table:table-cell>
          <table:table-cell table:style-name="ce37" office:value-type="float" office:value="11.9308" calcext:value-type="float">
            <text:p>11.9308</text:p>
          </table:table-cell>
          <table:table-cell table:style-name="ce37" office:value-type="float" office:value="11.7948" calcext:value-type="float">
            <text:p>11.7948</text:p>
          </table:table-cell>
          <table:table-cell table:style-name="ce37" office:value-type="float" office:value="12.0427" calcext:value-type="float">
            <text:p>12.0427</text:p>
          </table:table-cell>
          <table:table-cell table:style-name="ce37" office:value-type="float" office:value="10.5386" calcext:value-type="float">
            <text:p>10.5386</text:p>
          </table:table-cell>
          <table:table-cell table:style-name="ce37" office:value-type="float" office:value="9.9009" calcext:value-type="float">
            <text:p>9.9009</text:p>
          </table:table-cell>
          <table:table-cell table:style-name="ce3" table:formula="of:=AVERAGE([.D4:.U4])" office:value-type="float" office:value="12.2088277777778" calcext:value-type="float">
            <text:p>12.2088277777778</text:p>
          </table:table-cell>
          <table:table-cell table:style-name="ce3" table:formula="of:=STDEV([.D4:.U4])" office:value-type="float" office:value="1.13190615741015" calcext:value-type="float">
            <text:p>1.13190615741015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ORB</text:p>
          </table:table-cell>
          <table:table-cell table:style-name="ce37"/>
          <table:table-cell table:number-columns-repeated="2" table:style-name="ce37" office:value-type="float" office:value="13.5031" calcext:value-type="float">
            <text:p>13.5031</text:p>
          </table:table-cell>
          <table:table-cell table:style-name="ce37" office:value-type="float" office:value="12.6642" calcext:value-type="float">
            <text:p>12.6642</text:p>
          </table:table-cell>
          <table:table-cell table:style-name="ce37" office:value-type="float" office:value="12.1253" calcext:value-type="float">
            <text:p>12.1253</text:p>
          </table:table-cell>
          <table:table-cell table:style-name="ce37" office:value-type="float" office:value="12.478" calcext:value-type="float">
            <text:p>12.478</text:p>
          </table:table-cell>
          <table:table-cell table:style-name="ce37" office:value-type="float" office:value="13.8952" calcext:value-type="float">
            <text:p>13.8952</text:p>
          </table:table-cell>
          <table:table-cell table:style-name="ce37" office:value-type="float" office:value="11.9741" calcext:value-type="float">
            <text:p>11.9741</text:p>
          </table:table-cell>
          <table:table-cell table:style-name="ce37" office:value-type="float" office:value="13.2481" calcext:value-type="float">
            <text:p>13.2481</text:p>
          </table:table-cell>
          <table:table-cell table:style-name="ce37" office:value-type="float" office:value="11.2826" calcext:value-type="float">
            <text:p>11.2826</text:p>
          </table:table-cell>
          <table:table-cell table:style-name="ce37" office:value-type="float" office:value="13.3448" calcext:value-type="float">
            <text:p>13.3448</text:p>
          </table:table-cell>
          <table:table-cell table:style-name="ce37" office:value-type="float" office:value="11.4066" calcext:value-type="float">
            <text:p>11.4066</text:p>
          </table:table-cell>
          <table:table-cell table:style-name="ce37" office:value-type="float" office:value="11.8703" calcext:value-type="float">
            <text:p>11.8703</text:p>
          </table:table-cell>
          <table:table-cell table:style-name="ce37" office:value-type="float" office:value="12.1119" calcext:value-type="float">
            <text:p>12.1119</text:p>
          </table:table-cell>
          <table:table-cell table:style-name="ce37" office:value-type="float" office:value="12.1726" calcext:value-type="float">
            <text:p>12.1726</text:p>
          </table:table-cell>
          <table:table-cell table:style-name="ce37" office:value-type="float" office:value="10.6921" calcext:value-type="float">
            <text:p>10.6921</text:p>
          </table:table-cell>
          <table:table-cell table:style-name="ce37" office:value-type="float" office:value="12.2258" calcext:value-type="float">
            <text:p>12.2258</text:p>
          </table:table-cell>
          <table:table-cell table:style-name="ce37" office:value-type="float" office:value="11.5605" calcext:value-type="float">
            <text:p>11.5605</text:p>
          </table:table-cell>
          <table:table-cell table:style-name="ce37" office:value-type="float" office:value="10.3858" calcext:value-type="float">
            <text:p>10.3858</text:p>
          </table:table-cell>
          <table:table-cell table:style-name="ce3" table:formula="of:=AVERAGE([.D5:.U5])" office:value-type="float" office:value="12.2468944444444" calcext:value-type="float">
            <text:p>12.2468944444444</text:p>
          </table:table-cell>
          <table:table-cell table:style-name="ce3" table:formula="of:=STDEV([.D5:.U5])" office:value-type="float" office:value="0.986728002614596" calcext:value-type="float">
            <text:p>0.986728002614596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FREAK</text:p>
          </table:table-cell>
          <table:table-cell table:style-name="ce37"/>
          <table:table-cell table:style-name="ce37" office:value-type="float" office:value="13.6546" calcext:value-type="float">
            <text:p>13.6546</text:p>
          </table:table-cell>
          <table:table-cell table:style-name="ce37" office:value-type="float" office:value="13.1487" calcext:value-type="float">
            <text:p>13.1487</text:p>
          </table:table-cell>
          <table:table-cell table:style-name="ce37" office:value-type="float" office:value="11.647" calcext:value-type="float">
            <text:p>11.647</text:p>
          </table:table-cell>
          <table:table-cell table:style-name="ce37" office:value-type="float" office:value="12.9215" calcext:value-type="float">
            <text:p>12.9215</text:p>
          </table:table-cell>
          <table:table-cell table:style-name="ce37" office:value-type="float" office:value="12.6906" calcext:value-type="float">
            <text:p>12.6906</text:p>
          </table:table-cell>
          <table:table-cell table:style-name="ce37" office:value-type="float" office:value="14.2385" calcext:value-type="float">
            <text:p>14.2385</text:p>
          </table:table-cell>
          <table:table-cell table:style-name="ce37" office:value-type="float" office:value="12.8908" calcext:value-type="float">
            <text:p>12.8908</text:p>
          </table:table-cell>
          <table:table-cell table:style-name="ce37" office:value-type="float" office:value="12.8515" calcext:value-type="float">
            <text:p>12.8515</text:p>
          </table:table-cell>
          <table:table-cell table:style-name="ce37" office:value-type="float" office:value="11.6077" calcext:value-type="float">
            <text:p>11.6077</text:p>
          </table:table-cell>
          <table:table-cell table:style-name="ce37" office:value-type="float" office:value="13.2068" calcext:value-type="float">
            <text:p>13.2068</text:p>
          </table:table-cell>
          <table:table-cell table:style-name="ce37" office:value-type="float" office:value="11.328" calcext:value-type="float">
            <text:p>11.328</text:p>
          </table:table-cell>
          <table:table-cell table:style-name="ce37" office:value-type="float" office:value="11.7426" calcext:value-type="float">
            <text:p>11.7426</text:p>
          </table:table-cell>
          <table:table-cell table:style-name="ce37" office:value-type="float" office:value="12.26" calcext:value-type="float">
            <text:p>12.26</text:p>
          </table:table-cell>
          <table:table-cell table:style-name="ce37" office:value-type="float" office:value="11.5161" calcext:value-type="float">
            <text:p>11.5161</text:p>
          </table:table-cell>
          <table:table-cell table:style-name="ce37" office:value-type="float" office:value="10.2624" calcext:value-type="float">
            <text:p>10.2624</text:p>
          </table:table-cell>
          <table:table-cell table:style-name="ce37" office:value-type="float" office:value="11.9712" calcext:value-type="float">
            <text:p>11.9712</text:p>
          </table:table-cell>
          <table:table-cell table:style-name="ce37" office:value-type="float" office:value="11.4487" calcext:value-type="float">
            <text:p>11.4487</text:p>
          </table:table-cell>
          <table:table-cell table:style-name="ce37" office:value-type="float" office:value="9.52513" calcext:value-type="float">
            <text:p>9.52513</text:p>
          </table:table-cell>
          <table:table-cell table:style-name="ce3" table:formula="of:=AVERAGE([.D6:.U6])" office:value-type="float" office:value="12.1617683333333" calcext:value-type="float">
            <text:p>12.1617683333333</text:p>
          </table:table-cell>
          <table:table-cell table:style-name="ce3" table:formula="of:=STDEV([.D6:.U6])" office:value-type="float" office:value="1.17436314708291" calcext:value-type="float">
            <text:p>1.17436314708291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3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SIFT</text:p>
          </table:table-cell>
          <table:table-cell table:style-name="ce37"/>
          <table:table-cell table:style-name="ce37" office:value-type="float" office:value="14.7283" calcext:value-type="float">
            <text:p>14.7283</text:p>
          </table:table-cell>
          <table:table-cell table:style-name="ce37" office:value-type="float" office:value="13.744" calcext:value-type="float">
            <text:p>13.744</text:p>
          </table:table-cell>
          <table:table-cell table:style-name="ce37" office:value-type="float" office:value="11.9317" calcext:value-type="float">
            <text:p>11.9317</text:p>
          </table:table-cell>
          <table:table-cell table:style-name="ce37" office:value-type="float" office:value="13.0192" calcext:value-type="float">
            <text:p>13.0192</text:p>
          </table:table-cell>
          <table:table-cell table:style-name="ce37" office:value-type="float" office:value="12.4972" calcext:value-type="float">
            <text:p>12.4972</text:p>
          </table:table-cell>
          <table:table-cell table:style-name="ce37" office:value-type="float" office:value="13.2533" calcext:value-type="float">
            <text:p>13.2533</text:p>
          </table:table-cell>
          <table:table-cell table:style-name="ce37" office:value-type="float" office:value="13.0331" calcext:value-type="float">
            <text:p>13.0331</text:p>
          </table:table-cell>
          <table:table-cell table:style-name="ce37" office:value-type="float" office:value="12.7542" calcext:value-type="float">
            <text:p>12.7542</text:p>
          </table:table-cell>
          <table:table-cell table:style-name="ce37" office:value-type="float" office:value="11.9899" calcext:value-type="float">
            <text:p>11.9899</text:p>
          </table:table-cell>
          <table:table-cell table:style-name="ce37" office:value-type="float" office:value="13.8326" calcext:value-type="float">
            <text:p>13.8326</text:p>
          </table:table-cell>
          <table:table-cell table:style-name="ce37" office:value-type="float" office:value="11.9258" calcext:value-type="float">
            <text:p>11.9258</text:p>
          </table:table-cell>
          <table:table-cell table:style-name="ce37" office:value-type="float" office:value="11.6302" calcext:value-type="float">
            <text:p>11.6302</text:p>
          </table:table-cell>
          <table:table-cell table:style-name="ce37" office:value-type="float" office:value="11.9134" calcext:value-type="float">
            <text:p>11.9134</text:p>
          </table:table-cell>
          <table:table-cell table:style-name="ce37" office:value-type="float" office:value="11.2932" calcext:value-type="float">
            <text:p>11.2932</text:p>
          </table:table-cell>
          <table:table-cell table:style-name="ce37" office:value-type="float" office:value="12.3011" calcext:value-type="float">
            <text:p>12.3011</text:p>
          </table:table-cell>
          <table:table-cell table:style-name="ce37" office:value-type="float" office:value="11.6681" calcext:value-type="float">
            <text:p>11.6681</text:p>
          </table:table-cell>
          <table:table-cell table:style-name="ce37" office:value-type="float" office:value="11.1811" calcext:value-type="float">
            <text:p>11.1811</text:p>
          </table:table-cell>
          <table:table-cell table:style-name="ce37" office:value-type="float" office:value="9.87553" calcext:value-type="float">
            <text:p>9.87553</text:p>
          </table:table-cell>
          <table:table-cell table:style-name="ce3" table:formula="of:=AVERAGE([.D8:.U8])" office:value-type="float" office:value="12.3651072222222" calcext:value-type="float">
            <text:p>12.3651072222222</text:p>
          </table:table-cell>
          <table:table-cell table:style-name="ce3" table:formula="of:=STDEV([.D8:.U8])" office:value-type="float" office:value="1.13696837231507" calcext:value-type="float">
            <text:p>1.13696837231507</text:p>
          </table:table-cell>
          <table:table-cell table:number-columns-repeated="1001"/>
        </table:table-row>
        <table:table-row table:style-name="ro4">
          <table:table-cell table:style-name="Default"/>
          <table:table-cell table:style-name="ce14"/>
          <table:table-cell table:style-name="ce18" table:number-columns-repeated="18"/>
          <table:table-cell table:style-name="ce37" office:value-type="string" calcext:value-type="string">
            <text:p>Detector average</text:p>
          </table:table-cell>
          <table:table-cell table:style-name="ce3" table:formula="of:=AVERAGE([.V3:.V8])" office:value-type="float" office:value="12.2319398888889" calcext:value-type="float">
            <text:p>12.2319398888889</text:p>
          </table:table-cell>
          <table:table-cell table:style-name="ce3" table:formula="of:=AVERAGE([.W3:.W8])" office:value-type="float" office:value="1.12541228413272" calcext:value-type="float">
            <text:p>1.12541228413272</text:p>
          </table:table-cell>
          <table:table-cell table:number-columns-repeated="1001"/>
        </table:table-row>
        <table:table-row table:style-name="ro4">
          <table:table-cell table:style-name="Default"/>
          <table:table-cell table:style-name="ce14"/>
          <table:table-cell table:style-name="ce18" table:number-columns-repeated="17"/>
          <table:table-cell table:style-name="ce42" office:value-type="string" calcext:value-type="string" table:number-columns-spanned="2" table:number-rows-spanned="1">
            <text:p>Standard deviation of average TTC values</text:p>
          </table:table-cell>
          <table:covered-table-cell table:style-name="ce20"/>
          <table:table-cell table:style-name="ce44" table:formula="of:=STDEV([.V3:.V8])" office:value-type="float" office:value="0.0812751882565654" calcext:value-type="float">
            <text:p>0.081275188256565</text:p>
          </table:table-cell>
          <table:table-cell table:number-columns-repeated="1002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HARRIS</text:p>
          </table:table-cell>
          <table:table-cell table:style-name="ce10" office:value-type="string" calcext:value-type="string">
            <text:p>BRISK</text:p>
          </table:table-cell>
          <table:table-cell table:style-name="ce37"/>
          <table:table-cell table:style-name="ce37" office:value-type="float" office:value="10.9082" calcext:value-type="float">
            <text:p>10.9082</text:p>
          </table:table-cell>
          <table:table-cell table:style-name="ce37" office:value-type="float" office:value="10.586" calcext:value-type="float">
            <text:p>10.586</text:p>
          </table:table-cell>
          <table:table-cell table:style-name="ce37" office:value-type="float" office:value="-80.8525" calcext:value-type="float">
            <text:p>-80.8525</text:p>
          </table:table-cell>
          <table:table-cell table:style-name="ce37" office:value-type="float" office:value="11.5792" calcext:value-type="float">
            <text:p>11.5792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9945" calcext:value-type="float">
            <text:p>12.9945</text:p>
          </table:table-cell>
          <table:table-cell table:style-name="ce37" office:value-type="float" office:value="12.2" calcext:value-type="float">
            <text:p>12.2</text:p>
          </table:table-cell>
          <table:table-cell table:style-name="ce37" office:value-type="float" office:value="17.6204" calcext:value-type="float">
            <text:p>17.6204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568.322" calcext:value-type="float">
            <text:p>568.322</text:p>
          </table:table-cell>
          <table:table-cell table:style-name="ce37" office:value-type="float" office:value="7.72144" calcext:value-type="float">
            <text:p>7.72144</text:p>
          </table:table-cell>
          <table:table-cell table:style-name="ce37" office:value-type="float" office:value="-13.6263" calcext:value-type="float">
            <text:p>-13.6263</text:p>
          </table:table-cell>
          <table:table-cell table:style-name="ce37" office:value-type="float" office:value="6.71705" calcext:value-type="float">
            <text:p>6.71705</text:p>
          </table:table-cell>
          <table:table-cell table:style-name="ce37" office:value-type="float" office:value="12.5848" calcext:value-type="float">
            <text:p>12.5848</text:p>
          </table:table-cell>
          <table:table-cell table:style-name="ce37" office:value-type="string" calcext:value-type="string">
            <text:p>-inf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BRIEF</text:p>
          </table:table-cell>
          <table:table-cell table:style-name="ce37"/>
          <table:table-cell table:style-name="ce37" office:value-type="float" office:value="10.9082" calcext:value-type="float">
            <text:p>10.9082</text:p>
          </table:table-cell>
          <table:table-cell table:style-name="ce37" office:value-type="float" office:value="11.0081" calcext:value-type="float">
            <text:p>11.0081</text:p>
          </table:table-cell>
          <table:table-cell table:style-name="ce37" office:value-type="float" office:value="-11.4731" calcext:value-type="float">
            <text:p>-11.4731</text:p>
          </table:table-cell>
          <table:table-cell table:style-name="ce37" office:value-type="float" office:value="11.5792" calcext:value-type="float">
            <text:p>11.5792</text:p>
          </table:table-cell>
          <table:table-cell table:style-name="ce37" office:value-type="float" office:value="35.3833" calcext:value-type="float">
            <text:p>35.3833</text:p>
          </table:table-cell>
          <table:table-cell table:style-name="ce37" office:value-type="float" office:value="15.2483" calcext:value-type="float">
            <text:p>15.2483</text:p>
          </table:table-cell>
          <table:table-cell table:style-name="ce37" office:value-type="float" office:value="14.2744" calcext:value-type="float">
            <text:p>14.2744</text:p>
          </table:table-cell>
          <table:table-cell table:style-name="ce37" office:value-type="float" office:value="17.6204" calcext:value-type="float">
            <text:p>17.6204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20.5862" calcext:value-type="float">
            <text:p>20.5862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568.322" calcext:value-type="float">
            <text:p>568.322</text:p>
          </table:table-cell>
          <table:table-cell table:style-name="ce37" office:value-type="float" office:value="5.6061" calcext:value-type="float">
            <text:p>5.6061</text:p>
          </table:table-cell>
          <table:table-cell table:style-name="ce37" office:value-type="float" office:value="-13.6263" calcext:value-type="float">
            <text:p>-13.6263</text:p>
          </table:table-cell>
          <table:table-cell table:style-name="ce37" office:value-type="float" office:value="6.71705" calcext:value-type="float">
            <text:p>6.71705</text:p>
          </table:table-cell>
          <table:table-cell table:style-name="ce37" office:value-type="float" office:value="12.5848" calcext:value-type="float">
            <text:p>12.5848</text:p>
          </table:table-cell>
          <table:table-cell table:style-name="ce37" office:value-type="string" calcext:value-type="string">
            <text:p>-inf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ORB</text:p>
          </table:table-cell>
          <table:table-cell table:style-name="ce37"/>
          <table:table-cell table:style-name="ce37" office:value-type="float" office:value="10.9082" calcext:value-type="float">
            <text:p>10.9082</text:p>
          </table:table-cell>
          <table:table-cell table:style-name="ce37" office:value-type="float" office:value="11.0081" calcext:value-type="float">
            <text:p>11.0081</text:p>
          </table:table-cell>
          <table:table-cell table:style-name="ce37" office:value-type="float" office:value="-11.4731" calcext:value-type="float">
            <text:p>-11.4731</text:p>
          </table:table-cell>
          <table:table-cell table:style-name="ce37" office:value-type="float" office:value="11.5792" calcext:value-type="float">
            <text:p>11.5792</text:p>
          </table:table-cell>
          <table:table-cell table:style-name="ce37" office:value-type="float" office:value="35.3833" calcext:value-type="float">
            <text:p>35.3833</text:p>
          </table:table-cell>
          <table:table-cell table:style-name="ce37" office:value-type="float" office:value="13.6217" calcext:value-type="float">
            <text:p>13.6217</text:p>
          </table:table-cell>
          <table:table-cell table:style-name="ce37" office:value-type="float" office:value="13.497" calcext:value-type="float">
            <text:p>13.497</text:p>
          </table:table-cell>
          <table:table-cell table:style-name="ce37" office:value-type="float" office:value="17.6204" calcext:value-type="float">
            <text:p>17.6204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20.5862" calcext:value-type="float">
            <text:p>20.5862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568.322" calcext:value-type="float">
            <text:p>568.322</text:p>
          </table:table-cell>
          <table:table-cell table:style-name="ce37" office:value-type="float" office:value="5.66097" calcext:value-type="float">
            <text:p>5.66097</text:p>
          </table:table-cell>
          <table:table-cell table:style-name="ce37" office:value-type="float" office:value="-13.6263" calcext:value-type="float">
            <text:p>-13.6263</text:p>
          </table:table-cell>
          <table:table-cell table:style-name="ce37" office:value-type="float" office:value="7.03775" calcext:value-type="float">
            <text:p>7.03775</text:p>
          </table:table-cell>
          <table:table-cell table:style-name="ce37" office:value-type="float" office:value="12.5848" calcext:value-type="float">
            <text:p>12.5848</text:p>
          </table:table-cell>
          <table:table-cell table:style-name="ce37" office:value-type="string" calcext:value-type="string">
            <text:p>-inf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FREAK</text:p>
          </table:table-cell>
          <table:table-cell table:style-name="ce37"/>
          <table:table-cell table:style-name="ce37" office:value-type="float" office:value="9.74953" calcext:value-type="float">
            <text:p>9.74953</text:p>
          </table:table-cell>
          <table:table-cell table:style-name="ce37" office:value-type="float" office:value="10.586" calcext:value-type="float">
            <text:p>10.586</text:p>
          </table:table-cell>
          <table:table-cell table:style-name="ce37" office:value-type="float" office:value="-10.295" calcext:value-type="float">
            <text:p>-10.295</text:p>
          </table:table-cell>
          <table:table-cell table:style-name="ce37" office:value-type="float" office:value="12.1284" calcext:value-type="float">
            <text:p>12.1284</text:p>
          </table:table-cell>
          <table:table-cell table:style-name="ce37" office:value-type="float" office:value="13.6432" calcext:value-type="float">
            <text:p>13.6432</text:p>
          </table:table-cell>
          <table:table-cell table:style-name="ce37" office:value-type="float" office:value="13.5907" calcext:value-type="float">
            <text:p>13.5907</text:p>
          </table:table-cell>
          <table:table-cell table:style-name="ce37" office:value-type="float" office:value="12.3379" calcext:value-type="float">
            <text:p>12.3379</text:p>
          </table:table-cell>
          <table:table-cell table:style-name="ce37" office:value-type="float" office:value="12.9162" calcext:value-type="float">
            <text:p>12.9162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10.2931" calcext:value-type="float">
            <text:p>10.2931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13.4327" calcext:value-type="float">
            <text:p>13.4327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-25.2781" calcext:value-type="float">
            <text:p>-25.2781</text:p>
          </table:table-cell>
          <table:table-cell table:style-name="ce37" office:value-type="float" office:value="6.87135" calcext:value-type="float">
            <text:p>6.87135</text:p>
          </table:table-cell>
          <table:table-cell table:number-columns-repeated="2" table:style-name="ce37" office:value-type="string" calcext:value-type="string">
            <text:p>nan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SIFT</text:p>
          </table:table-cell>
          <table:table-cell table:style-name="ce37"/>
          <table:table-cell table:style-name="ce37" office:value-type="float" office:value="10.9082" calcext:value-type="float">
            <text:p>10.9082</text:p>
          </table:table-cell>
          <table:table-cell table:style-name="ce37" office:value-type="float" office:value="11.0081" calcext:value-type="float">
            <text:p>11.0081</text:p>
          </table:table-cell>
          <table:table-cell table:style-name="ce37" office:value-type="float" office:value="-11.4731" calcext:value-type="float">
            <text:p>-11.4731</text:p>
          </table:table-cell>
          <table:table-cell table:style-name="ce37" office:value-type="float" office:value="11.5792" calcext:value-type="float">
            <text:p>11.5792</text:p>
          </table:table-cell>
          <table:table-cell table:style-name="ce37" office:value-type="float" office:value="35.3833" calcext:value-type="float">
            <text:p>35.3833</text:p>
          </table:table-cell>
          <table:table-cell table:style-name="ce37" office:value-type="float" office:value="15.2483" calcext:value-type="float">
            <text:p>15.2483</text:p>
          </table:table-cell>
          <table:table-cell table:style-name="ce37" office:value-type="float" office:value="13.497" calcext:value-type="float">
            <text:p>13.497</text:p>
          </table:table-cell>
          <table:table-cell table:style-name="ce37" office:value-type="float" office:value="17.6204" calcext:value-type="float">
            <text:p>17.6204</text:p>
          </table:table-cell>
          <table:table-cell table:style-name="ce37" office:value-type="string" calcext:value-type="string">
            <text:p>nan</text:p>
          </table:table-cell>
          <table:table-cell table:style-name="ce37" office:value-type="float" office:value="20.5862" calcext:value-type="float">
            <text:p>20.5862</text:p>
          </table:table-cell>
          <table:table-cell table:style-name="ce37" office:value-type="float" office:value="11.7414" calcext:value-type="float">
            <text:p>11.7414</text:p>
          </table:table-cell>
          <table:table-cell table:style-name="ce37" office:value-type="float" office:value="12.245" calcext:value-type="float">
            <text:p>12.245</text:p>
          </table:table-cell>
          <table:table-cell table:style-name="ce37" office:value-type="float" office:value="568.322" calcext:value-type="float">
            <text:p>568.322</text:p>
          </table:table-cell>
          <table:table-cell table:style-name="ce37" office:value-type="float" office:value="5.6061" calcext:value-type="float">
            <text:p>5.6061</text:p>
          </table:table-cell>
          <table:table-cell table:style-name="ce37" office:value-type="float" office:value="-13.6263" calcext:value-type="float">
            <text:p>-13.6263</text:p>
          </table:table-cell>
          <table:table-cell table:style-name="ce37" office:value-type="float" office:value="6.71705" calcext:value-type="float">
            <text:p>6.71705</text:p>
          </table:table-cell>
          <table:table-cell table:style-name="ce37" office:value-type="float" office:value="12.5848" calcext:value-type="float">
            <text:p>12.5848</text:p>
          </table:table-cell>
          <table:table-cell table:style-name="ce37" office:value-type="string" calcext:value-type="string">
            <text:p>-inf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37" office:value-type="string" calcext:value-type="string">
            <text:p>Detector average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7"/>
          <table:table-cell table:style-name="ce42" office:value-type="string" calcext:value-type="string" table:number-columns-spanned="2" table:number-rows-spanned="1">
            <text:p>Standard deviation of average TTC values</text:p>
          </table:table-cell>
          <table:covered-table-cell table:style-name="ce43"/>
          <table:table-cell table:style-name="ce3"/>
          <table:table-cell table:number-columns-repeated="1002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FAST</text:p>
          </table:table-cell>
          <table:table-cell table:style-name="ce10" office:value-type="string" calcext:value-type="string">
            <text:p>BRISK</text:p>
          </table:table-cell>
          <table:table-cell table:style-name="ce37"/>
          <table:table-cell table:style-name="ce37" office:value-type="float" office:value="12.1074" calcext:value-type="float">
            <text:p>12.1074</text:p>
          </table:table-cell>
          <table:table-cell table:style-name="ce37" office:value-type="float" office:value="12.9541" calcext:value-type="float">
            <text:p>12.9541</text:p>
          </table:table-cell>
          <table:table-cell table:style-name="ce37" office:value-type="float" office:value="14.2937" calcext:value-type="float">
            <text:p>14.2937</text:p>
          </table:table-cell>
          <table:table-cell table:style-name="ce37" office:value-type="float" office:value="12.7493" calcext:value-type="float">
            <text:p>12.7493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3.5503" calcext:value-type="float">
            <text:p>13.5503</text:p>
          </table:table-cell>
          <table:table-cell table:style-name="ce37" office:value-type="float" office:value="12.8284" calcext:value-type="float">
            <text:p>12.8284</text:p>
          </table:table-cell>
          <table:table-cell table:style-name="ce37" office:value-type="float" office:value="12.153" calcext:value-type="float">
            <text:p>12.153</text:p>
          </table:table-cell>
          <table:table-cell table:style-name="ce37" office:value-type="float" office:value="12.2131" calcext:value-type="float">
            <text:p>12.2131</text:p>
          </table:table-cell>
          <table:table-cell table:style-name="ce37" office:value-type="float" office:value="13.6608" calcext:value-type="float">
            <text:p>13.6608</text:p>
          </table:table-cell>
          <table:table-cell table:style-name="ce37" office:value-type="float" office:value="13.0192" calcext:value-type="float">
            <text:p>13.0192</text:p>
          </table:table-cell>
          <table:table-cell table:style-name="ce37" office:value-type="float" office:value="13.746" calcext:value-type="float">
            <text:p>13.746</text:p>
          </table:table-cell>
          <table:table-cell table:style-name="ce37" office:value-type="float" office:value="11.958" calcext:value-type="float">
            <text:p>11.958</text:p>
          </table:table-cell>
          <table:table-cell table:style-name="ce37" office:value-type="float" office:value="12.7434" calcext:value-type="float">
            <text:p>12.7434</text:p>
          </table:table-cell>
          <table:table-cell table:style-name="ce37" office:value-type="float" office:value="12.2033" calcext:value-type="float">
            <text:p>12.2033</text:p>
          </table:table-cell>
          <table:table-cell table:style-name="ce37" office:value-type="float" office:value="12.7104" calcext:value-type="float">
            <text:p>12.7104</text:p>
          </table:table-cell>
          <table:table-cell table:style-name="ce37" office:value-type="float" office:value="11.1507" calcext:value-type="float">
            <text:p>11.1507</text:p>
          </table:table-cell>
          <table:table-cell table:style-name="ce37" office:value-type="float" office:value="12.0558" calcext:value-type="float">
            <text:p>12.0558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BRIEF</text:p>
          </table:table-cell>
          <table:table-cell table:style-name="ce37"/>
          <table:table-cell table:style-name="ce37" office:value-type="float" office:value="12.366" calcext:value-type="float">
            <text:p>12.366</text:p>
          </table:table-cell>
          <table:table-cell table:style-name="ce37" office:value-type="float" office:value="11.8781" calcext:value-type="float">
            <text:p>11.8781</text:p>
          </table:table-cell>
          <table:table-cell table:style-name="ce37" office:value-type="float" office:value="14.865" calcext:value-type="float">
            <text:p>14.865</text:p>
          </table:table-cell>
          <table:table-cell table:style-name="ce37" office:value-type="float" office:value="13.1112" calcext:value-type="float">
            <text:p>13.1112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6877" calcext:value-type="float">
            <text:p>12.6877</text:p>
          </table:table-cell>
          <table:table-cell table:style-name="ce37" office:value-type="float" office:value="19.6512" calcext:value-type="float">
            <text:p>19.6512</text:p>
          </table:table-cell>
          <table:table-cell table:style-name="ce37" office:value-type="float" office:value="12.5932" calcext:value-type="float">
            <text:p>12.5932</text:p>
          </table:table-cell>
          <table:table-cell table:style-name="ce37" office:value-type="float" office:value="12.6" calcext:value-type="float">
            <text:p>12.6</text:p>
          </table:table-cell>
          <table:table-cell table:style-name="ce37" office:value-type="float" office:value="14.1189" calcext:value-type="float">
            <text:p>14.1189</text:p>
          </table:table-cell>
          <table:table-cell table:style-name="ce37" office:value-type="float" office:value="14.4111" calcext:value-type="float">
            <text:p>14.4111</text:p>
          </table:table-cell>
          <table:table-cell table:style-name="ce37" office:value-type="float" office:value="13.5428" calcext:value-type="float">
            <text:p>13.5428</text:p>
          </table:table-cell>
          <table:table-cell table:style-name="ce37" office:value-type="float" office:value="11.8956" calcext:value-type="float">
            <text:p>11.8956</text:p>
          </table:table-cell>
          <table:table-cell table:style-name="ce37" office:value-type="float" office:value="12.6269" calcext:value-type="float">
            <text:p>12.6269</text:p>
          </table:table-cell>
          <table:table-cell table:style-name="ce37" office:value-type="float" office:value="12.3566" calcext:value-type="float">
            <text:p>12.3566</text:p>
          </table:table-cell>
          <table:table-cell table:style-name="ce37" office:value-type="float" office:value="12.095" calcext:value-type="float">
            <text:p>12.095</text:p>
          </table:table-cell>
          <table:table-cell table:style-name="ce37" office:value-type="float" office:value="12.5389" calcext:value-type="float">
            <text:p>12.5389</text:p>
          </table:table-cell>
          <table:table-cell table:style-name="ce37" office:value-type="float" office:value="12.366" calcext:value-type="float">
            <text:p>12.366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ORB</text:p>
          </table:table-cell>
          <table:table-cell table:style-name="ce37"/>
          <table:table-cell table:style-name="ce37" office:value-type="float" office:value="11.99" calcext:value-type="float">
            <text:p>11.99</text:p>
          </table:table-cell>
          <table:table-cell table:style-name="ce37" office:value-type="float" office:value="12.2263" calcext:value-type="float">
            <text:p>12.2263</text:p>
          </table:table-cell>
          <table:table-cell table:style-name="ce37" office:value-type="float" office:value="14.9945" calcext:value-type="float">
            <text:p>14.9945</text:p>
          </table:table-cell>
          <table:table-cell table:style-name="ce37" office:value-type="float" office:value="13.2215" calcext:value-type="float">
            <text:p>13.2215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3.1897" calcext:value-type="float">
            <text:p>13.1897</text:p>
          </table:table-cell>
          <table:table-cell table:style-name="ce37" office:value-type="float" office:value="19.1295" calcext:value-type="float">
            <text:p>19.1295</text:p>
          </table:table-cell>
          <table:table-cell table:style-name="ce37" office:value-type="float" office:value="13.8181" calcext:value-type="float">
            <text:p>13.8181</text:p>
          </table:table-cell>
          <table:table-cell table:style-name="ce37" office:value-type="float" office:value="12.6" calcext:value-type="float">
            <text:p>12.6</text:p>
          </table:table-cell>
          <table:table-cell table:style-name="ce37" office:value-type="float" office:value="14.0253" calcext:value-type="float">
            <text:p>14.0253</text:p>
          </table:table-cell>
          <table:table-cell table:style-name="ce37" office:value-type="float" office:value="31.5963" calcext:value-type="float">
            <text:p>31.5963</text:p>
          </table:table-cell>
          <table:table-cell table:style-name="ce37" office:value-type="float" office:value="13.9581" calcext:value-type="float">
            <text:p>13.9581</text:p>
          </table:table-cell>
          <table:table-cell table:style-name="ce37" office:value-type="float" office:value="11.9426" calcext:value-type="float">
            <text:p>11.9426</text:p>
          </table:table-cell>
          <table:table-cell table:style-name="ce37" office:value-type="float" office:value="12.3278" calcext:value-type="float">
            <text:p>12.3278</text:p>
          </table:table-cell>
          <table:table-cell table:style-name="ce37" office:value-type="float" office:value="12.1418" calcext:value-type="float">
            <text:p>12.1418</text:p>
          </table:table-cell>
          <table:table-cell table:style-name="ce37" office:value-type="float" office:value="11.8452" calcext:value-type="float">
            <text:p>11.8452</text:p>
          </table:table-cell>
          <table:table-cell table:style-name="ce37" office:value-type="float" office:value="12.8682" calcext:value-type="float">
            <text:p>12.8682</text:p>
          </table:table-cell>
          <table:table-cell table:style-name="ce37" office:value-type="float" office:value="12.366" calcext:value-type="float">
            <text:p>12.366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FREAK</text:p>
          </table:table-cell>
          <table:table-cell table:style-name="ce37"/>
          <table:table-cell table:style-name="ce37" office:value-type="float" office:value="11.568" calcext:value-type="float">
            <text:p>11.568</text:p>
          </table:table-cell>
          <table:table-cell table:style-name="ce37" office:value-type="float" office:value="28.7177" calcext:value-type="float">
            <text:p>28.7177</text:p>
          </table:table-cell>
          <table:table-cell table:style-name="ce37" office:value-type="float" office:value="13.2228" calcext:value-type="float">
            <text:p>13.2228</text:p>
          </table:table-cell>
          <table:table-cell table:style-name="ce37" office:value-type="float" office:value="12.6145" calcext:value-type="float">
            <text:p>12.6145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4514" calcext:value-type="float">
            <text:p>12.4514</text:p>
          </table:table-cell>
          <table:table-cell table:style-name="ce37" office:value-type="float" office:value="13.5766" calcext:value-type="float">
            <text:p>13.5766</text:p>
          </table:table-cell>
          <table:table-cell table:style-name="ce37" office:value-type="float" office:value="12.0531" calcext:value-type="float">
            <text:p>12.0531</text:p>
          </table:table-cell>
          <table:table-cell table:style-name="ce37" office:value-type="float" office:value="12.3484" calcext:value-type="float">
            <text:p>12.3484</text:p>
          </table:table-cell>
          <table:table-cell table:style-name="ce37" office:value-type="float" office:value="13.6749" calcext:value-type="float">
            <text:p>13.6749</text:p>
          </table:table-cell>
          <table:table-cell table:style-name="ce37" office:value-type="float" office:value="13.0518" calcext:value-type="float">
            <text:p>13.0518</text:p>
          </table:table-cell>
          <table:table-cell table:style-name="ce37" office:value-type="float" office:value="13.5257" calcext:value-type="float">
            <text:p>13.5257</text:p>
          </table:table-cell>
          <table:table-cell table:style-name="ce37" office:value-type="float" office:value="11.6123" calcext:value-type="float">
            <text:p>11.6123</text:p>
          </table:table-cell>
          <table:table-cell table:style-name="ce37" office:value-type="float" office:value="12.535" calcext:value-type="float">
            <text:p>12.535</text:p>
          </table:table-cell>
          <table:table-cell table:style-name="ce37" office:value-type="float" office:value="12.1403" calcext:value-type="float">
            <text:p>12.1403</text:p>
          </table:table-cell>
          <table:table-cell table:style-name="ce37" office:value-type="float" office:value="12.6147" calcext:value-type="float">
            <text:p>12.6147</text:p>
          </table:table-cell>
          <table:table-cell table:style-name="ce37" office:value-type="float" office:value="11.6034" calcext:value-type="float">
            <text:p>11.6034</text:p>
          </table:table-cell>
          <table:table-cell table:style-name="ce37" office:value-type="float" office:value="12.5637" calcext:value-type="float">
            <text:p>12.5637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SIFT</text:p>
          </table:table-cell>
          <table:table-cell table:style-name="ce37"/>
          <table:table-cell table:style-name="ce37" office:value-type="float" office:value="11.9837" calcext:value-type="float">
            <text:p>11.9837</text:p>
          </table:table-cell>
          <table:table-cell table:style-name="ce37" office:value-type="float" office:value="12.4822" calcext:value-type="float">
            <text:p>12.4822</text:p>
          </table:table-cell>
          <table:table-cell table:style-name="ce37" office:value-type="float" office:value="20.1221" calcext:value-type="float">
            <text:p>20.1221</text:p>
          </table:table-cell>
          <table:table-cell table:style-name="ce37" office:value-type="float" office:value="12.9991" calcext:value-type="float">
            <text:p>12.9991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5009" calcext:value-type="float">
            <text:p>12.5009</text:p>
          </table:table-cell>
          <table:table-cell table:style-name="ce37" office:value-type="float" office:value="17.5012" calcext:value-type="float">
            <text:p>17.5012</text:p>
          </table:table-cell>
          <table:table-cell table:style-name="ce37" office:value-type="float" office:value="12.3211" calcext:value-type="float">
            <text:p>12.3211</text:p>
          </table:table-cell>
          <table:table-cell table:style-name="ce37" office:value-type="float" office:value="12.6008" calcext:value-type="float">
            <text:p>12.6008</text:p>
          </table:table-cell>
          <table:table-cell table:style-name="ce37" office:value-type="float" office:value="13.8308" calcext:value-type="float">
            <text:p>13.8308</text:p>
          </table:table-cell>
          <table:table-cell table:style-name="ce37" office:value-type="float" office:value="16.5119" calcext:value-type="float">
            <text:p>16.5119</text:p>
          </table:table-cell>
          <table:table-cell table:style-name="ce37" office:value-type="float" office:value="12.7282" calcext:value-type="float">
            <text:p>12.7282</text:p>
          </table:table-cell>
          <table:table-cell table:style-name="ce37" office:value-type="float" office:value="11.5424" calcext:value-type="float">
            <text:p>11.5424</text:p>
          </table:table-cell>
          <table:table-cell table:style-name="ce37" office:value-type="float" office:value="12.0431" calcext:value-type="float">
            <text:p>12.0431</text:p>
          </table:table-cell>
          <table:table-cell table:style-name="ce37" office:value-type="float" office:value="11.7063" calcext:value-type="float">
            <text:p>11.7063</text:p>
          </table:table-cell>
          <table:table-cell table:style-name="ce37" office:value-type="float" office:value="12.0478" calcext:value-type="float">
            <text:p>12.0478</text:p>
          </table:table-cell>
          <table:table-cell table:style-name="ce37" office:value-type="float" office:value="12.511" calcext:value-type="float">
            <text:p>12.511</text:p>
          </table:table-cell>
          <table:table-cell table:style-name="ce37" office:value-type="float" office:value="12.4656" calcext:value-type="float">
            <text:p>12.4656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37" office:value-type="string" calcext:value-type="string">
            <text:p>Detector average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7"/>
          <table:table-cell table:style-name="ce42" office:value-type="string" calcext:value-type="string" table:number-columns-spanned="2" table:number-rows-spanned="1">
            <text:p>Standard deviation of average TTC values</text:p>
          </table:table-cell>
          <table:covered-table-cell table:style-name="ce20"/>
          <table:table-cell table:style-name="ce3"/>
          <table:table-cell table:number-columns-repeated="1002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BRISK</text:p>
          </table:table-cell>
          <table:table-cell table:style-name="ce3" office:value-type="string" calcext:value-type="string">
            <text:p>BRISK</text:p>
          </table:table-cell>
          <table:table-cell table:style-name="ce37"/>
          <table:table-cell table:style-name="ce37" office:value-type="float" office:value="13.2634" calcext:value-type="float">
            <text:p>13.2634</text:p>
          </table:table-cell>
          <table:table-cell table:style-name="ce37" office:value-type="float" office:value="22.4357" calcext:value-type="float">
            <text:p>22.4357</text:p>
          </table:table-cell>
          <table:table-cell table:style-name="ce37" office:value-type="float" office:value="16.0316" calcext:value-type="float">
            <text:p>16.0316</text:p>
          </table:table-cell>
          <table:table-cell table:style-name="ce37" office:value-type="float" office:value="17.8407" calcext:value-type="float">
            <text:p>17.8407</text:p>
          </table:table-cell>
          <table:table-cell table:style-name="ce37" office:value-type="float" office:value="26.7257" calcext:value-type="float">
            <text:p>26.7257</text:p>
          </table:table-cell>
          <table:table-cell table:style-name="ce37" office:value-type="float" office:value="17.6191" calcext:value-type="float">
            <text:p>17.6191</text:p>
          </table:table-cell>
          <table:table-cell table:style-name="ce37" office:value-type="float" office:value="18.0134" calcext:value-type="float">
            <text:p>18.0134</text:p>
          </table:table-cell>
          <table:table-cell table:style-name="ce37" office:value-type="float" office:value="16.5123" calcext:value-type="float">
            <text:p>16.5123</text:p>
          </table:table-cell>
          <table:table-cell table:style-name="ce37" office:value-type="float" office:value="15.4439" calcext:value-type="float">
            <text:p>15.4439</text:p>
          </table:table-cell>
          <table:table-cell table:style-name="ce37" office:value-type="float" office:value="13.9976" calcext:value-type="float">
            <text:p>13.9976</text:p>
          </table:table-cell>
          <table:table-cell table:style-name="ce37" office:value-type="float" office:value="12.8519" calcext:value-type="float">
            <text:p>12.8519</text:p>
          </table:table-cell>
          <table:table-cell table:style-name="ce37" office:value-type="float" office:value="12.5902" calcext:value-type="float">
            <text:p>12.5902</text:p>
          </table:table-cell>
          <table:table-cell table:style-name="ce37" office:value-type="float" office:value="13.2567" calcext:value-type="float">
            <text:p>13.2567</text:p>
          </table:table-cell>
          <table:table-cell table:style-name="ce37" office:value-type="float" office:value="13.7716" calcext:value-type="float">
            <text:p>13.7716</text:p>
          </table:table-cell>
          <table:table-cell table:style-name="ce37" office:value-type="float" office:value="14.1217" calcext:value-type="float">
            <text:p>14.1217</text:p>
          </table:table-cell>
          <table:table-cell table:style-name="ce37" office:value-type="float" office:value="12.0296" calcext:value-type="float">
            <text:p>12.0296</text:p>
          </table:table-cell>
          <table:table-cell table:style-name="ce37" office:value-type="float" office:value="11.0384" calcext:value-type="float">
            <text:p>11.0384</text:p>
          </table:table-cell>
          <table:table-cell table:style-name="ce37" office:value-type="float" office:value="15.5978" calcext:value-type="float">
            <text:p>15.5978</text:p>
          </table:table-cell>
          <table:table-cell table:style-name="ce3" table:formula="of:=AVERAGE([.D33:.U33])" office:value-type="float" office:value="15.7300722222222" calcext:value-type="float">
            <text:p>15.7300722222222</text:p>
          </table:table-cell>
          <table:table-cell table:style-name="ce3" table:formula="of:=STDEV([.D33:.U33])" office:value-type="float" office:value="3.87588439756666" calcext:value-type="float">
            <text:p>3.87588439756666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BRIEF</text:p>
          </table:table-cell>
          <table:table-cell table:style-name="ce37"/>
          <table:table-cell table:style-name="ce37" office:value-type="float" office:value="13.6901" calcext:value-type="float">
            <text:p>13.6901</text:p>
          </table:table-cell>
          <table:table-cell table:style-name="ce37" office:value-type="float" office:value="19.7998" calcext:value-type="float">
            <text:p>19.7998</text:p>
          </table:table-cell>
          <table:table-cell table:style-name="ce37" office:value-type="float" office:value="13.958" calcext:value-type="float">
            <text:p>13.958</text:p>
          </table:table-cell>
          <table:table-cell table:style-name="ce37" office:value-type="float" office:value="20.7936" calcext:value-type="float">
            <text:p>20.7936</text:p>
          </table:table-cell>
          <table:table-cell table:style-name="ce37" office:value-type="float" office:value="17.398" calcext:value-type="float">
            <text:p>17.398</text:p>
          </table:table-cell>
          <table:table-cell table:style-name="ce37" office:value-type="float" office:value="18.5104" calcext:value-type="float">
            <text:p>18.5104</text:p>
          </table:table-cell>
          <table:table-cell table:style-name="ce37" office:value-type="float" office:value="17.827" calcext:value-type="float">
            <text:p>17.827</text:p>
          </table:table-cell>
          <table:table-cell table:style-name="ce37" office:value-type="float" office:value="18.33" calcext:value-type="float">
            <text:p>18.33</text:p>
          </table:table-cell>
          <table:table-cell table:style-name="ce37" office:value-type="float" office:value="15.7923" calcext:value-type="float">
            <text:p>15.7923</text:p>
          </table:table-cell>
          <table:table-cell table:style-name="ce37" office:value-type="float" office:value="13.0566" calcext:value-type="float">
            <text:p>13.0566</text:p>
          </table:table-cell>
          <table:table-cell table:style-name="ce37" office:value-type="float" office:value="15.5376" calcext:value-type="float">
            <text:p>15.5376</text:p>
          </table:table-cell>
          <table:table-cell table:style-name="ce37" office:value-type="float" office:value="15.6771" calcext:value-type="float">
            <text:p>15.6771</text:p>
          </table:table-cell>
          <table:table-cell table:style-name="ce37" office:value-type="float" office:value="12.772" calcext:value-type="float">
            <text:p>12.772</text:p>
          </table:table-cell>
          <table:table-cell table:style-name="ce37" office:value-type="float" office:value="14.208" calcext:value-type="float">
            <text:p>14.208</text:p>
          </table:table-cell>
          <table:table-cell table:style-name="ce37" office:value-type="float" office:value="13.0689" calcext:value-type="float">
            <text:p>13.0689</text:p>
          </table:table-cell>
          <table:table-cell table:style-name="ce37" office:value-type="float" office:value="14.849" calcext:value-type="float">
            <text:p>14.849</text:p>
          </table:table-cell>
          <table:table-cell table:style-name="ce37" office:value-type="float" office:value="13.745" calcext:value-type="float">
            <text:p>13.745</text:p>
          </table:table-cell>
          <table:table-cell table:style-name="ce37" office:value-type="float" office:value="14.9465" calcext:value-type="float">
            <text:p>14.9465</text:p>
          </table:table-cell>
          <table:table-cell table:style-name="ce3" table:formula="of:=AVERAGE([.D34:.U34])" office:value-type="float" office:value="15.77555" calcext:value-type="float">
            <text:p>15.77555</text:p>
          </table:table-cell>
          <table:table-cell table:style-name="ce3" table:formula="of:=STDEV([.D34:.U34])" office:value-type="float" office:value="2.4471607582594" calcext:value-type="float">
            <text:p>2.4471607582594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ORB</text:p>
          </table:table-cell>
          <table:table-cell table:style-name="ce37"/>
          <table:table-cell table:style-name="ce37" office:value-type="float" office:value="13.9459" calcext:value-type="float">
            <text:p>13.9459</text:p>
          </table:table-cell>
          <table:table-cell table:style-name="ce37" office:value-type="float" office:value="21.468" calcext:value-type="float">
            <text:p>21.468</text:p>
          </table:table-cell>
          <table:table-cell table:style-name="ce37" office:value-type="float" office:value="17.3415" calcext:value-type="float">
            <text:p>17.3415</text:p>
          </table:table-cell>
          <table:table-cell table:style-name="ce37" office:value-type="float" office:value="17.4978" calcext:value-type="float">
            <text:p>17.4978</text:p>
          </table:table-cell>
          <table:table-cell table:style-name="ce37" office:value-type="float" office:value="21.3445" calcext:value-type="float">
            <text:p>21.3445</text:p>
          </table:table-cell>
          <table:table-cell table:style-name="ce37" office:value-type="float" office:value="19.1406" calcext:value-type="float">
            <text:p>19.1406</text:p>
          </table:table-cell>
          <table:table-cell table:style-name="ce37" office:value-type="float" office:value="16.7308" calcext:value-type="float">
            <text:p>16.7308</text:p>
          </table:table-cell>
          <table:table-cell table:style-name="ce37" office:value-type="float" office:value="17.6979" calcext:value-type="float">
            <text:p>17.6979</text:p>
          </table:table-cell>
          <table:table-cell table:style-name="ce37" office:value-type="float" office:value="14.9668" calcext:value-type="float">
            <text:p>14.9668</text:p>
          </table:table-cell>
          <table:table-cell table:style-name="ce37" office:value-type="float" office:value="13.894" calcext:value-type="float">
            <text:p>13.894</text:p>
          </table:table-cell>
          <table:table-cell table:style-name="ce37" office:value-type="float" office:value="16.2463" calcext:value-type="float">
            <text:p>16.2463</text:p>
          </table:table-cell>
          <table:table-cell table:style-name="ce37" office:value-type="float" office:value="13.0248" calcext:value-type="float">
            <text:p>13.0248</text:p>
          </table:table-cell>
          <table:table-cell table:style-name="ce37" office:value-type="float" office:value="12.943" calcext:value-type="float">
            <text:p>12.943</text:p>
          </table:table-cell>
          <table:table-cell table:style-name="ce37" office:value-type="float" office:value="14.6182" calcext:value-type="float">
            <text:p>14.6182</text:p>
          </table:table-cell>
          <table:table-cell table:style-name="ce37" office:value-type="float" office:value="14.524" calcext:value-type="float">
            <text:p>14.524</text:p>
          </table:table-cell>
          <table:table-cell table:style-name="ce37" office:value-type="float" office:value="12.0515" calcext:value-type="float">
            <text:p>12.0515</text:p>
          </table:table-cell>
          <table:table-cell table:style-name="ce37" office:value-type="float" office:value="13.0465" calcext:value-type="float">
            <text:p>13.0465</text:p>
          </table:table-cell>
          <table:table-cell table:style-name="ce37" office:value-type="float" office:value="15.7776" calcext:value-type="float">
            <text:p>15.7776</text:p>
          </table:table-cell>
          <table:table-cell table:style-name="ce3" table:formula="of:=AVERAGE([.D35:.U35])" office:value-type="float" office:value="15.9033166666667" calcext:value-type="float">
            <text:p>15.9033166666667</text:p>
          </table:table-cell>
          <table:table-cell table:style-name="ce3" table:formula="of:=STDEV([.D35:.U35])" office:value-type="float" office:value="2.78703712616948" calcext:value-type="float">
            <text:p>2.78703712616948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FREAK</text:p>
          </table:table-cell>
          <table:table-cell table:style-name="ce37"/>
          <table:table-cell table:style-name="ce37" office:value-type="float" office:value="14.9152" calcext:value-type="float">
            <text:p>14.9152</text:p>
          </table:table-cell>
          <table:table-cell table:style-name="ce37" office:value-type="float" office:value="21.0838" calcext:value-type="float">
            <text:p>21.0838</text:p>
          </table:table-cell>
          <table:table-cell table:style-name="ce37" office:value-type="float" office:value="15.6074" calcext:value-type="float">
            <text:p>15.6074</text:p>
          </table:table-cell>
          <table:table-cell table:style-name="ce37" office:value-type="float" office:value="14.6939" calcext:value-type="float">
            <text:p>14.6939</text:p>
          </table:table-cell>
          <table:table-cell table:style-name="ce37" office:value-type="float" office:value="27.8542" calcext:value-type="float">
            <text:p>27.8542</text:p>
          </table:table-cell>
          <table:table-cell table:style-name="ce37" office:value-type="float" office:value="15.5497" calcext:value-type="float">
            <text:p>15.5497</text:p>
          </table:table-cell>
          <table:table-cell table:style-name="ce37" office:value-type="float" office:value="17.7165" calcext:value-type="float">
            <text:p>17.7165</text:p>
          </table:table-cell>
          <table:table-cell table:style-name="ce37" office:value-type="float" office:value="18.7714" calcext:value-type="float">
            <text:p>18.7714</text:p>
          </table:table-cell>
          <table:table-cell table:style-name="ce37" office:value-type="float" office:value="16.3754" calcext:value-type="float">
            <text:p>16.3754</text:p>
          </table:table-cell>
          <table:table-cell table:style-name="ce37" office:value-type="float" office:value="14.2313" calcext:value-type="float">
            <text:p>14.2313</text:p>
          </table:table-cell>
          <table:table-cell table:style-name="ce37" office:value-type="float" office:value="14.8409" calcext:value-type="float">
            <text:p>14.8409</text:p>
          </table:table-cell>
          <table:table-cell table:style-name="ce37" office:value-type="float" office:value="12.7469" calcext:value-type="float">
            <text:p>12.7469</text:p>
          </table:table-cell>
          <table:table-cell table:style-name="ce37" office:value-type="float" office:value="12.9704" calcext:value-type="float">
            <text:p>12.9704</text:p>
          </table:table-cell>
          <table:table-cell table:style-name="ce37" office:value-type="float" office:value="14.9501" calcext:value-type="float">
            <text:p>14.9501</text:p>
          </table:table-cell>
          <table:table-cell table:style-name="ce37" office:value-type="float" office:value="15.093" calcext:value-type="float">
            <text:p>15.093</text:p>
          </table:table-cell>
          <table:table-cell table:style-name="ce37" office:value-type="float" office:value="12.4147" calcext:value-type="float">
            <text:p>12.4147</text:p>
          </table:table-cell>
          <table:table-cell table:style-name="ce37" office:value-type="float" office:value="11.7557" calcext:value-type="float">
            <text:p>11.7557</text:p>
          </table:table-cell>
          <table:table-cell table:style-name="ce37" office:value-type="float" office:value="16.1979" calcext:value-type="float">
            <text:p>16.1979</text:p>
          </table:table-cell>
          <table:table-cell table:style-name="ce3" table:formula="of:=AVERAGE([.D36:.U36])" office:value-type="float" office:value="15.9871333333333" calcext:value-type="float">
            <text:p>15.9871333333333</text:p>
          </table:table-cell>
          <table:table-cell table:style-name="ce3" table:formula="of:=STDEV([.D36:.U36])" office:value-type="float" office:value="3.73723048526579" calcext:value-type="float">
            <text:p>3.73723048526579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3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SIFT</text:p>
          </table:table-cell>
          <table:table-cell table:style-name="ce37"/>
          <table:table-cell table:style-name="ce37" office:value-type="float" office:value="13.1695" calcext:value-type="float">
            <text:p>13.1695</text:p>
          </table:table-cell>
          <table:table-cell table:style-name="ce37" office:value-type="float" office:value="16.9226" calcext:value-type="float">
            <text:p>16.9226</text:p>
          </table:table-cell>
          <table:table-cell table:style-name="ce37" office:value-type="float" office:value="16.7905" calcext:value-type="float">
            <text:p>16.7905</text:p>
          </table:table-cell>
          <table:table-cell table:style-name="ce37" office:value-type="float" office:value="14.2427" calcext:value-type="float">
            <text:p>14.2427</text:p>
          </table:table-cell>
          <table:table-cell table:style-name="ce37" office:value-type="float" office:value="33.0019" calcext:value-type="float">
            <text:p>33.0019</text:p>
          </table:table-cell>
          <table:table-cell table:style-name="ce37" office:value-type="float" office:value="16.978" calcext:value-type="float">
            <text:p>16.978</text:p>
          </table:table-cell>
          <table:table-cell table:style-name="ce37" office:value-type="float" office:value="13.7289" calcext:value-type="float">
            <text:p>13.7289</text:p>
          </table:table-cell>
          <table:table-cell table:style-name="ce37" office:value-type="float" office:value="16.7648" calcext:value-type="float">
            <text:p>16.7648</text:p>
          </table:table-cell>
          <table:table-cell table:style-name="ce37" office:value-type="float" office:value="16.3916" calcext:value-type="float">
            <text:p>16.3916</text:p>
          </table:table-cell>
          <table:table-cell table:style-name="ce37" office:value-type="float" office:value="15.3337" calcext:value-type="float">
            <text:p>15.3337</text:p>
          </table:table-cell>
          <table:table-cell table:style-name="ce37" office:value-type="float" office:value="12.7231" calcext:value-type="float">
            <text:p>12.7231</text:p>
          </table:table-cell>
          <table:table-cell table:style-name="ce37" office:value-type="float" office:value="11.7701" calcext:value-type="float">
            <text:p>11.7701</text:p>
          </table:table-cell>
          <table:table-cell table:style-name="ce37" office:value-type="float" office:value="13.6472" calcext:value-type="float">
            <text:p>13.6472</text:p>
          </table:table-cell>
          <table:table-cell table:style-name="ce37" office:value-type="float" office:value="12.0349" calcext:value-type="float">
            <text:p>12.0349</text:p>
          </table:table-cell>
          <table:table-cell table:style-name="ce37" office:value-type="float" office:value="13.3531" calcext:value-type="float">
            <text:p>13.3531</text:p>
          </table:table-cell>
          <table:table-cell table:style-name="ce37" office:value-type="float" office:value="10.7937" calcext:value-type="float">
            <text:p>10.7937</text:p>
          </table:table-cell>
          <table:table-cell table:style-name="ce37" office:value-type="float" office:value="11.7935" calcext:value-type="float">
            <text:p>11.7935</text:p>
          </table:table-cell>
          <table:table-cell table:style-name="ce37" office:value-type="float" office:value="13.4953" calcext:value-type="float">
            <text:p>13.4953</text:p>
          </table:table-cell>
          <table:table-cell table:style-name="ce3" table:formula="of:=AVERAGE([.D38:.U38])" office:value-type="float" office:value="15.1630611111111" calcext:value-type="float">
            <text:p>15.1630611111111</text:p>
          </table:table-cell>
          <table:table-cell table:style-name="ce3" table:formula="of:=STDEV([.D38:.U38])" office:value-type="float" office:value="4.87669330533314" calcext:value-type="float">
            <text:p>4.87669330533314</text:p>
          </table:table-cell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37" office:value-type="string" calcext:value-type="string">
            <text:p>Detector average</text:p>
          </table:table-cell>
          <table:table-cell table:style-name="ce3" table:formula="of:=AVERAGE([.V33:.V38])" office:value-type="float" office:value="15.7118266666667" calcext:value-type="float">
            <text:p>15.7118266666667</text:p>
          </table:table-cell>
          <table:table-cell table:style-name="ce3" table:formula="of:=AVERAGE([.W33:.W38])" office:value-type="float" office:value="3.54480121451889" calcext:value-type="float">
            <text:p>3.54480121451889</text:p>
          </table:table-cell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7"/>
          <table:table-cell table:style-name="ce42" office:value-type="string" calcext:value-type="string" table:number-columns-spanned="2" table:number-rows-spanned="1">
            <text:p>Standard deviation of average TTC values</text:p>
          </table:table-cell>
          <table:covered-table-cell table:style-name="ce20"/>
          <table:table-cell table:style-name="ce3" table:formula="of:=STDEV([.V33:.V38])" office:value-type="float" office:value="0.323264357486237" calcext:value-type="float">
            <text:p>0.323264357486237</text:p>
          </table:table-cell>
          <table:table-cell table:number-columns-repeated="1002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 table:style-name="ce21" office:value-type="string" calcext:value-type="string">
            <text:p>Average TTC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ORB</text:p>
          </table:table-cell>
          <table:table-cell table:style-name="ce10" office:value-type="string" calcext:value-type="string">
            <text:p>BRISK</text:p>
          </table:table-cell>
          <table:table-cell table:style-name="ce37"/>
          <table:table-cell table:style-name="ce37" office:value-type="float" office:value="19.2885" calcext:value-type="float">
            <text:p>19.2885</text:p>
          </table:table-cell>
          <table:table-cell table:style-name="ce37" office:value-type="float" office:value="24.8425" calcext:value-type="float">
            <text:p>24.8425</text:p>
          </table:table-cell>
          <table:table-cell table:style-name="ce37" office:value-type="float" office:value="15.7403" calcext:value-type="float">
            <text:p>15.7403</text:p>
          </table:table-cell>
          <table:table-cell table:style-name="ce37" office:value-type="float" office:value="30.1703" calcext:value-type="float">
            <text:p>30.1703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7.0637" calcext:value-type="float">
            <text:p>17.0637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2.7867" calcext:value-type="float">
            <text:p>12.7867</text:p>
          </table:table-cell>
          <table:table-cell table:number-columns-repeated="2" table:style-name="ce37" office:value-type="string" calcext:value-type="string">
            <text:p>-inf</text:p>
          </table:table-cell>
          <table:table-cell table:style-name="ce37" office:value-type="float" office:value="9.08103" calcext:value-type="float">
            <text:p>9.08103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22.4629" calcext:value-type="float">
            <text:p>22.4629</text:p>
          </table:table-cell>
          <table:table-cell table:style-name="ce37" office:value-type="float" office:value="26.7727" calcext:value-type="float">
            <text:p>26.7727</text:p>
          </table:table-cell>
          <table:table-cell table:style-name="ce37" office:value-type="float" office:value="13.594" calcext:value-type="float">
            <text:p>13.594</text:p>
          </table:table-cell>
          <table:table-cell table:style-name="ce37" office:value-type="float" office:value="20.0259" calcext:value-type="float">
            <text:p>20.0259</text:p>
          </table:table-cell>
          <table:table-cell table:style-name="ce37" office:value-type="float" office:value="21.1348" calcext:value-type="float">
            <text:p>21.1348</text:p>
          </table:table-cell>
          <table:table-cell table:style-name="ce37" office:value-type="float" office:value="28.0396" calcext:value-type="float">
            <text:p>28.0396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BRIEF</text:p>
          </table:table-cell>
          <table:table-cell table:style-name="ce37"/>
          <table:table-cell table:style-name="ce37" office:value-type="float" office:value="25.2367" calcext:value-type="float">
            <text:p>25.2367</text:p>
          </table:table-cell>
          <table:table-cell table:style-name="ce37" office:value-type="float" office:value="47.92" calcext:value-type="float">
            <text:p>47.92</text:p>
          </table:table-cell>
          <table:table-cell table:style-name="ce37" office:value-type="float" office:value="105.121" calcext:value-type="float">
            <text:p>105.121</text:p>
          </table:table-cell>
          <table:table-cell table:style-name="ce37" office:value-type="float" office:value="14.486" calcext:value-type="float">
            <text:p>14.486</text:p>
          </table:table-cell>
          <table:table-cell table:style-name="ce37" office:value-type="float" office:value="25.9716" calcext:value-type="float">
            <text:p>25.9716</text:p>
          </table:table-cell>
          <table:table-cell table:style-name="ce37" office:value-type="float" office:value="13.4145" calcext:value-type="float">
            <text:p>13.4145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47.6784" calcext:value-type="float">
            <text:p>47.6784</text:p>
          </table:table-cell>
          <table:table-cell table:style-name="ce37" office:value-type="float" office:value="90.9726" calcext:value-type="float">
            <text:p>90.9726</text:p>
          </table:table-cell>
          <table:table-cell table:style-name="ce37" office:value-type="float" office:value="138.175" calcext:value-type="float">
            <text:p>138.175</text:p>
          </table:table-cell>
          <table:table-cell table:style-name="ce37" office:value-type="float" office:value="19.0934" calcext:value-type="float">
            <text:p>19.0934</text:p>
          </table:table-cell>
          <table:table-cell table:style-name="ce37" office:value-type="float" office:value="21.319" calcext:value-type="float">
            <text:p>21.319</text:p>
          </table:table-cell>
          <table:table-cell table:style-name="ce37" office:value-type="float" office:value="18.2207" calcext:value-type="float">
            <text:p>18.2207</text:p>
          </table:table-cell>
          <table:table-cell table:style-name="ce37" office:value-type="float" office:value="19.3613" calcext:value-type="float">
            <text:p>19.3613</text:p>
          </table:table-cell>
          <table:table-cell table:style-name="ce37" office:value-type="float" office:value="17.3561" calcext:value-type="float">
            <text:p>17.3561</text:p>
          </table:table-cell>
          <table:table-cell table:style-name="ce37" office:value-type="float" office:value="10.9804" calcext:value-type="float">
            <text:p>10.9804</text:p>
          </table:table-cell>
          <table:table-cell table:style-name="ce37" office:value-type="float" office:value="17.7772" calcext:value-type="float">
            <text:p>17.7772</text:p>
          </table:table-cell>
          <table:table-cell table:style-name="ce37" office:value-type="float" office:value="19.7379" calcext:value-type="float">
            <text:p>19.7379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ORB</text:p>
          </table:table-cell>
          <table:table-cell table:style-name="ce37"/>
          <table:table-cell table:style-name="ce37" office:value-type="float" office:value="117.551" calcext:value-type="float">
            <text:p>117.551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7.6971" calcext:value-type="float">
            <text:p>17.6971</text:p>
          </table:table-cell>
          <table:table-cell table:style-name="ce37" office:value-type="float" office:value="37.6227" calcext:value-type="float">
            <text:p>37.6227</text:p>
          </table:table-cell>
          <table:table-cell table:number-columns-repeated="3" table:style-name="ce37" office:value-type="string" calcext:value-type="string">
            <text:p>-inf</text:p>
          </table:table-cell>
          <table:table-cell table:style-name="ce37" office:value-type="float" office:value="19.5378" calcext:value-type="float">
            <text:p>19.5378</text:p>
          </table:table-cell>
          <table:table-cell table:number-columns-repeated="2" table:style-name="ce37" office:value-type="string" calcext:value-type="string">
            <text:p>-inf</text:p>
          </table:table-cell>
          <table:table-cell table:style-name="ce37" office:value-type="float" office:value="11.1446" calcext:value-type="float">
            <text:p>11.1446</text:p>
          </table:table-cell>
          <table:table-cell table:number-columns-repeated="3" table:style-name="ce37" office:value-type="string" calcext:value-type="string">
            <text:p>-inf</text:p>
          </table:table-cell>
          <table:table-cell table:style-name="ce37" office:value-type="float" office:value="31.463" calcext:value-type="float">
            <text:p>31.463</text:p>
          </table:table-cell>
          <table:table-cell table:style-name="ce37" office:value-type="float" office:value="20.1994" calcext:value-type="float">
            <text:p>20.1994</text:p>
          </table:table-cell>
          <table:table-cell table:style-name="ce37" office:value-type="float" office:value="27.6724" calcext:value-type="float">
            <text:p>27.6724</text:p>
          </table:table-cell>
          <table:table-cell table:style-name="ce37" office:value-type="float" office:value="38.6619" calcext:value-type="float">
            <text:p>38.6619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FREAK</text:p>
          </table:table-cell>
          <table:table-cell table:style-name="ce37"/>
          <table:table-cell table:style-name="ce37" office:value-type="float" office:value="15.8586" calcext:value-type="float">
            <text:p>15.8586</text:p>
          </table:table-cell>
          <table:table-cell table:style-name="ce37" office:value-type="float" office:value="47.92" calcext:value-type="float">
            <text:p>47.92</text:p>
          </table:table-cell>
          <table:table-cell table:style-name="ce37" office:value-type="float" office:value="10.8745" calcext:value-type="float">
            <text:p>10.8745</text:p>
          </table:table-cell>
          <table:table-cell table:style-name="ce37" office:value-type="float" office:value="21.2018" calcext:value-type="float">
            <text:p>21.2018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29.8927" calcext:value-type="float">
            <text:p>29.8927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1.9978" calcext:value-type="float">
            <text:p>11.9978</text:p>
          </table:table-cell>
          <table:table-cell table:style-name="ce37" office:value-type="float" office:value="19.0607" calcext:value-type="float">
            <text:p>19.0607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8.40781" calcext:value-type="float">
            <text:p>8.40781</text:p>
          </table:table-cell>
          <table:table-cell table:style-name="ce37" office:value-type="float" office:value="33.04" calcext:value-type="float">
            <text:p>33.04</text:p>
          </table:table-cell>
          <table:table-cell table:style-name="ce37" office:value-type="float" office:value="9.30432" calcext:value-type="float">
            <text:p>9.30432</text:p>
          </table:table-cell>
          <table:table-cell table:style-name="ce37" office:value-type="float" office:value="74.971" calcext:value-type="float">
            <text:p>74.971</text:p>
          </table:table-cell>
          <table:table-cell table:style-name="ce37" office:value-type="float" office:value="32.4831" calcext:value-type="float">
            <text:p>32.4831</text:p>
          </table:table-cell>
          <table:table-cell table:style-name="ce37" office:value-type="float" office:value="11.6227" calcext:value-type="float">
            <text:p>11.6227</text:p>
          </table:table-cell>
          <table:table-cell table:style-name="ce37" office:value-type="float" office:value="9.93894" calcext:value-type="float">
            <text:p>9.93894</text:p>
          </table:table-cell>
          <table:table-cell table:style-name="ce37" office:value-type="float" office:value="12.8317" calcext:value-type="float">
            <text:p>12.8317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SIFT</text:p>
          </table:table-cell>
          <table:table-cell table:style-name="ce37"/>
          <table:table-cell table:style-name="ce37" office:value-type="float" office:value="16.726" calcext:value-type="float">
            <text:p>16.726</text:p>
          </table:table-cell>
          <table:table-cell table:style-name="ce37" office:value-type="float" office:value="19.2415" calcext:value-type="float">
            <text:p>19.2415</text:p>
          </table:table-cell>
          <table:table-cell table:style-name="ce37" office:value-type="float" office:value="12.6239" calcext:value-type="float">
            <text:p>12.6239</text:p>
          </table:table-cell>
          <table:table-cell table:style-name="ce37" office:value-type="float" office:value="185.888" calcext:value-type="float">
            <text:p>185.888</text:p>
          </table:table-cell>
          <table:table-cell table:style-name="ce37" office:value-type="float" office:value="502.13" calcext:value-type="float">
            <text:p>502.13</text:p>
          </table:table-cell>
          <table:table-cell table:style-name="ce37" office:value-type="float" office:value="19.5976" calcext:value-type="float">
            <text:p>19.5976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13.0229" calcext:value-type="float">
            <text:p>13.0229</text:p>
          </table:table-cell>
          <table:table-cell table:number-columns-repeated="2" table:style-name="ce37" office:value-type="string" calcext:value-type="string">
            <text:p>-inf</text:p>
          </table:table-cell>
          <table:table-cell table:style-name="ce37" office:value-type="float" office:value="8.29125" calcext:value-type="float">
            <text:p>8.29125</text:p>
          </table:table-cell>
          <table:table-cell table:style-name="ce37" office:value-type="string" calcext:value-type="string">
            <text:p>-inf</text:p>
          </table:table-cell>
          <table:table-cell table:style-name="ce37" office:value-type="float" office:value="9.25585" calcext:value-type="float">
            <text:p>9.25585</text:p>
          </table:table-cell>
          <table:table-cell table:style-name="ce37" office:value-type="float" office:value="623.139" calcext:value-type="float">
            <text:p>623.139</text:p>
          </table:table-cell>
          <table:table-cell table:style-name="ce37" office:value-type="float" office:value="30.6161" calcext:value-type="float">
            <text:p>30.6161</text:p>
          </table:table-cell>
          <table:table-cell table:style-name="ce37" office:value-type="float" office:value="13.8983" calcext:value-type="float">
            <text:p>13.8983</text:p>
          </table:table-cell>
          <table:table-cell table:style-name="ce37" office:value-type="float" office:value="27.4546" calcext:value-type="float">
            <text:p>27.4546</text:p>
          </table:table-cell>
          <table:table-cell table:style-name="ce37" office:value-type="float" office:value="25.5023" calcext:value-type="float">
            <text:p>25.5023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37" office:value-type="string" calcext:value-type="string">
            <text:p>Detector average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7"/>
          <table:table-cell table:style-name="ce42" office:value-type="string" calcext:value-type="string" table:number-columns-spanned="2" table:number-rows-spanned="1">
            <text:p>Standard deviation of average TTC values</text:p>
          </table:table-cell>
          <table:covered-table-cell table:style-name="ce20"/>
          <table:table-cell table:style-name="ce3"/>
          <table:table-cell table:number-columns-repeated="1002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AKAZE</text:p>
          </table:table-cell>
          <table:table-cell table:style-name="ce15" office:value-type="string" calcext:value-type="string">
            <text:p>BRISK</text:p>
          </table:table-cell>
          <table:table-cell table:style-name="ce37"/>
          <table:table-cell table:style-name="ce37" office:value-type="float" office:value="12.7528" calcext:value-type="float">
            <text:p>12.7528</text:p>
          </table:table-cell>
          <table:table-cell table:style-name="ce37" office:value-type="float" office:value="15.704" calcext:value-type="float">
            <text:p>15.704</text:p>
          </table:table-cell>
          <table:table-cell table:style-name="ce37" office:value-type="float" office:value="14.1349" calcext:value-type="float">
            <text:p>14.1349</text:p>
          </table:table-cell>
          <table:table-cell table:style-name="ce37" office:value-type="float" office:value="14.8276" calcext:value-type="float">
            <text:p>14.8276</text:p>
          </table:table-cell>
          <table:table-cell table:style-name="ce37" office:value-type="float" office:value="16.0871" calcext:value-type="float">
            <text:p>16.0871</text:p>
          </table:table-cell>
          <table:table-cell table:style-name="ce37" office:value-type="float" office:value="14.8595" calcext:value-type="float">
            <text:p>14.8595</text:p>
          </table:table-cell>
          <table:table-cell table:style-name="ce37" office:value-type="float" office:value="15.8833" calcext:value-type="float">
            <text:p>15.8833</text:p>
          </table:table-cell>
          <table:table-cell table:style-name="ce37" office:value-type="float" office:value="13.8386" calcext:value-type="float">
            <text:p>13.8386</text:p>
          </table:table-cell>
          <table:table-cell table:style-name="ce37" office:value-type="float" office:value="14.0132" calcext:value-type="float">
            <text:p>14.0132</text:p>
          </table:table-cell>
          <table:table-cell table:style-name="ce37" office:value-type="float" office:value="11.878" calcext:value-type="float">
            <text:p>11.878</text:p>
          </table:table-cell>
          <table:table-cell table:style-name="ce37" office:value-type="float" office:value="12.9503" calcext:value-type="float">
            <text:p>12.9503</text:p>
          </table:table-cell>
          <table:table-cell table:style-name="ce37" office:value-type="float" office:value="10.8462" calcext:value-type="float">
            <text:p>10.8462</text:p>
          </table:table-cell>
          <table:table-cell table:style-name="ce37" office:value-type="float" office:value="11.1874" calcext:value-type="float">
            <text:p>11.1874</text:p>
          </table:table-cell>
          <table:table-cell table:style-name="ce37" office:value-type="float" office:value="11.157" calcext:value-type="float">
            <text:p>11.157</text:p>
          </table:table-cell>
          <table:table-cell table:style-name="ce37" office:value-type="float" office:value="10.7504" calcext:value-type="float">
            <text:p>10.7504</text:p>
          </table:table-cell>
          <table:table-cell table:style-name="ce37" office:value-type="float" office:value="10.8543" calcext:value-type="float">
            <text:p>10.8543</text:p>
          </table:table-cell>
          <table:table-cell table:style-name="ce37" office:value-type="float" office:value="10.1455" calcext:value-type="float">
            <text:p>10.1455</text:p>
          </table:table-cell>
          <table:table-cell table:style-name="ce37" office:value-type="float" office:value="9.82299" calcext:value-type="float">
            <text:p>9.82299</text:p>
          </table:table-cell>
          <table:table-cell table:style-name="ce3" table:formula="of:=AVERAGE([.D53:.U53])" office:value-type="float" office:value="12.8718383333333" calcext:value-type="float">
            <text:p>12.8718383333333</text:p>
          </table:table-cell>
          <table:table-cell table:style-name="ce3" table:formula="of:=STDEV([.D53:.U53])" office:value-type="float" office:value="2.10356872760177" calcext:value-type="float">
            <text:p>2.10356872760177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5" office:value-type="string" calcext:value-type="string">
            <text:p>BRIEF</text:p>
          </table:table-cell>
          <table:table-cell table:style-name="ce37"/>
          <table:table-cell table:style-name="ce37" office:value-type="float" office:value="13.2783" calcext:value-type="float">
            <text:p>13.2783</text:p>
          </table:table-cell>
          <table:table-cell table:style-name="ce37" office:value-type="float" office:value="16.3797" calcext:value-type="float">
            <text:p>16.3797</text:p>
          </table:table-cell>
          <table:table-cell table:style-name="ce37" office:value-type="float" office:value="13.9814" calcext:value-type="float">
            <text:p>13.9814</text:p>
          </table:table-cell>
          <table:table-cell table:style-name="ce37" office:value-type="float" office:value="13.9721" calcext:value-type="float">
            <text:p>13.9721</text:p>
          </table:table-cell>
          <table:table-cell table:style-name="ce37" office:value-type="float" office:value="15.0557" calcext:value-type="float">
            <text:p>15.0557</text:p>
          </table:table-cell>
          <table:table-cell table:style-name="ce37" office:value-type="float" office:value="13.9101" calcext:value-type="float">
            <text:p>13.9101</text:p>
          </table:table-cell>
          <table:table-cell table:style-name="ce37" office:value-type="float" office:value="15.826" calcext:value-type="float">
            <text:p>15.826</text:p>
          </table:table-cell>
          <table:table-cell table:style-name="ce37" office:value-type="float" office:value="14.0768" calcext:value-type="float">
            <text:p>14.0768</text:p>
          </table:table-cell>
          <table:table-cell table:style-name="ce37" office:value-type="float" office:value="13.691" calcext:value-type="float">
            <text:p>13.691</text:p>
          </table:table-cell>
          <table:table-cell table:style-name="ce37" office:value-type="float" office:value="11.5709" calcext:value-type="float">
            <text:p>11.5709</text:p>
          </table:table-cell>
          <table:table-cell table:style-name="ce37" office:value-type="float" office:value="12.607" calcext:value-type="float">
            <text:p>12.607</text:p>
          </table:table-cell>
          <table:table-cell table:style-name="ce37" office:value-type="float" office:value="11.9226" calcext:value-type="float">
            <text:p>11.9226</text:p>
          </table:table-cell>
          <table:table-cell table:style-name="ce37" office:value-type="float" office:value="10.8449" calcext:value-type="float">
            <text:p>10.8449</text:p>
          </table:table-cell>
          <table:table-cell table:style-name="ce37" office:value-type="float" office:value="10.8516" calcext:value-type="float">
            <text:p>10.8516</text:p>
          </table:table-cell>
          <table:table-cell table:style-name="ce37" office:value-type="float" office:value="11.2661" calcext:value-type="float">
            <text:p>11.2661</text:p>
          </table:table-cell>
          <table:table-cell table:style-name="ce37" office:value-type="float" office:value="10.14" calcext:value-type="float">
            <text:p>10.14</text:p>
          </table:table-cell>
          <table:table-cell table:style-name="ce37" office:value-type="float" office:value="10.0567" calcext:value-type="float">
            <text:p>10.0567</text:p>
          </table:table-cell>
          <table:table-cell table:style-name="ce37" office:value-type="float" office:value="9.80312" calcext:value-type="float">
            <text:p>9.80312</text:p>
          </table:table-cell>
          <table:table-cell table:style-name="ce3" table:formula="of:=AVERAGE([.D54:.U54])" office:value-type="float" office:value="12.7352233333333" calcext:value-type="float">
            <text:p>12.7352233333333</text:p>
          </table:table-cell>
          <table:table-cell table:style-name="ce3" table:formula="of:=STDEV([.D54:.U54])" office:value-type="float" office:value="2.02208654272526" calcext:value-type="float">
            <text:p>2.02208654272526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ORB</text:p>
          </table:table-cell>
          <table:table-cell table:style-name="ce37"/>
          <table:table-cell table:style-name="ce37" office:value-type="string" calcext:value-type="string">
            <text:p>nan</text:p>
          </table:table-cell>
          <table:table-cell table:style-name="ce37" office:value-type="float" office:value="13.0099" calcext:value-type="float">
            <text:p>13.0099</text:p>
          </table:table-cell>
          <table:table-cell table:style-name="ce37" office:value-type="float" office:value="15.4089" calcext:value-type="float">
            <text:p>15.4089</text:p>
          </table:table-cell>
          <table:table-cell table:style-name="ce37" office:value-type="float" office:value="13.952" calcext:value-type="float">
            <text:p>13.952</text:p>
          </table:table-cell>
          <table:table-cell table:style-name="ce37" office:value-type="float" office:value="15.7008" calcext:value-type="float">
            <text:p>15.7008</text:p>
          </table:table-cell>
          <table:table-cell table:style-name="ce37" office:value-type="float" office:value="16.7508" calcext:value-type="float">
            <text:p>16.7508</text:p>
          </table:table-cell>
          <table:table-cell table:style-name="ce37" office:value-type="float" office:value="13.949" calcext:value-type="float">
            <text:p>13.949</text:p>
          </table:table-cell>
          <table:table-cell table:style-name="ce37" office:value-type="float" office:value="15.5317" calcext:value-type="float">
            <text:p>15.5317</text:p>
          </table:table-cell>
          <table:table-cell table:style-name="ce37" office:value-type="float" office:value="13.9159" calcext:value-type="float">
            <text:p>13.9159</text:p>
          </table:table-cell>
          <table:table-cell table:style-name="ce37" office:value-type="float" office:value="13.8731" calcext:value-type="float">
            <text:p>13.8731</text:p>
          </table:table-cell>
          <table:table-cell table:style-name="ce37" office:value-type="float" office:value="11.5597" calcext:value-type="float">
            <text:p>11.5597</text:p>
          </table:table-cell>
          <table:table-cell table:style-name="ce37" office:value-type="float" office:value="13.0318" calcext:value-type="float">
            <text:p>13.0318</text:p>
          </table:table-cell>
          <table:table-cell table:style-name="ce37" office:value-type="float" office:value="12.3966" calcext:value-type="float">
            <text:p>12.3966</text:p>
          </table:table-cell>
          <table:table-cell table:style-name="ce37" office:value-type="float" office:value="11.6067" calcext:value-type="float">
            <text:p>11.6067</text:p>
          </table:table-cell>
          <table:table-cell table:style-name="ce37" office:value-type="float" office:value="12.0524" calcext:value-type="float">
            <text:p>12.0524</text:p>
          </table:table-cell>
          <table:table-cell table:style-name="ce37" office:value-type="float" office:value="11.3735" calcext:value-type="float">
            <text:p>11.3735</text:p>
          </table:table-cell>
          <table:table-cell table:style-name="ce37" office:value-type="float" office:value="10.6864" calcext:value-type="float">
            <text:p>10.6864</text:p>
          </table:table-cell>
          <table:table-cell table:style-name="ce37" office:value-type="float" office:value="10.3587" calcext:value-type="float">
            <text:p>10.3587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5" office:value-type="string" calcext:value-type="string">
            <text:p>FREAK</text:p>
          </table:table-cell>
          <table:table-cell table:style-name="ce37"/>
          <table:table-cell table:style-name="ce37" office:value-type="float" office:value="12.9182" calcext:value-type="float">
            <text:p>12.9182</text:p>
          </table:table-cell>
          <table:table-cell table:style-name="ce37" office:value-type="float" office:value="14.9055" calcext:value-type="float">
            <text:p>14.9055</text:p>
          </table:table-cell>
          <table:table-cell table:style-name="ce37" office:value-type="float" office:value="14.4954" calcext:value-type="float">
            <text:p>14.4954</text:p>
          </table:table-cell>
          <table:table-cell table:style-name="ce37" office:value-type="float" office:value="14.725" calcext:value-type="float">
            <text:p>14.725</text:p>
          </table:table-cell>
          <table:table-cell table:style-name="ce37" office:value-type="float" office:value="17.6464" calcext:value-type="float">
            <text:p>17.6464</text:p>
          </table:table-cell>
          <table:table-cell table:style-name="ce37" office:value-type="float" office:value="14.5334" calcext:value-type="float">
            <text:p>14.5334</text:p>
          </table:table-cell>
          <table:table-cell table:style-name="ce37" office:value-type="float" office:value="15.372" calcext:value-type="float">
            <text:p>15.372</text:p>
          </table:table-cell>
          <table:table-cell table:style-name="ce37" office:value-type="float" office:value="14.5564" calcext:value-type="float">
            <text:p>14.5564</text:p>
          </table:table-cell>
          <table:table-cell table:style-name="ce37" office:value-type="float" office:value="13.9107" calcext:value-type="float">
            <text:p>13.9107</text:p>
          </table:table-cell>
          <table:table-cell table:style-name="ce37" office:value-type="float" office:value="11.9773" calcext:value-type="float">
            <text:p>11.9773</text:p>
          </table:table-cell>
          <table:table-cell table:style-name="ce37" office:value-type="float" office:value="12.7644" calcext:value-type="float">
            <text:p>12.7644</text:p>
          </table:table-cell>
          <table:table-cell table:style-name="ce37" office:value-type="float" office:value="11.4175" calcext:value-type="float">
            <text:p>11.4175</text:p>
          </table:table-cell>
          <table:table-cell table:style-name="ce37" office:value-type="float" office:value="11.3268" calcext:value-type="float">
            <text:p>11.3268</text:p>
          </table:table-cell>
          <table:table-cell table:style-name="ce37" office:value-type="float" office:value="10.7533" calcext:value-type="float">
            <text:p>10.7533</text:p>
          </table:table-cell>
          <table:table-cell table:style-name="ce37" office:value-type="float" office:value="10.8932" calcext:value-type="float">
            <text:p>10.8932</text:p>
          </table:table-cell>
          <table:table-cell table:style-name="ce37" office:value-type="float" office:value="10.4857" calcext:value-type="float">
            <text:p>10.4857</text:p>
          </table:table-cell>
          <table:table-cell table:style-name="ce37" office:value-type="float" office:value="10.114" calcext:value-type="float">
            <text:p>10.114</text:p>
          </table:table-cell>
          <table:table-cell table:style-name="ce37" office:value-type="float" office:value="9.41199" calcext:value-type="float">
            <text:p>9.41199</text:p>
          </table:table-cell>
          <table:table-cell table:style-name="ce3" table:formula="of:=AVERAGE([.D56:.U56])" office:value-type="float" office:value="12.9003994444444" calcext:value-type="float">
            <text:p>12.9003994444444</text:p>
          </table:table-cell>
          <table:table-cell table:style-name="ce3" table:formula="of:=STDEV([.D56:.U56])" office:value-type="float" office:value="2.23482465778959" calcext:value-type="float">
            <text:p>2.23482465778959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0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15" office:value-type="string" calcext:value-type="string">
            <text:p>SIFT</text:p>
          </table:table-cell>
          <table:table-cell table:style-name="ce37"/>
          <table:table-cell table:style-name="ce37" office:value-type="float" office:value="12.4519" calcext:value-type="float">
            <text:p>12.4519</text:p>
          </table:table-cell>
          <table:table-cell table:style-name="ce37" office:value-type="float" office:value="14.6366" calcext:value-type="float">
            <text:p>14.6366</text:p>
          </table:table-cell>
          <table:table-cell table:style-name="ce37" office:value-type="float" office:value="13.8031" calcext:value-type="float">
            <text:p>13.8031</text:p>
          </table:table-cell>
          <table:table-cell table:style-name="ce37" office:value-type="float" office:value="14.2268" calcext:value-type="float">
            <text:p>14.2268</text:p>
          </table:table-cell>
          <table:table-cell table:style-name="ce37" office:value-type="float" office:value="16.0799" calcext:value-type="float">
            <text:p>16.0799</text:p>
          </table:table-cell>
          <table:table-cell table:style-name="ce37" office:value-type="float" office:value="13.9616" calcext:value-type="float">
            <text:p>13.9616</text:p>
          </table:table-cell>
          <table:table-cell table:style-name="ce37" office:value-type="float" office:value="15.4734" calcext:value-type="float">
            <text:p>15.4734</text:p>
          </table:table-cell>
          <table:table-cell table:style-name="ce37" office:value-type="float" office:value="13.7822" calcext:value-type="float">
            <text:p>13.7822</text:p>
          </table:table-cell>
          <table:table-cell table:style-name="ce37" office:value-type="float" office:value="13.8731" calcext:value-type="float">
            <text:p>13.8731</text:p>
          </table:table-cell>
          <table:table-cell table:style-name="ce37" office:value-type="float" office:value="11.7502" calcext:value-type="float">
            <text:p>11.7502</text:p>
          </table:table-cell>
          <table:table-cell table:style-name="ce37" office:value-type="float" office:value="12.3557" calcext:value-type="float">
            <text:p>12.3557</text:p>
          </table:table-cell>
          <table:table-cell table:style-name="ce37" office:value-type="float" office:value="11.3908" calcext:value-type="float">
            <text:p>11.3908</text:p>
          </table:table-cell>
          <table:table-cell table:style-name="ce37" office:value-type="float" office:value="11.3014" calcext:value-type="float">
            <text:p>11.3014</text:p>
          </table:table-cell>
          <table:table-cell table:style-name="ce37" office:value-type="float" office:value="11.44" calcext:value-type="float">
            <text:p>11.44</text:p>
          </table:table-cell>
          <table:table-cell table:style-name="ce37" office:value-type="float" office:value="11.0204" calcext:value-type="float">
            <text:p>11.0204</text:p>
          </table:table-cell>
          <table:table-cell table:style-name="ce37" office:value-type="float" office:value="10.3361" calcext:value-type="float">
            <text:p>10.3361</text:p>
          </table:table-cell>
          <table:table-cell table:style-name="ce37" office:value-type="float" office:value="9.84188" calcext:value-type="float">
            <text:p>9.84188</text:p>
          </table:table-cell>
          <table:table-cell table:style-name="ce37" office:value-type="float" office:value="9.68218" calcext:value-type="float">
            <text:p>9.68218</text:p>
          </table:table-cell>
          <table:table-cell table:style-name="ce3" table:formula="of:=AVERAGE([.D58:.U58])" office:value-type="float" office:value="12.6337366666667" calcext:value-type="float">
            <text:p>12.6337366666667</text:p>
          </table:table-cell>
          <table:table-cell table:style-name="ce3" table:formula="of:=STDEV([.D58:.U58])" office:value-type="float" office:value="1.91739450447736" calcext:value-type="float">
            <text:p>1.91739450447736</text:p>
          </table:table-cell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8"/>
          <table:table-cell table:style-name="ce37" office:value-type="string" calcext:value-type="string">
            <text:p>Detector average</text:p>
          </table:table-cell>
          <table:table-cell table:style-name="ce3" table:formula="of:=AVERAGE([.V53:.V58])" office:value-type="float" office:value="12.7852994444444" calcext:value-type="float">
            <text:p>12.7852994444444</text:p>
          </table:table-cell>
          <table:table-cell table:style-name="ce3" table:formula="of:=AVERAGE([.W53:.W58])" office:value-type="float" office:value="2.06946860814849" calcext:value-type="float">
            <text:p>2.06946860814849</text:p>
          </table:table-cell>
          <table:table-cell table:number-columns-repeated="1001"/>
        </table:table-row>
        <table:table-row table:style-name="ro4">
          <table:table-cell table:style-name="Default" table:number-columns-repeated="2"/>
          <table:table-cell table:style-name="ce18" table:number-columns-repeated="17"/>
          <table:table-cell table:style-name="ce42" office:value-type="string" calcext:value-type="string" table:number-columns-spanned="2" table:number-rows-spanned="1">
            <text:p>Standard deviation of average TTC values</text:p>
          </table:table-cell>
          <table:covered-table-cell table:style-name="ce20"/>
          <table:table-cell table:style-name="ce3" table:formula="of:=STDEV([.V53:.V58])" office:value-type="float" office:value="0.124118064494831" calcext:value-type="float">
            <text:p>0.124118064494831</text:p>
          </table:table-cell>
          <table:table-cell table:number-columns-repeated="1002"/>
        </table:table-row>
        <table:table-row table:style-name="ro4">
          <table:table-cell table:style-name="Default"/>
          <table:table-cell table:style-name="ce12" office:value-type="string" calcext:value-type="string">
            <text:p>Descriptor</text:p>
          </table:table-cell>
          <table:table-cell table:style-name="ce18" table:number-columns-repeated="19"/>
          <table:table-cell table:number-columns-repeated="1003"/>
        </table:table-row>
        <table:table-row table:style-name="ro4">
          <table:table-cell table:style-name="ce12" office:value-type="string" calcext:value-type="string">
            <text:p>Detectors</text:p>
          </table:table-cell>
          <table:table-cell table:style-name="ce12" office:value-type="string" calcext:value-type="string">
            <text:p>Frame No.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21" office:value-type="string" calcext:value-type="string">
            <text:p>Average TTC</text:p>
          </table:table-cell>
          <table:table-cell table:style-name="ce21" office:value-type="string" calcext:value-type="string">
            <text:p>Standard deviation</text:p>
          </table:table-cell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1" table:number-rows-spanned="6">
            <text:p>SIFT</text:p>
          </table:table-cell>
          <table:table-cell table:style-name="ce3" office:value-type="string" calcext:value-type="string">
            <text:p>BRISK</text:p>
          </table:table-cell>
          <table:table-cell table:style-name="ce37"/>
          <table:table-cell table:style-name="ce37" office:value-type="float" office:value="12.3957" calcext:value-type="float">
            <text:p>12.3957</text:p>
          </table:table-cell>
          <table:table-cell table:style-name="ce37" office:value-type="float" office:value="13.5928" calcext:value-type="float">
            <text:p>13.5928</text:p>
          </table:table-cell>
          <table:table-cell table:style-name="ce37" office:value-type="float" office:value="13.9338" calcext:value-type="float">
            <text:p>13.9338</text:p>
          </table:table-cell>
          <table:table-cell table:style-name="ce37" office:value-type="float" office:value="18.9447" calcext:value-type="float">
            <text:p>18.9447</text:p>
          </table:table-cell>
          <table:table-cell table:style-name="ce37" office:value-type="float" office:value="15.0724" calcext:value-type="float">
            <text:p>15.0724</text:p>
          </table:table-cell>
          <table:table-cell table:style-name="ce37" office:value-type="float" office:value="12.0425" calcext:value-type="float">
            <text:p>12.0425</text:p>
          </table:table-cell>
          <table:table-cell table:style-name="ce37" office:value-type="float" office:value="14.0533" calcext:value-type="float">
            <text:p>14.0533</text:p>
          </table:table-cell>
          <table:table-cell table:style-name="ce37" office:value-type="float" office:value="15.6307" calcext:value-type="float">
            <text:p>15.6307</text:p>
          </table:table-cell>
          <table:table-cell table:style-name="ce37" office:value-type="float" office:value="13.4055" calcext:value-type="float">
            <text:p>13.4055</text:p>
          </table:table-cell>
          <table:table-cell table:style-name="ce37" office:value-type="float" office:value="11.4295" calcext:value-type="float">
            <text:p>11.4295</text:p>
          </table:table-cell>
          <table:table-cell table:style-name="ce37" office:value-type="float" office:value="12.7588" calcext:value-type="float">
            <text:p>12.7588</text:p>
          </table:table-cell>
          <table:table-cell table:style-name="ce37" office:value-type="float" office:value="10.2518" calcext:value-type="float">
            <text:p>10.2518</text:p>
          </table:table-cell>
          <table:table-cell table:style-name="ce37" office:value-type="float" office:value="9.59755" calcext:value-type="float">
            <text:p>9.59755</text:p>
          </table:table-cell>
          <table:table-cell table:style-name="ce37" office:value-type="float" office:value="9.55221" calcext:value-type="float">
            <text:p>9.55221</text:p>
          </table:table-cell>
          <table:table-cell table:style-name="ce37" office:value-type="float" office:value="9.46445" calcext:value-type="float">
            <text:p>9.46445</text:p>
          </table:table-cell>
          <table:table-cell table:style-name="ce37" office:value-type="float" office:value="8.93159" calcext:value-type="float">
            <text:p>8.93159</text:p>
          </table:table-cell>
          <table:table-cell table:style-name="ce37" office:value-type="float" office:value="9.46449" calcext:value-type="float">
            <text:p>9.46449</text:p>
          </table:table-cell>
          <table:table-cell table:style-name="ce37" office:value-type="float" office:value="9.32687" calcext:value-type="float">
            <text:p>9.32687</text:p>
          </table:table-cell>
          <table:table-cell table:style-name="ce3" table:formula="of:=AVERAGE([.D63:.U63])" office:value-type="float" office:value="12.2138144444444" calcext:value-type="float">
            <text:p>12.2138144444444</text:p>
          </table:table-cell>
          <table:table-cell table:style-name="ce3" table:formula="of:=STDEV([.D63:.U63])" office:value-type="float" office:value="2.7417632251189" calcext:value-type="float">
            <text:p>2.7417632251189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BRIEF</text:p>
          </table:table-cell>
          <table:table-cell table:style-name="ce37"/>
          <table:table-cell table:style-name="ce37" office:value-type="float" office:value="12.2521" calcext:value-type="float">
            <text:p>12.2521</text:p>
          </table:table-cell>
          <table:table-cell table:style-name="ce37" office:value-type="float" office:value="13.616" calcext:value-type="float">
            <text:p>13.616</text:p>
          </table:table-cell>
          <table:table-cell table:style-name="ce37" office:value-type="float" office:value="15.3258" calcext:value-type="float">
            <text:p>15.3258</text:p>
          </table:table-cell>
          <table:table-cell table:style-name="ce37" office:value-type="float" office:value="22.344" calcext:value-type="float">
            <text:p>22.344</text:p>
          </table:table-cell>
          <table:table-cell table:style-name="ce37" office:value-type="float" office:value="13.5713" calcext:value-type="float">
            <text:p>13.5713</text:p>
          </table:table-cell>
          <table:table-cell table:style-name="ce37" office:value-type="float" office:value="12.3369" calcext:value-type="float">
            <text:p>12.3369</text:p>
          </table:table-cell>
          <table:table-cell table:style-name="ce37" office:value-type="float" office:value="15.6109" calcext:value-type="float">
            <text:p>15.6109</text:p>
          </table:table-cell>
          <table:table-cell table:style-name="ce37" office:value-type="float" office:value="15.8805" calcext:value-type="float">
            <text:p>15.8805</text:p>
          </table:table-cell>
          <table:table-cell table:style-name="ce37" office:value-type="float" office:value="12.9544" calcext:value-type="float">
            <text:p>12.9544</text:p>
          </table:table-cell>
          <table:table-cell table:style-name="ce37" office:value-type="float" office:value="10.1241" calcext:value-type="float">
            <text:p>10.1241</text:p>
          </table:table-cell>
          <table:table-cell table:style-name="ce37" office:value-type="float" office:value="11.9423" calcext:value-type="float">
            <text:p>11.9423</text:p>
          </table:table-cell>
          <table:table-cell table:style-name="ce37" office:value-type="float" office:value="10.6914" calcext:value-type="float">
            <text:p>10.6914</text:p>
          </table:table-cell>
          <table:table-cell table:style-name="ce37" office:value-type="float" office:value="10.0226" calcext:value-type="float">
            <text:p>10.0226</text:p>
          </table:table-cell>
          <table:table-cell table:style-name="ce37" office:value-type="float" office:value="10.6202" calcext:value-type="float">
            <text:p>10.6202</text:p>
          </table:table-cell>
          <table:table-cell table:style-name="ce37" office:value-type="float" office:value="10.0867" calcext:value-type="float">
            <text:p>10.0867</text:p>
          </table:table-cell>
          <table:table-cell table:style-name="ce37" office:value-type="float" office:value="8.97689" calcext:value-type="float">
            <text:p>8.97689</text:p>
          </table:table-cell>
          <table:table-cell table:style-name="ce37" office:value-type="float" office:value="9.3448" calcext:value-type="float">
            <text:p>9.3448</text:p>
          </table:table-cell>
          <table:table-cell table:style-name="ce37" office:value-type="float" office:value="8.7034" calcext:value-type="float">
            <text:p>8.7034</text:p>
          </table:table-cell>
          <table:table-cell table:style-name="ce3" table:formula="of:=AVERAGE([.D64:.U64])" office:value-type="float" office:value="12.466905" calcext:value-type="float">
            <text:p>12.466905</text:p>
          </table:table-cell>
          <table:table-cell table:style-name="ce3" table:formula="of:=STDEV([.D64:.U64])" office:value-type="float" office:value="3.34459021643336" calcext:value-type="float">
            <text:p>3.34459021643336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3" office:value-type="string" calcext:value-type="string">
            <text:p>ORB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FREAK</text:p>
          </table:table-cell>
          <table:table-cell table:style-name="ce37"/>
          <table:table-cell table:style-name="ce37" office:value-type="float" office:value="11.5918" calcext:value-type="float">
            <text:p>11.5918</text:p>
          </table:table-cell>
          <table:table-cell table:style-name="ce37" office:value-type="float" office:value="13.616" calcext:value-type="float">
            <text:p>13.616</text:p>
          </table:table-cell>
          <table:table-cell table:style-name="ce37" office:value-type="float" office:value="13.833" calcext:value-type="float">
            <text:p>13.833</text:p>
          </table:table-cell>
          <table:table-cell table:style-name="ce37" office:value-type="float" office:value="19.6783" calcext:value-type="float">
            <text:p>19.6783</text:p>
          </table:table-cell>
          <table:table-cell table:style-name="ce37" office:value-type="float" office:value="15.1633" calcext:value-type="float">
            <text:p>15.1633</text:p>
          </table:table-cell>
          <table:table-cell table:style-name="ce37" office:value-type="float" office:value="12.4407" calcext:value-type="float">
            <text:p>12.4407</text:p>
          </table:table-cell>
          <table:table-cell table:style-name="ce37" office:value-type="float" office:value="14.356" calcext:value-type="float">
            <text:p>14.356</text:p>
          </table:table-cell>
          <table:table-cell table:style-name="ce37" office:value-type="float" office:value="15.4797" calcext:value-type="float">
            <text:p>15.4797</text:p>
          </table:table-cell>
          <table:table-cell table:style-name="ce37" office:value-type="float" office:value="13.9274" calcext:value-type="float">
            <text:p>13.9274</text:p>
          </table:table-cell>
          <table:table-cell table:style-name="ce37" office:value-type="float" office:value="11.6446" calcext:value-type="float">
            <text:p>11.6446</text:p>
          </table:table-cell>
          <table:table-cell table:style-name="ce37" office:value-type="float" office:value="12.0829" calcext:value-type="float">
            <text:p>12.0829</text:p>
          </table:table-cell>
          <table:table-cell table:style-name="ce37" office:value-type="float" office:value="10.2866" calcext:value-type="float">
            <text:p>10.2866</text:p>
          </table:table-cell>
          <table:table-cell table:style-name="ce37" office:value-type="float" office:value="10.056" calcext:value-type="float">
            <text:p>10.056</text:p>
          </table:table-cell>
          <table:table-cell table:style-name="ce37" office:value-type="float" office:value="9.77994" calcext:value-type="float">
            <text:p>9.77994</text:p>
          </table:table-cell>
          <table:table-cell table:style-name="ce37" office:value-type="float" office:value="8.98705" calcext:value-type="float">
            <text:p>8.98705</text:p>
          </table:table-cell>
          <table:table-cell table:style-name="ce37" office:value-type="float" office:value="8.99274" calcext:value-type="float">
            <text:p>8.99274</text:p>
          </table:table-cell>
          <table:table-cell table:style-name="ce37" office:value-type="float" office:value="9.12142" calcext:value-type="float">
            <text:p>9.12142</text:p>
          </table:table-cell>
          <table:table-cell table:style-name="ce37" office:value-type="float" office:value="9.40627" calcext:value-type="float">
            <text:p>9.40627</text:p>
          </table:table-cell>
          <table:table-cell table:style-name="ce3" table:formula="of:=AVERAGE([.D66:.U66])" office:value-type="float" office:value="12.2468733333333" calcext:value-type="float">
            <text:p>12.2468733333333</text:p>
          </table:table-cell>
          <table:table-cell table:style-name="ce3" table:formula="of:=STDEV([.D66:.U66])" office:value-type="float" office:value="2.87467329564903" calcext:value-type="float">
            <text:p>2.87467329564903</text:p>
          </table:table-cell>
          <table:table-cell table:number-columns-repeated="1001"/>
        </table:table-row>
        <table:table-row table:style-name="ro4">
          <table:covered-table-cell table:style-name="Default"/>
          <table:table-cell table:style-name="ce13" office:value-type="string" calcext:value-type="string">
            <text:p>AKAZE</text:p>
          </table:table-cell>
          <table:table-cell table:style-name="ce37" table:number-columns-repeated="19"/>
          <table:table-cell table:style-name="ce3" table:number-columns-repeated="2"/>
          <table:table-cell table:number-columns-repeated="1001"/>
        </table:table-row>
        <table:table-row table:style-name="ro4">
          <table:covered-table-cell table:style-name="Default"/>
          <table:table-cell table:style-name="ce3" office:value-type="string" calcext:value-type="string">
            <text:p>SIFT</text:p>
          </table:table-cell>
          <table:table-cell table:style-name="ce37"/>
          <table:table-cell table:style-name="ce37" office:value-type="float" office:value="11.3868" calcext:value-type="float">
            <text:p>11.3868</text:p>
          </table:table-cell>
          <table:table-cell table:style-name="ce37" office:value-type="float" office:value="12.939" calcext:value-type="float">
            <text:p>12.939</text:p>
          </table:table-cell>
          <table:table-cell table:style-name="ce37" office:value-type="float" office:value="13.2388" calcext:value-type="float">
            <text:p>13.2388</text:p>
          </table:table-cell>
          <table:table-cell table:style-name="ce37" office:value-type="float" office:value="18.4943" calcext:value-type="float">
            <text:p>18.4943</text:p>
          </table:table-cell>
          <table:table-cell table:style-name="ce37" office:value-type="float" office:value="12.4988" calcext:value-type="float">
            <text:p>12.4988</text:p>
          </table:table-cell>
          <table:table-cell table:style-name="ce37" office:value-type="float" office:value="11.0585" calcext:value-type="float">
            <text:p>11.0585</text:p>
          </table:table-cell>
          <table:table-cell table:style-name="ce37" office:value-type="float" office:value="13.5735" calcext:value-type="float">
            <text:p>13.5735</text:p>
          </table:table-cell>
          <table:table-cell table:style-name="ce37" office:value-type="float" office:value="15.0195" calcext:value-type="float">
            <text:p>15.0195</text:p>
          </table:table-cell>
          <table:table-cell table:style-name="ce37" office:value-type="float" office:value="13.2844" calcext:value-type="float">
            <text:p>13.2844</text:p>
          </table:table-cell>
          <table:table-cell table:style-name="ce37" office:value-type="float" office:value="10.838" calcext:value-type="float">
            <text:p>10.838</text:p>
          </table:table-cell>
          <table:table-cell table:style-name="ce37" office:value-type="float" office:value="11.2887" calcext:value-type="float">
            <text:p>11.2887</text:p>
          </table:table-cell>
          <table:table-cell table:style-name="ce37" office:value-type="float" office:value="11.0189" calcext:value-type="float">
            <text:p>11.0189</text:p>
          </table:table-cell>
          <table:table-cell table:style-name="ce37" office:value-type="float" office:value="9.33569" calcext:value-type="float">
            <text:p>9.33569</text:p>
          </table:table-cell>
          <table:table-cell table:style-name="ce37" office:value-type="float" office:value="10.5754" calcext:value-type="float">
            <text:p>10.5754</text:p>
          </table:table-cell>
          <table:table-cell table:style-name="ce37" office:value-type="float" office:value="9.77464" calcext:value-type="float">
            <text:p>9.77464</text:p>
          </table:table-cell>
          <table:table-cell table:style-name="ce37" office:value-type="float" office:value="9.05267" calcext:value-type="float">
            <text:p>9.05267</text:p>
          </table:table-cell>
          <table:table-cell table:style-name="ce37" office:value-type="float" office:value="8.70533" calcext:value-type="float">
            <text:p>8.70533</text:p>
          </table:table-cell>
          <table:table-cell table:style-name="ce37" office:value-type="float" office:value="8.9237" calcext:value-type="float">
            <text:p>8.9237</text:p>
          </table:table-cell>
          <table:table-cell table:style-name="ce3" table:formula="of:=AVERAGE([.D68:.U68])" office:value-type="float" office:value="11.7225905555556" calcext:value-type="float">
            <text:p>11.7225905555556</text:p>
          </table:table-cell>
          <table:table-cell table:style-name="ce3" table:formula="of:=STDEV([.D68:.U68])" office:value-type="float" office:value="2.47178799200206" calcext:value-type="float">
            <text:p>2.47178799200206</text:p>
          </table:table-cell>
          <table:table-cell table:number-columns-repeated="1001"/>
        </table:table-row>
        <table:table-row table:style-name="ro4">
          <table:table-cell table:number-columns-repeated="20"/>
          <table:table-cell table:style-name="ce37" office:value-type="string" calcext:value-type="string">
            <text:p>Detector average</text:p>
          </table:table-cell>
          <table:table-cell table:style-name="ce3" table:formula="of:=AVERAGE([.V63:.V68])" office:value-type="float" office:value="12.1625458333333" calcext:value-type="float">
            <text:p>12.1625458333333</text:p>
          </table:table-cell>
          <table:table-cell table:style-name="ce3" table:formula="of:=AVERAGE([.W63:.W68])" office:value-type="float" office:value="2.85820368230084" calcext:value-type="float">
            <text:p>2.85820368230084</text:p>
          </table:table-cell>
          <table:table-cell table:number-columns-repeated="1001"/>
        </table:table-row>
        <table:table-row table:style-name="ro4">
          <table:table-cell table:number-columns-repeated="19"/>
          <table:table-cell table:style-name="ce42" office:value-type="string" calcext:value-type="string" table:number-columns-spanned="2" table:number-rows-spanned="1">
            <text:p>Standard deviation of average TTC values</text:p>
          </table:table-cell>
          <table:covered-table-cell table:style-name="ce20"/>
          <table:table-cell table:style-name="ce3" table:formula="of:=STDEV([.V63:.V68])" office:value-type="float" office:value="0.314077881275761" calcext:value-type="float">
            <text:p>0.314077881275761</text:p>
          </table:table-cell>
          <table:table-cell table:number-columns-repeated="1002"/>
        </table:table-row>
        <table:table-row table:style-name="ro4" table:number-rows-repeated="1048470">
          <table:table-cell table:number-columns-repeated="1024"/>
        </table:table-row>
        <table:table-row table:style-name="ro5" table:number-rows-repeated="3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Camera TTC'.C10:'Camera TTC'.C68 'Camera TTC'.V2:'Camera TTC'.W2 'Camera TTC'.V12:'Camera TTC'.W12 'Camera TTC'.V22:'Camera TTC'.W22 'Camera TTC'.V32:'Camera TTC'.W32 'Camera TTC'.V42:'Camera TTC'.W42 'Camera TTC'.V52:'Camera TTC'.W52 'Camera TTC'.V62:'Camera TTC'.W62 'Camera TTC'.D1:'Camera TTC'.T68 'Camera TTC'.C3:'Camera TTC'.C9 'Camera TTC'.T70:'Camera TTC'.U70 'Camera TTC'.U1:'Camera TTC'.U69">
            <calcext:condition calcext:apply-style-name="Error" calcext:value="=&quot;nan&quot;" calcext:base-cell-address="'Camera TTC'.C1"/>
            <calcext:condition calcext:apply-style-name="Error" calcext:value="=&quot;-inf&quot;" calcext:base-cell-address="'Camera TTC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5:42:23.736429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1T14:13:57.819188983</meta:creation-date>
    <dc:date>2021-05-24T16:13:06.918758509</dc:date>
    <meta:editing-duration>P1DT4H22M56S</meta:editing-duration>
    <meta:editing-cycles>21</meta:editing-cycles>
    <meta:generator>LibreOffice/7.1.3.2$Linux_X86_64 LibreOffice_project/12a8e3cbd24a3757385a302d290655d4f3c7ebf1</meta:generator>
    <meta:document-statistic meta:table-count="2" meta:cell-count="100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62cm" svg:height="13.783cm" xlink:href=".." xlink:type="simple" chart:class="chart:line" chart:style-name="ch1">
        <chart:title svg:x="7.989cm" svg:y="0.411cm" chart:style-name="ch2">
          <text:p>Lidar TTC and Relative Velocity plot</text:p>
        </chart:title>
        <chart:legend chart:legend-position="end" svg:x="17.738cm" svg:y="6.343cm" style:legend-expansion="high" chart:style-name="ch3"/>
        <chart:plot-area chart:style-name="ch4" table:cell-range-address="'LIDAR TTC'.C2:'LIDAR TTC'.D2 'LIDAR TTC'.C4:'LIDAR TTC'.D21" chart:data-source-has-labels="row" svg:x="1.476cm" svg:y="1.465cm" svg:width="15.797cm" svg:height="11.062cm">
          <chart:coordinate-region svg:x="2.203cm" svg:y="1.665cm" svg:width="14.884cm" svg:height="10.663cm"/>
          <chart:axis chart:dimension="x" chart:name="primary-x" chart:style-name="ch5">
            <chart:title svg:x="8.721cm" svg:y="12.802cm" chart:style-name="ch6">
              <text:p>Frame #</text:p>
            </chart:title>
            <chart:grid chart:style-name="ch7" chart:class="major"/>
          </chart:axis>
          <chart:axis chart:dimension="y" chart:name="primary-y" chart:style-name="ch5">
            <chart:title svg:x="0.451cm" svg:y="8.231cm" chart:style-name="ch8">
              <text:p>Seconds / Kmph</text:p>
            </chart:title>
            <chart:grid chart:style-name="ch7" chart:class="major"/>
          </chart:axis>
          <chart:series chart:style-name="ch9" chart:values-cell-range-address="'LIDAR TTC'.C4:'LIDAR TTC'.C21" chart:label-cell-address="'LIDAR TTC'.C2:'LIDAR TTC'.C2" chart:class="chart:line">
            <chart:data-point chart:repeated="18"/>
          </chart:series>
          <chart:series chart:style-name="ch10" chart:values-cell-range-address="'LIDAR TTC'.D4:'LIDAR TTC'.D21" chart:label-cell-address="'LIDAR TTC'.D2:'LIDAR TTC'.D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dar TTC (in s)</text:p>
                <draw:g>
                  <svg:desc>'LIDAR TTC'.C2:'LIDAR TTC'.C2</svg:desc>
                </draw:g>
              </table:table-cell>
              <table:table-cell office:value-type="string">
                <text:p>Relative Velocity (in Kmph)</text:p>
                <draw:g>
                  <svg:desc>'LIDAR TTC'.D2:'LIDAR TTC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72131147541">
                <text:p>12.972131147541</text:p>
                <draw:g>
                  <svg:desc>'LIDAR TTC'.C4:'LIDAR TTC'.C21</svg:desc>
                </draw:g>
              </table:table-cell>
              <table:table-cell office:value-type="float" office:value="-2.196">
                <text:p>-2.196</text:p>
                <draw:g>
                  <svg:desc>'LIDAR TTC'.D4:'LIDAR TTC'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2640625">
                <text:p>12.2640625</text:p>
              </table:table-cell>
              <table:table-cell office:value-type="float" office:value="-2.304">
                <text:p>-2.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9160714285714">
                <text:p>13.9160714285714</text:p>
              </table:table-cell>
              <table:table-cell office:value-type="float" office:value="-2.016">
                <text:p>-2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1574074074071">
                <text:p>7.11574074074071</text:p>
              </table:table-cell>
              <table:table-cell office:value-type="float" office:value="-3.88800000000002">
                <text:p>-3.888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2510638297873">
                <text:p>16.2510638297873</text:p>
              </table:table-cell>
              <table:table-cell office:value-type="float" office:value="-1.69199999999999">
                <text:p>-1.691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213114754098">
                <text:p>12.4213114754098</text:p>
              </table:table-cell>
              <table:table-cell office:value-type="float" office:value="-2.196">
                <text:p>-2.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3409090909087">
                <text:p>34.3409090909087</text:p>
              </table:table-cell>
              <table:table-cell office:value-type="float" office:value="-0.792000000000009">
                <text:p>-0.79200000000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34374999999999">
                <text:p>9.34374999999999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1317073170734">
                <text:p>18.1317073170734</text:p>
              </table:table-cell>
              <table:table-cell office:value-type="float" office:value="-1.47599999999998">
                <text:p>-1.4759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031707317073">
                <text:p>18.031707317073</text:p>
              </table:table-cell>
              <table:table-cell office:value-type="float" office:value="-1.47600000000001">
                <text:p>-1.476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3244680851064">
                <text:p>3.83244680851064</text:p>
              </table:table-cell>
              <table:table-cell office:value-type="float" office:value="-6.76799999999999">
                <text:p>-6.767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537313432836">
                <text:p>10.8537313432836</text:p>
              </table:table-cell>
              <table:table-cell office:value-type="float" office:value="2.41200000000001">
                <text:p>2.412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2307692307689">
                <text:p>9.22307692307689</text:p>
              </table:table-cell>
              <table:table-cell office:value-type="float" office:value="-2.80800000000001">
                <text:p>-2.808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676923076922">
                <text:p>10.9676923076922</text:p>
              </table:table-cell>
              <table:table-cell office:value-type="float" office:value="-2.34000000000001">
                <text:p>-2.34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09425287356324">
                <text:p>8.09425287356324</text:p>
              </table:table-cell>
              <table:table-cell office:value-type="float" office:value="-3.13199999999999">
                <text:p>-3.131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753488372093">
                <text:p>3.1753488372093</text:p>
              </table:table-cell>
              <table:table-cell office:value-type="float" office:value="-7.74">
                <text:p>-7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9420289855073">
                <text:p>9.99420289855073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0975609756099">
                <text:p>8.30975609756099</text:p>
              </table:table-cell>
              <table:table-cell office:value-type="float" office:value="-2.95199999999999">
                <text:p>-2.951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751cm" svg:height="12.787cm" xlink:href=".." xlink:type="simple" chart:class="chart:line" chart:style-name="ch1">
        <chart:title svg:x="8.421cm" svg:y="0.391cm" chart:style-name="ch2">
          <text:p>Shitomasi CVM Camera TTC</text:p>
        </chart:title>
        <chart:legend chart:legend-position="end" svg:x="20.243cm" svg:y="5.098cm" style:legend-expansion="high" chart:style-name="ch3"/>
        <chart:plot-area chart:style-name="ch4" table:cell-range-address="'Camera TTC'.B3:'Camera TTC'.U6 'Camera TTC'.B8:'Camera TTC'.U8" chart:data-source-has-labels="column" svg:x="1.466cm" svg:y="1.425cm" svg:width="18.322cm" svg:height="10.126cm">
          <chart:coordinate-region svg:x="1.902cm" svg:y="1.624cm" svg:width="17.515cm" svg:height="9.28cm"/>
          <chart:axis chart:dimension="x" chart:name="primary-x" chart:style-name="ch5">
            <chart:title svg:x="9.974cm" svg:y="11.806cm" chart:style-name="ch6">
              <text:p>Frame #</text:p>
            </chart:title>
          </chart:axis>
          <chart:axis chart:dimension="y" chart:name="primary-y" chart:style-name="ch5">
            <chart:title svg:x="0.451cm" svg:y="7.18cm" chart:style-name="ch7">
              <text:p>Seconds</text:p>
            </chart:title>
            <chart:grid chart:style-name="ch8" chart:class="major"/>
          </chart:axis>
          <chart:series chart:style-name="ch9" chart:values-cell-range-address="'Camera TTC'.C3:'Camera TTC'.U3" chart:label-cell-address="'Camera TTC'.B3:'Camera TTC'.B3" chart:class="chart:line">
            <chart:data-point chart:repeated="19"/>
          </chart:series>
          <chart:series chart:style-name="ch10" chart:values-cell-range-address="'Camera TTC'.C4:'Camera TTC'.U4" chart:label-cell-address="'Camera TTC'.B4:'Camera TTC'.B4" chart:class="chart:line">
            <chart:data-point chart:repeated="19"/>
          </chart:series>
          <chart:series chart:style-name="ch11" chart:values-cell-range-address="'Camera TTC'.C5:'Camera TTC'.U5" chart:label-cell-address="'Camera TTC'.B5:'Camera TTC'.B5" chart:class="chart:line">
            <chart:data-point chart:repeated="19"/>
          </chart:series>
          <chart:series chart:style-name="ch12" chart:values-cell-range-address="'Camera TTC'.C6:'Camera TTC'.U6" chart:label-cell-address="'Camera TTC'.B6:'Camera TTC'.B6" chart:class="chart:line">
            <chart:data-point chart:repeated="19"/>
          </chart:series>
          <chart:series chart:style-name="ch13" chart:values-cell-range-address="'Camera TTC'.C8:'Camera TTC'.U8" chart:label-cell-address="'Camera TTC'.B8:'Camera TTC'.B8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BRISK</text:p>
                <draw:g>
                  <svg:desc>'Camera TTC'.B3:'Camera TTC'.B3</svg:desc>
                </draw:g>
              </table:table-cell>
              <table:table-cell office:value-type="float" office:value="NaN">
                <text:p>NaN</text:p>
                <draw:g>
                  <svg:desc>'Camera TTC'.C3:'Camera TTC'.U3</svg:desc>
                </draw:g>
              </table:table-cell>
              <table:table-cell office:value-type="float" office:value="12.8228">
                <text:p>12.8228</text:p>
              </table:table-cell>
              <table:table-cell office:value-type="float" office:value="12.6968">
                <text:p>12.6968</text:p>
              </table:table-cell>
              <table:table-cell office:value-type="float" office:value="14.4793">
                <text:p>14.4793</text:p>
              </table:table-cell>
              <table:table-cell office:value-type="float" office:value="12.7779">
                <text:p>12.7779</text:p>
              </table:table-cell>
              <table:table-cell office:value-type="float" office:value="12.3735">
                <text:p>12.3735</text:p>
              </table:table-cell>
              <table:table-cell office:value-type="float" office:value="14.0207">
                <text:p>14.0207</text:p>
              </table:table-cell>
              <table:table-cell office:value-type="float" office:value="12.7924">
                <text:p>12.7924</text:p>
              </table:table-cell>
              <table:table-cell office:value-type="float" office:value="13.2285">
                <text:p>13.2285</text:p>
              </table:table-cell>
              <table:table-cell office:value-type="float" office:value="11.7376">
                <text:p>11.7376</text:p>
              </table:table-cell>
              <table:table-cell office:value-type="float" office:value="12.0439">
                <text:p>12.0439</text:p>
              </table:table-cell>
              <table:table-cell office:value-type="float" office:value="10.9042">
                <text:p>10.9042</text:p>
              </table:table-cell>
              <table:table-cell office:value-type="float" office:value="11.8481">
                <text:p>11.8481</text:p>
              </table:table-cell>
              <table:table-cell office:value-type="float" office:value="13.0323">
                <text:p>13.0323</text:p>
              </table:table-cell>
              <table:table-cell office:value-type="float" office:value="11.8438">
                <text:p>11.8438</text:p>
              </table:table-cell>
              <table:table-cell office:value-type="float" office:value="9.94433">
                <text:p>9.94433</text:p>
              </table:table-cell>
              <table:table-cell office:value-type="float" office:value="10.6857">
                <text:p>10.6857</text:p>
              </table:table-cell>
              <table:table-cell office:value-type="float" office:value="11.3134">
                <text:p>11.3134</text:p>
              </table:table-cell>
              <table:table-cell office:value-type="float" office:value="10.6426">
                <text:p>10.6426</text:p>
              </table:table-cell>
            </table:table-row>
            <table:table-row>
              <table:table-cell office:value-type="string">
                <text:p>BRIEF</text:p>
                <draw:g>
                  <svg:desc>'Camera TTC'.B4:'Camera TTC'.B4</svg:desc>
                </draw:g>
              </table:table-cell>
              <table:table-cell office:value-type="float" office:value="NaN">
                <text:p>NaN</text:p>
                <draw:g>
                  <svg:desc>'Camera TTC'.C4:'Camera TTC'.U4</svg:desc>
                </draw:g>
              </table:table-cell>
              <table:table-cell office:value-type="float" office:value="13.8654">
                <text:p>13.8654</text:p>
              </table:table-cell>
              <table:table-cell office:value-type="float" office:value="13.1487">
                <text:p>13.1487</text:p>
              </table:table-cell>
              <table:table-cell office:value-type="float" office:value="11.6891">
                <text:p>11.6891</text:p>
              </table:table-cell>
              <table:table-cell office:value-type="float" office:value="11.5109">
                <text:p>11.5109</text:p>
              </table:table-cell>
              <table:table-cell office:value-type="float" office:value="12.8561">
                <text:p>12.8561</text:p>
              </table:table-cell>
              <table:table-cell office:value-type="float" office:value="13.7533">
                <text:p>13.7533</text:p>
              </table:table-cell>
              <table:table-cell office:value-type="float" office:value="12.8826">
                <text:p>12.8826</text:p>
              </table:table-cell>
              <table:table-cell office:value-type="float" office:value="13.2285">
                <text:p>13.2285</text:p>
              </table:table-cell>
              <table:table-cell office:value-type="float" office:value="11.7069">
                <text:p>11.7069</text:p>
              </table:table-cell>
              <table:table-cell office:value-type="float" office:value="13.9356">
                <text:p>13.9356</text:p>
              </table:table-cell>
              <table:table-cell office:value-type="float" office:value="11.3267">
                <text:p>11.3267</text:p>
              </table:table-cell>
              <table:table-cell office:value-type="float" office:value="11.3783">
                <text:p>11.3783</text:p>
              </table:table-cell>
              <table:table-cell office:value-type="float" office:value="12.269">
                <text:p>12.269</text:p>
              </table:table-cell>
              <table:table-cell office:value-type="float" office:value="11.9308">
                <text:p>11.9308</text:p>
              </table:table-cell>
              <table:table-cell office:value-type="float" office:value="11.7948">
                <text:p>11.7948</text:p>
              </table:table-cell>
              <table:table-cell office:value-type="float" office:value="12.0427">
                <text:p>12.0427</text:p>
              </table:table-cell>
              <table:table-cell office:value-type="float" office:value="10.5386">
                <text:p>10.5386</text:p>
              </table:table-cell>
              <table:table-cell office:value-type="float" office:value="9.9009">
                <text:p>9.9009</text:p>
              </table:table-cell>
            </table:table-row>
            <table:table-row>
              <table:table-cell office:value-type="string">
                <text:p>ORB</text:p>
                <draw:g>
                  <svg:desc>'Camera TTC'.B5:'Camera TTC'.B5</svg:desc>
                </draw:g>
              </table:table-cell>
              <table:table-cell office:value-type="float" office:value="NaN">
                <text:p>NaN</text:p>
                <draw:g>
                  <svg:desc>'Camera TTC'.C5:'Camera TTC'.U5</svg:desc>
                </draw:g>
              </table:table-cell>
              <table:table-cell office:value-type="float" office:value="13.5031">
                <text:p>13.5031</text:p>
              </table:table-cell>
              <table:table-cell office:value-type="float" office:value="13.5031">
                <text:p>13.5031</text:p>
              </table:table-cell>
              <table:table-cell office:value-type="float" office:value="12.6642">
                <text:p>12.6642</text:p>
              </table:table-cell>
              <table:table-cell office:value-type="float" office:value="12.1253">
                <text:p>12.1253</text:p>
              </table:table-cell>
              <table:table-cell office:value-type="float" office:value="12.478">
                <text:p>12.478</text:p>
              </table:table-cell>
              <table:table-cell office:value-type="float" office:value="13.8952">
                <text:p>13.8952</text:p>
              </table:table-cell>
              <table:table-cell office:value-type="float" office:value="11.9741">
                <text:p>11.9741</text:p>
              </table:table-cell>
              <table:table-cell office:value-type="float" office:value="13.2481">
                <text:p>13.2481</text:p>
              </table:table-cell>
              <table:table-cell office:value-type="float" office:value="11.2826">
                <text:p>11.2826</text:p>
              </table:table-cell>
              <table:table-cell office:value-type="float" office:value="13.3448">
                <text:p>13.3448</text:p>
              </table:table-cell>
              <table:table-cell office:value-type="float" office:value="11.4066">
                <text:p>11.4066</text:p>
              </table:table-cell>
              <table:table-cell office:value-type="float" office:value="11.8703">
                <text:p>11.8703</text:p>
              </table:table-cell>
              <table:table-cell office:value-type="float" office:value="12.1119">
                <text:p>12.1119</text:p>
              </table:table-cell>
              <table:table-cell office:value-type="float" office:value="12.1726">
                <text:p>12.1726</text:p>
              </table:table-cell>
              <table:table-cell office:value-type="float" office:value="10.6921">
                <text:p>10.6921</text:p>
              </table:table-cell>
              <table:table-cell office:value-type="float" office:value="12.2258">
                <text:p>12.2258</text:p>
              </table:table-cell>
              <table:table-cell office:value-type="float" office:value="11.5605">
                <text:p>11.5605</text:p>
              </table:table-cell>
              <table:table-cell office:value-type="float" office:value="10.3858">
                <text:p>10.3858</text:p>
              </table:table-cell>
            </table:table-row>
            <table:table-row>
              <table:table-cell office:value-type="string">
                <text:p>FREAK</text:p>
                <draw:g>
                  <svg:desc>'Camera TTC'.B6:'Camera TTC'.B6</svg:desc>
                </draw:g>
              </table:table-cell>
              <table:table-cell office:value-type="float" office:value="NaN">
                <text:p>NaN</text:p>
                <draw:g>
                  <svg:desc>'Camera TTC'.C6:'Camera TTC'.U6</svg:desc>
                </draw:g>
              </table:table-cell>
              <table:table-cell office:value-type="float" office:value="13.6546">
                <text:p>13.6546</text:p>
              </table:table-cell>
              <table:table-cell office:value-type="float" office:value="13.1487">
                <text:p>13.1487</text:p>
              </table:table-cell>
              <table:table-cell office:value-type="float" office:value="11.647">
                <text:p>11.647</text:p>
              </table:table-cell>
              <table:table-cell office:value-type="float" office:value="12.9215">
                <text:p>12.9215</text:p>
              </table:table-cell>
              <table:table-cell office:value-type="float" office:value="12.6906">
                <text:p>12.6906</text:p>
              </table:table-cell>
              <table:table-cell office:value-type="float" office:value="14.2385">
                <text:p>14.2385</text:p>
              </table:table-cell>
              <table:table-cell office:value-type="float" office:value="12.8908">
                <text:p>12.8908</text:p>
              </table:table-cell>
              <table:table-cell office:value-type="float" office:value="12.8515">
                <text:p>12.8515</text:p>
              </table:table-cell>
              <table:table-cell office:value-type="float" office:value="11.6077">
                <text:p>11.6077</text:p>
              </table:table-cell>
              <table:table-cell office:value-type="float" office:value="13.2068">
                <text:p>13.2068</text:p>
              </table:table-cell>
              <table:table-cell office:value-type="float" office:value="11.328">
                <text:p>11.328</text:p>
              </table:table-cell>
              <table:table-cell office:value-type="float" office:value="11.7426">
                <text:p>11.7426</text:p>
              </table:table-cell>
              <table:table-cell office:value-type="float" office:value="12.26">
                <text:p>12.26</text:p>
              </table:table-cell>
              <table:table-cell office:value-type="float" office:value="11.5161">
                <text:p>11.5161</text:p>
              </table:table-cell>
              <table:table-cell office:value-type="float" office:value="10.2624">
                <text:p>10.2624</text:p>
              </table:table-cell>
              <table:table-cell office:value-type="float" office:value="11.9712">
                <text:p>11.9712</text:p>
              </table:table-cell>
              <table:table-cell office:value-type="float" office:value="11.4487">
                <text:p>11.4487</text:p>
              </table:table-cell>
              <table:table-cell office:value-type="float" office:value="9.52513">
                <text:p>9.52513</text:p>
              </table:table-cell>
            </table:table-row>
            <table:table-row>
              <table:table-cell office:value-type="string">
                <text:p>SIFT</text:p>
                <draw:g>
                  <svg:desc>'Camera TTC'.B8:'Camera TTC'.B8</svg:desc>
                </draw:g>
              </table:table-cell>
              <table:table-cell office:value-type="float" office:value="NaN">
                <text:p>NaN</text:p>
                <draw:g>
                  <svg:desc>'Camera TTC'.C8:'Camera TTC'.U8</svg:desc>
                </draw:g>
              </table:table-cell>
              <table:table-cell office:value-type="float" office:value="14.7283">
                <text:p>14.7283</text:p>
              </table:table-cell>
              <table:table-cell office:value-type="float" office:value="13.744">
                <text:p>13.744</text:p>
              </table:table-cell>
              <table:table-cell office:value-type="float" office:value="11.9317">
                <text:p>11.9317</text:p>
              </table:table-cell>
              <table:table-cell office:value-type="float" office:value="13.0192">
                <text:p>13.0192</text:p>
              </table:table-cell>
              <table:table-cell office:value-type="float" office:value="12.4972">
                <text:p>12.4972</text:p>
              </table:table-cell>
              <table:table-cell office:value-type="float" office:value="13.2533">
                <text:p>13.2533</text:p>
              </table:table-cell>
              <table:table-cell office:value-type="float" office:value="13.0331">
                <text:p>13.0331</text:p>
              </table:table-cell>
              <table:table-cell office:value-type="float" office:value="12.7542">
                <text:p>12.7542</text:p>
              </table:table-cell>
              <table:table-cell office:value-type="float" office:value="11.9899">
                <text:p>11.9899</text:p>
              </table:table-cell>
              <table:table-cell office:value-type="float" office:value="13.8326">
                <text:p>13.8326</text:p>
              </table:table-cell>
              <table:table-cell office:value-type="float" office:value="11.9258">
                <text:p>11.9258</text:p>
              </table:table-cell>
              <table:table-cell office:value-type="float" office:value="11.6302">
                <text:p>11.6302</text:p>
              </table:table-cell>
              <table:table-cell office:value-type="float" office:value="11.9134">
                <text:p>11.9134</text:p>
              </table:table-cell>
              <table:table-cell office:value-type="float" office:value="11.2932">
                <text:p>11.2932</text:p>
              </table:table-cell>
              <table:table-cell office:value-type="float" office:value="12.3011">
                <text:p>12.3011</text:p>
              </table:table-cell>
              <table:table-cell office:value-type="float" office:value="11.6681">
                <text:p>11.6681</text:p>
              </table:table-cell>
              <table:table-cell office:value-type="float" office:value="11.1811">
                <text:p>11.1811</text:p>
              </table:table-cell>
              <table:table-cell office:value-type="float" office:value="9.87553">
                <text:p>9.875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7cm" svg:height="11.122cm" xlink:href=".." xlink:type="simple" chart:class="chart:line" chart:style-name="ch1">
        <chart:title svg:x="6.849cm" svg:y="0.358cm" chart:style-name="ch2">
          <text:p>BRISK CVM Camera TTC</text:p>
        </chart:title>
        <chart:legend chart:legend-position="end" svg:x="16.462cm" svg:y="4.266cm" style:legend-expansion="high" chart:style-name="ch3"/>
        <chart:plot-area chart:style-name="ch4" table:cell-range-address="'Camera TTC'.B33:'Camera TTC'.U36 'Camera TTC'.B38:'Camera TTC'.U38" chart:data-source-has-labels="column" svg:x="1.39cm" svg:y="1.359cm" svg:width="14.693cm" svg:height="8.56cm">
          <chart:coordinate-region svg:x="2.011cm" svg:y="1.558cm" svg:width="13.885cm" svg:height="7.714cm"/>
          <chart:axis chart:dimension="x" chart:name="primary-x" chart:style-name="ch5">
            <chart:title svg:x="8.083cm" svg:y="10.141cm" chart:style-name="ch6">
              <text:p>Frame #</text:p>
            </chart:title>
          </chart:axis>
          <chart:axis chart:dimension="y" chart:name="primary-y" chart:style-name="ch5">
            <chart:title svg:x="0.451cm" svg:y="6.331cm" chart:style-name="ch7">
              <text:p>Seconds</text:p>
            </chart:title>
            <chart:grid chart:style-name="ch8" chart:class="major"/>
          </chart:axis>
          <chart:series chart:style-name="ch9" chart:values-cell-range-address="'Camera TTC'.C33:'Camera TTC'.U33" chart:label-cell-address="'Camera TTC'.B33:'Camera TTC'.B33" chart:class="chart:line">
            <chart:data-point chart:repeated="19"/>
          </chart:series>
          <chart:series chart:style-name="ch10" chart:values-cell-range-address="'Camera TTC'.C34:'Camera TTC'.U34" chart:label-cell-address="'Camera TTC'.B34:'Camera TTC'.B34" chart:class="chart:line">
            <chart:data-point chart:repeated="19"/>
          </chart:series>
          <chart:series chart:style-name="ch11" chart:values-cell-range-address="'Camera TTC'.C35:'Camera TTC'.U35" chart:label-cell-address="'Camera TTC'.B35:'Camera TTC'.B35" chart:class="chart:line">
            <chart:data-point chart:repeated="19"/>
          </chart:series>
          <chart:series chart:style-name="ch12" chart:values-cell-range-address="'Camera TTC'.C36:'Camera TTC'.U36" chart:label-cell-address="'Camera TTC'.B36:'Camera TTC'.B36" chart:class="chart:line">
            <chart:data-point chart:repeated="19"/>
          </chart:series>
          <chart:series chart:style-name="ch13" chart:values-cell-range-address="'Camera TTC'.C38:'Camera TTC'.U38" chart:label-cell-address="'Camera TTC'.B38:'Camera TTC'.B38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BRISK</text:p>
                <draw:g>
                  <svg:desc>'Camera TTC'.B33:'Camera TTC'.B33</svg:desc>
                </draw:g>
              </table:table-cell>
              <table:table-cell office:value-type="float" office:value="NaN">
                <text:p>NaN</text:p>
                <draw:g>
                  <svg:desc>'Camera TTC'.C33:'Camera TTC'.U33</svg:desc>
                </draw:g>
              </table:table-cell>
              <table:table-cell office:value-type="float" office:value="13.2634">
                <text:p>13.2634</text:p>
              </table:table-cell>
              <table:table-cell office:value-type="float" office:value="22.4357">
                <text:p>22.4357</text:p>
              </table:table-cell>
              <table:table-cell office:value-type="float" office:value="16.0316">
                <text:p>16.0316</text:p>
              </table:table-cell>
              <table:table-cell office:value-type="float" office:value="17.8407">
                <text:p>17.8407</text:p>
              </table:table-cell>
              <table:table-cell office:value-type="float" office:value="26.7257">
                <text:p>26.7257</text:p>
              </table:table-cell>
              <table:table-cell office:value-type="float" office:value="17.6191">
                <text:p>17.6191</text:p>
              </table:table-cell>
              <table:table-cell office:value-type="float" office:value="18.0134">
                <text:p>18.0134</text:p>
              </table:table-cell>
              <table:table-cell office:value-type="float" office:value="16.5123">
                <text:p>16.5123</text:p>
              </table:table-cell>
              <table:table-cell office:value-type="float" office:value="15.4439">
                <text:p>15.4439</text:p>
              </table:table-cell>
              <table:table-cell office:value-type="float" office:value="13.9976">
                <text:p>13.9976</text:p>
              </table:table-cell>
              <table:table-cell office:value-type="float" office:value="12.8519">
                <text:p>12.8519</text:p>
              </table:table-cell>
              <table:table-cell office:value-type="float" office:value="12.5902">
                <text:p>12.5902</text:p>
              </table:table-cell>
              <table:table-cell office:value-type="float" office:value="13.2567">
                <text:p>13.2567</text:p>
              </table:table-cell>
              <table:table-cell office:value-type="float" office:value="13.7716">
                <text:p>13.7716</text:p>
              </table:table-cell>
              <table:table-cell office:value-type="float" office:value="14.1217">
                <text:p>14.1217</text:p>
              </table:table-cell>
              <table:table-cell office:value-type="float" office:value="12.0296">
                <text:p>12.0296</text:p>
              </table:table-cell>
              <table:table-cell office:value-type="float" office:value="11.0384">
                <text:p>11.0384</text:p>
              </table:table-cell>
              <table:table-cell office:value-type="float" office:value="15.5978">
                <text:p>15.5978</text:p>
              </table:table-cell>
            </table:table-row>
            <table:table-row>
              <table:table-cell office:value-type="string">
                <text:p>BRIEF</text:p>
                <draw:g>
                  <svg:desc>'Camera TTC'.B34:'Camera TTC'.B34</svg:desc>
                </draw:g>
              </table:table-cell>
              <table:table-cell office:value-type="float" office:value="NaN">
                <text:p>NaN</text:p>
                <draw:g>
                  <svg:desc>'Camera TTC'.C34:'Camera TTC'.U34</svg:desc>
                </draw:g>
              </table:table-cell>
              <table:table-cell office:value-type="float" office:value="13.6901">
                <text:p>13.6901</text:p>
              </table:table-cell>
              <table:table-cell office:value-type="float" office:value="19.7998">
                <text:p>19.7998</text:p>
              </table:table-cell>
              <table:table-cell office:value-type="float" office:value="13.958">
                <text:p>13.958</text:p>
              </table:table-cell>
              <table:table-cell office:value-type="float" office:value="20.7936">
                <text:p>20.7936</text:p>
              </table:table-cell>
              <table:table-cell office:value-type="float" office:value="17.398">
                <text:p>17.398</text:p>
              </table:table-cell>
              <table:table-cell office:value-type="float" office:value="18.5104">
                <text:p>18.5104</text:p>
              </table:table-cell>
              <table:table-cell office:value-type="float" office:value="17.827">
                <text:p>17.827</text:p>
              </table:table-cell>
              <table:table-cell office:value-type="float" office:value="18.33">
                <text:p>18.33</text:p>
              </table:table-cell>
              <table:table-cell office:value-type="float" office:value="15.7923">
                <text:p>15.7923</text:p>
              </table:table-cell>
              <table:table-cell office:value-type="float" office:value="13.0566">
                <text:p>13.0566</text:p>
              </table:table-cell>
              <table:table-cell office:value-type="float" office:value="15.5376">
                <text:p>15.5376</text:p>
              </table:table-cell>
              <table:table-cell office:value-type="float" office:value="15.6771">
                <text:p>15.6771</text:p>
              </table:table-cell>
              <table:table-cell office:value-type="float" office:value="12.772">
                <text:p>12.772</text:p>
              </table:table-cell>
              <table:table-cell office:value-type="float" office:value="14.208">
                <text:p>14.208</text:p>
              </table:table-cell>
              <table:table-cell office:value-type="float" office:value="13.0689">
                <text:p>13.0689</text:p>
              </table:table-cell>
              <table:table-cell office:value-type="float" office:value="14.849">
                <text:p>14.849</text:p>
              </table:table-cell>
              <table:table-cell office:value-type="float" office:value="13.745">
                <text:p>13.745</text:p>
              </table:table-cell>
              <table:table-cell office:value-type="float" office:value="14.9465">
                <text:p>14.9465</text:p>
              </table:table-cell>
            </table:table-row>
            <table:table-row>
              <table:table-cell office:value-type="string">
                <text:p>ORB</text:p>
                <draw:g>
                  <svg:desc>'Camera TTC'.B35:'Camera TTC'.B35</svg:desc>
                </draw:g>
              </table:table-cell>
              <table:table-cell office:value-type="float" office:value="NaN">
                <text:p>NaN</text:p>
                <draw:g>
                  <svg:desc>'Camera TTC'.C35:'Camera TTC'.U35</svg:desc>
                </draw:g>
              </table:table-cell>
              <table:table-cell office:value-type="float" office:value="13.9459">
                <text:p>13.9459</text:p>
              </table:table-cell>
              <table:table-cell office:value-type="float" office:value="21.468">
                <text:p>21.468</text:p>
              </table:table-cell>
              <table:table-cell office:value-type="float" office:value="17.3415">
                <text:p>17.3415</text:p>
              </table:table-cell>
              <table:table-cell office:value-type="float" office:value="17.4978">
                <text:p>17.4978</text:p>
              </table:table-cell>
              <table:table-cell office:value-type="float" office:value="21.3445">
                <text:p>21.3445</text:p>
              </table:table-cell>
              <table:table-cell office:value-type="float" office:value="19.1406">
                <text:p>19.1406</text:p>
              </table:table-cell>
              <table:table-cell office:value-type="float" office:value="16.7308">
                <text:p>16.7308</text:p>
              </table:table-cell>
              <table:table-cell office:value-type="float" office:value="17.6979">
                <text:p>17.6979</text:p>
              </table:table-cell>
              <table:table-cell office:value-type="float" office:value="14.9668">
                <text:p>14.9668</text:p>
              </table:table-cell>
              <table:table-cell office:value-type="float" office:value="13.894">
                <text:p>13.894</text:p>
              </table:table-cell>
              <table:table-cell office:value-type="float" office:value="16.2463">
                <text:p>16.2463</text:p>
              </table:table-cell>
              <table:table-cell office:value-type="float" office:value="13.0248">
                <text:p>13.0248</text:p>
              </table:table-cell>
              <table:table-cell office:value-type="float" office:value="12.943">
                <text:p>12.943</text:p>
              </table:table-cell>
              <table:table-cell office:value-type="float" office:value="14.6182">
                <text:p>14.6182</text:p>
              </table:table-cell>
              <table:table-cell office:value-type="float" office:value="14.524">
                <text:p>14.524</text:p>
              </table:table-cell>
              <table:table-cell office:value-type="float" office:value="12.0515">
                <text:p>12.0515</text:p>
              </table:table-cell>
              <table:table-cell office:value-type="float" office:value="13.0465">
                <text:p>13.0465</text:p>
              </table:table-cell>
              <table:table-cell office:value-type="float" office:value="15.7776">
                <text:p>15.7776</text:p>
              </table:table-cell>
            </table:table-row>
            <table:table-row>
              <table:table-cell office:value-type="string">
                <text:p>FREAK</text:p>
                <draw:g>
                  <svg:desc>'Camera TTC'.B36:'Camera TTC'.B36</svg:desc>
                </draw:g>
              </table:table-cell>
              <table:table-cell office:value-type="float" office:value="NaN">
                <text:p>NaN</text:p>
                <draw:g>
                  <svg:desc>'Camera TTC'.C36:'Camera TTC'.U36</svg:desc>
                </draw:g>
              </table:table-cell>
              <table:table-cell office:value-type="float" office:value="14.9152">
                <text:p>14.9152</text:p>
              </table:table-cell>
              <table:table-cell office:value-type="float" office:value="21.0838">
                <text:p>21.0838</text:p>
              </table:table-cell>
              <table:table-cell office:value-type="float" office:value="15.6074">
                <text:p>15.6074</text:p>
              </table:table-cell>
              <table:table-cell office:value-type="float" office:value="14.6939">
                <text:p>14.6939</text:p>
              </table:table-cell>
              <table:table-cell office:value-type="float" office:value="27.8542">
                <text:p>27.8542</text:p>
              </table:table-cell>
              <table:table-cell office:value-type="float" office:value="15.5497">
                <text:p>15.5497</text:p>
              </table:table-cell>
              <table:table-cell office:value-type="float" office:value="17.7165">
                <text:p>17.7165</text:p>
              </table:table-cell>
              <table:table-cell office:value-type="float" office:value="18.7714">
                <text:p>18.7714</text:p>
              </table:table-cell>
              <table:table-cell office:value-type="float" office:value="16.3754">
                <text:p>16.3754</text:p>
              </table:table-cell>
              <table:table-cell office:value-type="float" office:value="14.2313">
                <text:p>14.2313</text:p>
              </table:table-cell>
              <table:table-cell office:value-type="float" office:value="14.8409">
                <text:p>14.8409</text:p>
              </table:table-cell>
              <table:table-cell office:value-type="float" office:value="12.7469">
                <text:p>12.7469</text:p>
              </table:table-cell>
              <table:table-cell office:value-type="float" office:value="12.9704">
                <text:p>12.9704</text:p>
              </table:table-cell>
              <table:table-cell office:value-type="float" office:value="14.9501">
                <text:p>14.9501</text:p>
              </table:table-cell>
              <table:table-cell office:value-type="float" office:value="15.093">
                <text:p>15.093</text:p>
              </table:table-cell>
              <table:table-cell office:value-type="float" office:value="12.4147">
                <text:p>12.4147</text:p>
              </table:table-cell>
              <table:table-cell office:value-type="float" office:value="11.7557">
                <text:p>11.7557</text:p>
              </table:table-cell>
              <table:table-cell office:value-type="float" office:value="16.1979">
                <text:p>16.1979</text:p>
              </table:table-cell>
            </table:table-row>
            <table:table-row>
              <table:table-cell office:value-type="string">
                <text:p>SIFT</text:p>
                <draw:g>
                  <svg:desc>'Camera TTC'.B38:'Camera TTC'.B38</svg:desc>
                </draw:g>
              </table:table-cell>
              <table:table-cell office:value-type="float" office:value="NaN">
                <text:p>NaN</text:p>
                <draw:g>
                  <svg:desc>'Camera TTC'.C38:'Camera TTC'.U38</svg:desc>
                </draw:g>
              </table:table-cell>
              <table:table-cell office:value-type="float" office:value="13.1695">
                <text:p>13.1695</text:p>
              </table:table-cell>
              <table:table-cell office:value-type="float" office:value="16.9226">
                <text:p>16.9226</text:p>
              </table:table-cell>
              <table:table-cell office:value-type="float" office:value="16.7905">
                <text:p>16.7905</text:p>
              </table:table-cell>
              <table:table-cell office:value-type="float" office:value="14.2427">
                <text:p>14.2427</text:p>
              </table:table-cell>
              <table:table-cell office:value-type="float" office:value="33.0019">
                <text:p>33.0019</text:p>
              </table:table-cell>
              <table:table-cell office:value-type="float" office:value="16.978">
                <text:p>16.978</text:p>
              </table:table-cell>
              <table:table-cell office:value-type="float" office:value="13.7289">
                <text:p>13.7289</text:p>
              </table:table-cell>
              <table:table-cell office:value-type="float" office:value="16.7648">
                <text:p>16.7648</text:p>
              </table:table-cell>
              <table:table-cell office:value-type="float" office:value="16.3916">
                <text:p>16.3916</text:p>
              </table:table-cell>
              <table:table-cell office:value-type="float" office:value="15.3337">
                <text:p>15.3337</text:p>
              </table:table-cell>
              <table:table-cell office:value-type="float" office:value="12.7231">
                <text:p>12.7231</text:p>
              </table:table-cell>
              <table:table-cell office:value-type="float" office:value="11.7701">
                <text:p>11.7701</text:p>
              </table:table-cell>
              <table:table-cell office:value-type="float" office:value="13.6472">
                <text:p>13.6472</text:p>
              </table:table-cell>
              <table:table-cell office:value-type="float" office:value="12.0349">
                <text:p>12.0349</text:p>
              </table:table-cell>
              <table:table-cell office:value-type="float" office:value="13.3531">
                <text:p>13.3531</text:p>
              </table:table-cell>
              <table:table-cell office:value-type="float" office:value="10.7937">
                <text:p>10.7937</text:p>
              </table:table-cell>
              <table:table-cell office:value-type="float" office:value="11.7935">
                <text:p>11.7935</text:p>
              </table:table-cell>
              <table:table-cell office:value-type="float" office:value="13.4953">
                <text:p>13.49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46cm" svg:height="10.989cm" xlink:href=".." xlink:type="simple" chart:class="chart:line" chart:style-name="ch1">
        <chart:title svg:x="6.984cm" svg:y="0.355cm" chart:style-name="ch2">
          <text:p>AKAZE CVm Camera TTC</text:p>
        </chart:title>
        <chart:legend chart:legend-position="end" svg:x="16.838cm" svg:y="4.448cm" style:legend-expansion="high" chart:style-name="ch3"/>
        <chart:plot-area chart:style-name="ch4" table:cell-range-address="'Camera TTC'.B53:'Camera TTC'.U54 'Camera TTC'.B56:'Camera TTC'.U56 'Camera TTC'.B58:'Camera TTC'.U58" chart:data-source-has-labels="column" svg:x="1.397cm" svg:y="1.353cm" svg:width="15.055cm" svg:height="8.436cm">
          <chart:coordinate-region svg:x="1.833cm" svg:y="1.552cm" svg:width="14.247cm" svg:height="7.59cm"/>
          <chart:axis chart:dimension="x" chart:name="primary-x" chart:style-name="ch5">
            <chart:title svg:x="8.271cm" svg:y="10.008cm" chart:style-name="ch6">
              <text:p>Frame #</text:p>
            </chart:title>
          </chart:axis>
          <chart:axis chart:dimension="y" chart:name="primary-y" chart:style-name="ch5">
            <chart:title svg:x="0.451cm" svg:y="6.263cm" chart:style-name="ch7">
              <text:p>Seconds</text:p>
            </chart:title>
            <chart:grid chart:style-name="ch8" chart:class="major"/>
          </chart:axis>
          <chart:series chart:style-name="ch9" chart:values-cell-range-address="'Camera TTC'.C53:'Camera TTC'.U53" chart:label-cell-address="'Camera TTC'.B53:'Camera TTC'.B53" chart:class="chart:line">
            <chart:data-point chart:repeated="19"/>
          </chart:series>
          <chart:series chart:style-name="ch10" chart:values-cell-range-address="'Camera TTC'.C54:'Camera TTC'.U54" chart:label-cell-address="'Camera TTC'.B54:'Camera TTC'.B54" chart:class="chart:line">
            <chart:data-point chart:repeated="19"/>
          </chart:series>
          <chart:series chart:style-name="ch11" chart:values-cell-range-address="'Camera TTC'.C56:'Camera TTC'.U56" chart:label-cell-address="'Camera TTC'.B56:'Camera TTC'.B56" chart:class="chart:line">
            <chart:data-point chart:repeated="19"/>
          </chart:series>
          <chart:series chart:style-name="ch12" chart:values-cell-range-address="'Camera TTC'.C58:'Camera TTC'.U58" chart:label-cell-address="'Camera TTC'.B58:'Camera TTC'.B58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BRISK</text:p>
                <draw:g>
                  <svg:desc>'Camera TTC'.B53:'Camera TTC'.B53</svg:desc>
                </draw:g>
              </table:table-cell>
              <table:table-cell office:value-type="float" office:value="NaN">
                <text:p>NaN</text:p>
                <draw:g>
                  <svg:desc>'Camera TTC'.C53:'Camera TTC'.U53</svg:desc>
                </draw:g>
              </table:table-cell>
              <table:table-cell office:value-type="float" office:value="12.7528">
                <text:p>12.7528</text:p>
              </table:table-cell>
              <table:table-cell office:value-type="float" office:value="15.704">
                <text:p>15.704</text:p>
              </table:table-cell>
              <table:table-cell office:value-type="float" office:value="14.1349">
                <text:p>14.1349</text:p>
              </table:table-cell>
              <table:table-cell office:value-type="float" office:value="14.8276">
                <text:p>14.8276</text:p>
              </table:table-cell>
              <table:table-cell office:value-type="float" office:value="16.0871">
                <text:p>16.0871</text:p>
              </table:table-cell>
              <table:table-cell office:value-type="float" office:value="14.8595">
                <text:p>14.8595</text:p>
              </table:table-cell>
              <table:table-cell office:value-type="float" office:value="15.8833">
                <text:p>15.8833</text:p>
              </table:table-cell>
              <table:table-cell office:value-type="float" office:value="13.8386">
                <text:p>13.8386</text:p>
              </table:table-cell>
              <table:table-cell office:value-type="float" office:value="14.0132">
                <text:p>14.0132</text:p>
              </table:table-cell>
              <table:table-cell office:value-type="float" office:value="11.878">
                <text:p>11.878</text:p>
              </table:table-cell>
              <table:table-cell office:value-type="float" office:value="12.9503">
                <text:p>12.9503</text:p>
              </table:table-cell>
              <table:table-cell office:value-type="float" office:value="10.8462">
                <text:p>10.8462</text:p>
              </table:table-cell>
              <table:table-cell office:value-type="float" office:value="11.1874">
                <text:p>11.1874</text:p>
              </table:table-cell>
              <table:table-cell office:value-type="float" office:value="11.157">
                <text:p>11.157</text:p>
              </table:table-cell>
              <table:table-cell office:value-type="float" office:value="10.7504">
                <text:p>10.7504</text:p>
              </table:table-cell>
              <table:table-cell office:value-type="float" office:value="10.8543">
                <text:p>10.8543</text:p>
              </table:table-cell>
              <table:table-cell office:value-type="float" office:value="10.1455">
                <text:p>10.1455</text:p>
              </table:table-cell>
              <table:table-cell office:value-type="float" office:value="9.82299">
                <text:p>9.82299</text:p>
              </table:table-cell>
            </table:table-row>
            <table:table-row>
              <table:table-cell office:value-type="string">
                <text:p>BRIEF</text:p>
                <draw:g>
                  <svg:desc>'Camera TTC'.B54:'Camera TTC'.B54</svg:desc>
                </draw:g>
              </table:table-cell>
              <table:table-cell office:value-type="float" office:value="NaN">
                <text:p>NaN</text:p>
                <draw:g>
                  <svg:desc>'Camera TTC'.C54:'Camera TTC'.U54</svg:desc>
                </draw:g>
              </table:table-cell>
              <table:table-cell office:value-type="float" office:value="13.2783">
                <text:p>13.2783</text:p>
              </table:table-cell>
              <table:table-cell office:value-type="float" office:value="16.3797">
                <text:p>16.3797</text:p>
              </table:table-cell>
              <table:table-cell office:value-type="float" office:value="13.9814">
                <text:p>13.9814</text:p>
              </table:table-cell>
              <table:table-cell office:value-type="float" office:value="13.9721">
                <text:p>13.9721</text:p>
              </table:table-cell>
              <table:table-cell office:value-type="float" office:value="15.0557">
                <text:p>15.0557</text:p>
              </table:table-cell>
              <table:table-cell office:value-type="float" office:value="13.9101">
                <text:p>13.9101</text:p>
              </table:table-cell>
              <table:table-cell office:value-type="float" office:value="15.826">
                <text:p>15.826</text:p>
              </table:table-cell>
              <table:table-cell office:value-type="float" office:value="14.0768">
                <text:p>14.0768</text:p>
              </table:table-cell>
              <table:table-cell office:value-type="float" office:value="13.691">
                <text:p>13.691</text:p>
              </table:table-cell>
              <table:table-cell office:value-type="float" office:value="11.5709">
                <text:p>11.5709</text:p>
              </table:table-cell>
              <table:table-cell office:value-type="float" office:value="12.607">
                <text:p>12.607</text:p>
              </table:table-cell>
              <table:table-cell office:value-type="float" office:value="11.9226">
                <text:p>11.9226</text:p>
              </table:table-cell>
              <table:table-cell office:value-type="float" office:value="10.8449">
                <text:p>10.8449</text:p>
              </table:table-cell>
              <table:table-cell office:value-type="float" office:value="10.8516">
                <text:p>10.8516</text:p>
              </table:table-cell>
              <table:table-cell office:value-type="float" office:value="11.2661">
                <text:p>11.2661</text:p>
              </table:table-cell>
              <table:table-cell office:value-type="float" office:value="10.14">
                <text:p>10.14</text:p>
              </table:table-cell>
              <table:table-cell office:value-type="float" office:value="10.0567">
                <text:p>10.0567</text:p>
              </table:table-cell>
              <table:table-cell office:value-type="float" office:value="9.80312">
                <text:p>9.80312</text:p>
              </table:table-cell>
            </table:table-row>
            <table:table-row>
              <table:table-cell office:value-type="string">
                <text:p>FREAK</text:p>
                <draw:g>
                  <svg:desc>'Camera TTC'.B56:'Camera TTC'.B56</svg:desc>
                </draw:g>
              </table:table-cell>
              <table:table-cell office:value-type="float" office:value="NaN">
                <text:p>NaN</text:p>
                <draw:g>
                  <svg:desc>'Camera TTC'.C56:'Camera TTC'.U56</svg:desc>
                </draw:g>
              </table:table-cell>
              <table:table-cell office:value-type="float" office:value="12.9182">
                <text:p>12.9182</text:p>
              </table:table-cell>
              <table:table-cell office:value-type="float" office:value="14.9055">
                <text:p>14.9055</text:p>
              </table:table-cell>
              <table:table-cell office:value-type="float" office:value="14.4954">
                <text:p>14.4954</text:p>
              </table:table-cell>
              <table:table-cell office:value-type="float" office:value="14.725">
                <text:p>14.725</text:p>
              </table:table-cell>
              <table:table-cell office:value-type="float" office:value="17.6464">
                <text:p>17.6464</text:p>
              </table:table-cell>
              <table:table-cell office:value-type="float" office:value="14.5334">
                <text:p>14.5334</text:p>
              </table:table-cell>
              <table:table-cell office:value-type="float" office:value="15.372">
                <text:p>15.372</text:p>
              </table:table-cell>
              <table:table-cell office:value-type="float" office:value="14.5564">
                <text:p>14.5564</text:p>
              </table:table-cell>
              <table:table-cell office:value-type="float" office:value="13.9107">
                <text:p>13.9107</text:p>
              </table:table-cell>
              <table:table-cell office:value-type="float" office:value="11.9773">
                <text:p>11.9773</text:p>
              </table:table-cell>
              <table:table-cell office:value-type="float" office:value="12.7644">
                <text:p>12.7644</text:p>
              </table:table-cell>
              <table:table-cell office:value-type="float" office:value="11.4175">
                <text:p>11.4175</text:p>
              </table:table-cell>
              <table:table-cell office:value-type="float" office:value="11.3268">
                <text:p>11.3268</text:p>
              </table:table-cell>
              <table:table-cell office:value-type="float" office:value="10.7533">
                <text:p>10.7533</text:p>
              </table:table-cell>
              <table:table-cell office:value-type="float" office:value="10.8932">
                <text:p>10.8932</text:p>
              </table:table-cell>
              <table:table-cell office:value-type="float" office:value="10.4857">
                <text:p>10.4857</text:p>
              </table:table-cell>
              <table:table-cell office:value-type="float" office:value="10.114">
                <text:p>10.114</text:p>
              </table:table-cell>
              <table:table-cell office:value-type="float" office:value="9.41199">
                <text:p>9.41199</text:p>
              </table:table-cell>
            </table:table-row>
            <table:table-row>
              <table:table-cell office:value-type="string">
                <text:p>SIFT</text:p>
                <draw:g>
                  <svg:desc>'Camera TTC'.B58:'Camera TTC'.B58</svg:desc>
                </draw:g>
              </table:table-cell>
              <table:table-cell office:value-type="float" office:value="NaN">
                <text:p>NaN</text:p>
                <draw:g>
                  <svg:desc>'Camera TTC'.C58:'Camera TTC'.U58</svg:desc>
                </draw:g>
              </table:table-cell>
              <table:table-cell office:value-type="float" office:value="12.4519">
                <text:p>12.4519</text:p>
              </table:table-cell>
              <table:table-cell office:value-type="float" office:value="14.6366">
                <text:p>14.6366</text:p>
              </table:table-cell>
              <table:table-cell office:value-type="float" office:value="13.8031">
                <text:p>13.8031</text:p>
              </table:table-cell>
              <table:table-cell office:value-type="float" office:value="14.2268">
                <text:p>14.2268</text:p>
              </table:table-cell>
              <table:table-cell office:value-type="float" office:value="16.0799">
                <text:p>16.0799</text:p>
              </table:table-cell>
              <table:table-cell office:value-type="float" office:value="13.9616">
                <text:p>13.9616</text:p>
              </table:table-cell>
              <table:table-cell office:value-type="float" office:value="15.4734">
                <text:p>15.4734</text:p>
              </table:table-cell>
              <table:table-cell office:value-type="float" office:value="13.7822">
                <text:p>13.7822</text:p>
              </table:table-cell>
              <table:table-cell office:value-type="float" office:value="13.8731">
                <text:p>13.8731</text:p>
              </table:table-cell>
              <table:table-cell office:value-type="float" office:value="11.7502">
                <text:p>11.7502</text:p>
              </table:table-cell>
              <table:table-cell office:value-type="float" office:value="12.3557">
                <text:p>12.3557</text:p>
              </table:table-cell>
              <table:table-cell office:value-type="float" office:value="11.3908">
                <text:p>11.3908</text:p>
              </table:table-cell>
              <table:table-cell office:value-type="float" office:value="11.3014">
                <text:p>11.3014</text:p>
              </table:table-cell>
              <table:table-cell office:value-type="float" office:value="11.44">
                <text:p>11.44</text:p>
              </table:table-cell>
              <table:table-cell office:value-type="float" office:value="11.0204">
                <text:p>11.0204</text:p>
              </table:table-cell>
              <table:table-cell office:value-type="float" office:value="10.3361">
                <text:p>10.3361</text:p>
              </table:table-cell>
              <table:table-cell office:value-type="float" office:value="9.84188">
                <text:p>9.84188</text:p>
              </table:table-cell>
              <table:table-cell office:value-type="float" office:value="9.68218">
                <text:p>9.682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02cm" svg:height="11.056cm" xlink:href=".." xlink:type="simple" chart:class="chart:line" chart:style-name="ch1">
        <chart:title svg:x="7cm" svg:y="0.357cm" chart:style-name="ch2">
          <text:p>SIFT CVM Camera TTC</text:p>
        </chart:title>
        <chart:legend chart:legend-position="end" svg:x="16.394cm" svg:y="4.482cm" style:legend-expansion="high" chart:style-name="ch3"/>
        <chart:plot-area chart:style-name="ch4" table:cell-range-address="'Camera TTC'.B63:'Camera TTC'.U64 'Camera TTC'.B66:'Camera TTC'.U66 'Camera TTC'.B68:'Camera TTC'.U68" chart:data-source-has-labels="column" svg:x="1.389cm" svg:y="1.357cm" svg:width="14.627cm" svg:height="8.497cm">
          <chart:coordinate-region svg:x="2.01cm" svg:y="1.556cm" svg:width="13.819cm" svg:height="7.651cm"/>
          <chart:axis chart:dimension="x" chart:name="primary-x" chart:style-name="ch5">
            <chart:title svg:x="8.049cm" svg:y="10.075cm" chart:style-name="ch6">
              <text:p>Frame #</text:p>
            </chart:title>
          </chart:axis>
          <chart:axis chart:dimension="y" chart:name="primary-y" chart:style-name="ch5">
            <chart:title svg:x="0.451cm" svg:y="6.297cm" chart:style-name="ch7">
              <text:p>Seconds</text:p>
            </chart:title>
            <chart:grid chart:style-name="ch8" chart:class="major"/>
          </chart:axis>
          <chart:series chart:style-name="ch9" chart:values-cell-range-address="'Camera TTC'.C63:'Camera TTC'.U63" chart:label-cell-address="'Camera TTC'.B63:'Camera TTC'.B63" chart:class="chart:line">
            <chart:data-point chart:repeated="19"/>
          </chart:series>
          <chart:series chart:style-name="ch10" chart:values-cell-range-address="'Camera TTC'.C64:'Camera TTC'.U64" chart:label-cell-address="'Camera TTC'.B64:'Camera TTC'.B64" chart:class="chart:line">
            <chart:data-point chart:repeated="19"/>
          </chart:series>
          <chart:series chart:style-name="ch11" chart:values-cell-range-address="'Camera TTC'.C66:'Camera TTC'.U66" chart:label-cell-address="'Camera TTC'.B66:'Camera TTC'.B66" chart:class="chart:line">
            <chart:data-point chart:repeated="19"/>
          </chart:series>
          <chart:series chart:style-name="ch12" chart:values-cell-range-address="'Camera TTC'.C68:'Camera TTC'.U68" chart:label-cell-address="'Camera TTC'.B68:'Camera TTC'.B68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BRISK</text:p>
                <draw:g>
                  <svg:desc>'Camera TTC'.B63:'Camera TTC'.B63</svg:desc>
                </draw:g>
              </table:table-cell>
              <table:table-cell office:value-type="float" office:value="NaN">
                <text:p>NaN</text:p>
                <draw:g>
                  <svg:desc>'Camera TTC'.C63:'Camera TTC'.U63</svg:desc>
                </draw:g>
              </table:table-cell>
              <table:table-cell office:value-type="float" office:value="12.3957">
                <text:p>12.3957</text:p>
              </table:table-cell>
              <table:table-cell office:value-type="float" office:value="13.5928">
                <text:p>13.5928</text:p>
              </table:table-cell>
              <table:table-cell office:value-type="float" office:value="13.9338">
                <text:p>13.9338</text:p>
              </table:table-cell>
              <table:table-cell office:value-type="float" office:value="18.9447">
                <text:p>18.9447</text:p>
              </table:table-cell>
              <table:table-cell office:value-type="float" office:value="15.0724">
                <text:p>15.0724</text:p>
              </table:table-cell>
              <table:table-cell office:value-type="float" office:value="12.0425">
                <text:p>12.0425</text:p>
              </table:table-cell>
              <table:table-cell office:value-type="float" office:value="14.0533">
                <text:p>14.0533</text:p>
              </table:table-cell>
              <table:table-cell office:value-type="float" office:value="15.6307">
                <text:p>15.6307</text:p>
              </table:table-cell>
              <table:table-cell office:value-type="float" office:value="13.4055">
                <text:p>13.4055</text:p>
              </table:table-cell>
              <table:table-cell office:value-type="float" office:value="11.4295">
                <text:p>11.4295</text:p>
              </table:table-cell>
              <table:table-cell office:value-type="float" office:value="12.7588">
                <text:p>12.7588</text:p>
              </table:table-cell>
              <table:table-cell office:value-type="float" office:value="10.2518">
                <text:p>10.2518</text:p>
              </table:table-cell>
              <table:table-cell office:value-type="float" office:value="9.59755">
                <text:p>9.59755</text:p>
              </table:table-cell>
              <table:table-cell office:value-type="float" office:value="9.55221">
                <text:p>9.55221</text:p>
              </table:table-cell>
              <table:table-cell office:value-type="float" office:value="9.46445">
                <text:p>9.46445</text:p>
              </table:table-cell>
              <table:table-cell office:value-type="float" office:value="8.93159">
                <text:p>8.93159</text:p>
              </table:table-cell>
              <table:table-cell office:value-type="float" office:value="9.46449">
                <text:p>9.46449</text:p>
              </table:table-cell>
              <table:table-cell office:value-type="float" office:value="9.32687">
                <text:p>9.32687</text:p>
              </table:table-cell>
            </table:table-row>
            <table:table-row>
              <table:table-cell office:value-type="string">
                <text:p>BRIEF</text:p>
                <draw:g>
                  <svg:desc>'Camera TTC'.B64:'Camera TTC'.B64</svg:desc>
                </draw:g>
              </table:table-cell>
              <table:table-cell office:value-type="float" office:value="NaN">
                <text:p>NaN</text:p>
                <draw:g>
                  <svg:desc>'Camera TTC'.C64:'Camera TTC'.U64</svg:desc>
                </draw:g>
              </table:table-cell>
              <table:table-cell office:value-type="float" office:value="12.2521">
                <text:p>12.2521</text:p>
              </table:table-cell>
              <table:table-cell office:value-type="float" office:value="13.616">
                <text:p>13.616</text:p>
              </table:table-cell>
              <table:table-cell office:value-type="float" office:value="15.3258">
                <text:p>15.3258</text:p>
              </table:table-cell>
              <table:table-cell office:value-type="float" office:value="22.344">
                <text:p>22.344</text:p>
              </table:table-cell>
              <table:table-cell office:value-type="float" office:value="13.5713">
                <text:p>13.5713</text:p>
              </table:table-cell>
              <table:table-cell office:value-type="float" office:value="12.3369">
                <text:p>12.3369</text:p>
              </table:table-cell>
              <table:table-cell office:value-type="float" office:value="15.6109">
                <text:p>15.6109</text:p>
              </table:table-cell>
              <table:table-cell office:value-type="float" office:value="15.8805">
                <text:p>15.8805</text:p>
              </table:table-cell>
              <table:table-cell office:value-type="float" office:value="12.9544">
                <text:p>12.9544</text:p>
              </table:table-cell>
              <table:table-cell office:value-type="float" office:value="10.1241">
                <text:p>10.1241</text:p>
              </table:table-cell>
              <table:table-cell office:value-type="float" office:value="11.9423">
                <text:p>11.9423</text:p>
              </table:table-cell>
              <table:table-cell office:value-type="float" office:value="10.6914">
                <text:p>10.6914</text:p>
              </table:table-cell>
              <table:table-cell office:value-type="float" office:value="10.0226">
                <text:p>10.0226</text:p>
              </table:table-cell>
              <table:table-cell office:value-type="float" office:value="10.6202">
                <text:p>10.6202</text:p>
              </table:table-cell>
              <table:table-cell office:value-type="float" office:value="10.0867">
                <text:p>10.0867</text:p>
              </table:table-cell>
              <table:table-cell office:value-type="float" office:value="8.97689">
                <text:p>8.97689</text:p>
              </table:table-cell>
              <table:table-cell office:value-type="float" office:value="9.3448">
                <text:p>9.3448</text:p>
              </table:table-cell>
              <table:table-cell office:value-type="float" office:value="8.7034">
                <text:p>8.7034</text:p>
              </table:table-cell>
            </table:table-row>
            <table:table-row>
              <table:table-cell office:value-type="string">
                <text:p>FREAK</text:p>
                <draw:g>
                  <svg:desc>'Camera TTC'.B66:'Camera TTC'.B66</svg:desc>
                </draw:g>
              </table:table-cell>
              <table:table-cell office:value-type="float" office:value="NaN">
                <text:p>NaN</text:p>
                <draw:g>
                  <svg:desc>'Camera TTC'.C66:'Camera TTC'.U66</svg:desc>
                </draw:g>
              </table:table-cell>
              <table:table-cell office:value-type="float" office:value="11.5918">
                <text:p>11.5918</text:p>
              </table:table-cell>
              <table:table-cell office:value-type="float" office:value="13.616">
                <text:p>13.616</text:p>
              </table:table-cell>
              <table:table-cell office:value-type="float" office:value="13.833">
                <text:p>13.833</text:p>
              </table:table-cell>
              <table:table-cell office:value-type="float" office:value="19.6783">
                <text:p>19.6783</text:p>
              </table:table-cell>
              <table:table-cell office:value-type="float" office:value="15.1633">
                <text:p>15.1633</text:p>
              </table:table-cell>
              <table:table-cell office:value-type="float" office:value="12.4407">
                <text:p>12.4407</text:p>
              </table:table-cell>
              <table:table-cell office:value-type="float" office:value="14.356">
                <text:p>14.356</text:p>
              </table:table-cell>
              <table:table-cell office:value-type="float" office:value="15.4797">
                <text:p>15.4797</text:p>
              </table:table-cell>
              <table:table-cell office:value-type="float" office:value="13.9274">
                <text:p>13.9274</text:p>
              </table:table-cell>
              <table:table-cell office:value-type="float" office:value="11.6446">
                <text:p>11.6446</text:p>
              </table:table-cell>
              <table:table-cell office:value-type="float" office:value="12.0829">
                <text:p>12.0829</text:p>
              </table:table-cell>
              <table:table-cell office:value-type="float" office:value="10.2866">
                <text:p>10.2866</text:p>
              </table:table-cell>
              <table:table-cell office:value-type="float" office:value="10.056">
                <text:p>10.056</text:p>
              </table:table-cell>
              <table:table-cell office:value-type="float" office:value="9.77994">
                <text:p>9.77994</text:p>
              </table:table-cell>
              <table:table-cell office:value-type="float" office:value="8.98705">
                <text:p>8.98705</text:p>
              </table:table-cell>
              <table:table-cell office:value-type="float" office:value="8.99274">
                <text:p>8.99274</text:p>
              </table:table-cell>
              <table:table-cell office:value-type="float" office:value="9.12142">
                <text:p>9.12142</text:p>
              </table:table-cell>
              <table:table-cell office:value-type="float" office:value="9.40627">
                <text:p>9.40627</text:p>
              </table:table-cell>
            </table:table-row>
            <table:table-row>
              <table:table-cell office:value-type="string">
                <text:p>SIFT</text:p>
                <draw:g>
                  <svg:desc>'Camera TTC'.B68:'Camera TTC'.B68</svg:desc>
                </draw:g>
              </table:table-cell>
              <table:table-cell office:value-type="float" office:value="NaN">
                <text:p>NaN</text:p>
                <draw:g>
                  <svg:desc>'Camera TTC'.C68:'Camera TTC'.U68</svg:desc>
                </draw:g>
              </table:table-cell>
              <table:table-cell office:value-type="float" office:value="11.3868">
                <text:p>11.3868</text:p>
              </table:table-cell>
              <table:table-cell office:value-type="float" office:value="12.939">
                <text:p>12.939</text:p>
              </table:table-cell>
              <table:table-cell office:value-type="float" office:value="13.2388">
                <text:p>13.2388</text:p>
              </table:table-cell>
              <table:table-cell office:value-type="float" office:value="18.4943">
                <text:p>18.4943</text:p>
              </table:table-cell>
              <table:table-cell office:value-type="float" office:value="12.4988">
                <text:p>12.4988</text:p>
              </table:table-cell>
              <table:table-cell office:value-type="float" office:value="11.0585">
                <text:p>11.0585</text:p>
              </table:table-cell>
              <table:table-cell office:value-type="float" office:value="13.5735">
                <text:p>13.5735</text:p>
              </table:table-cell>
              <table:table-cell office:value-type="float" office:value="15.0195">
                <text:p>15.0195</text:p>
              </table:table-cell>
              <table:table-cell office:value-type="float" office:value="13.2844">
                <text:p>13.2844</text:p>
              </table:table-cell>
              <table:table-cell office:value-type="float" office:value="10.838">
                <text:p>10.838</text:p>
              </table:table-cell>
              <table:table-cell office:value-type="float" office:value="11.2887">
                <text:p>11.2887</text:p>
              </table:table-cell>
              <table:table-cell office:value-type="float" office:value="11.0189">
                <text:p>11.0189</text:p>
              </table:table-cell>
              <table:table-cell office:value-type="float" office:value="9.33569">
                <text:p>9.33569</text:p>
              </table:table-cell>
              <table:table-cell office:value-type="float" office:value="10.5754">
                <text:p>10.5754</text:p>
              </table:table-cell>
              <table:table-cell office:value-type="float" office:value="9.77464">
                <text:p>9.77464</text:p>
              </table:table-cell>
              <table:table-cell office:value-type="float" office:value="9.05267">
                <text:p>9.05267</text:p>
              </table:table-cell>
              <table:table-cell office:value-type="float" office:value="8.70533">
                <text:p>8.70533</text:p>
              </table:table-cell>
              <table:table-cell office:value-type="float" office:value="8.9237">
                <text:p>8.92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